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394.19pt" svg:y="2.83pt">
            <draw:object draw:notify-on-update-of-ranges="'sink_2.receiver_i.routed_msg_sub.network'.E1:'sink_2.receiver_i.routed_msg_sub.network'.E1 'sink_2.receiver_i.routed_msg_sub.network'.E2:'sink_2.receiver_i.routed_msg_sub.network'.E208 'sink_2.receiver_i.routed_msg_sub.network'.F1:'sink_2.receiver_i.routed_msg_sub.network'.F1 'sink_2.receiver_i.routed_msg_sub.network'.F2:'sink_2.receiver_i.routed_msg_sub.network'.F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88659.16376" calcext:value-type="float">
            <text:p>1442888659.16376</text:p>
          </table:table-cell>
          <table:table-cell office:value-type="float" office:value="1442888659.16403" calcext:value-type="float">
            <text:p>1442888659.16403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88674.26917" calcext:value-type="float">
            <text:p>1442888674.26917</text:p>
          </table:table-cell>
          <table:table-cell office:value-type="float" office:value="1442888674.26923" calcext:value-type="float">
            <text:p>1442888674.26923</text:p>
          </table:table-cell>
          <table:table-cell office:value-type="float" office:value="65632" calcext:value-type="float">
            <text:p>65632</text:p>
          </table:table-cell>
          <table:table-cell table:formula="of:=[.C3]-[.C$2]" office:value-type="float" office:value="15.105199098587" calcext:value-type="float">
            <text:p>15.1051990986</text:p>
          </table:table-cell>
          <table:table-cell table:formula="of:=[.D3]/([.E3]-[.E2])" office:value-type="float" office:value="4344.9940362679" calcext:value-type="float">
            <text:p>4344.9940362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88674.51987" calcext:value-type="float">
            <text:p>1442888674.51987</text:p>
          </table:table-cell>
          <table:table-cell office:value-type="float" office:value="1442888674.51992" calcext:value-type="float">
            <text:p>1442888674.51992</text:p>
          </table:table-cell>
          <table:table-cell office:value-type="float" office:value="65632" calcext:value-type="float">
            <text:p>65632</text:p>
          </table:table-cell>
          <table:table-cell table:formula="of:=[.C4]-[.C$2]" office:value-type="float" office:value="15.3558897972107" calcext:value-type="float">
            <text:p>15.3558897972</text:p>
          </table:table-cell>
          <table:table-cell table:formula="of:=[.D4]/([.E4]-[.E3])" office:value-type="float" office:value="261804.687450843" calcext:value-type="float">
            <text:p>261804.687450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88674.72084" calcext:value-type="float">
            <text:p>1442888674.72084</text:p>
          </table:table-cell>
          <table:table-cell office:value-type="float" office:value="1442888674.72089" calcext:value-type="float">
            <text:p>1442888674.72089</text:p>
          </table:table-cell>
          <table:table-cell office:value-type="float" office:value="65632" calcext:value-type="float">
            <text:p>65632</text:p>
          </table:table-cell>
          <table:table-cell table:formula="of:=[.C5]-[.C$2]" office:value-type="float" office:value="15.5568604469299" calcext:value-type="float">
            <text:p>15.5568604469</text:p>
          </table:table-cell>
          <table:table-cell table:formula="of:=[.D5]/([.E5]-[.E4])" office:value-type="float" office:value="326575.050096568" calcext:value-type="float">
            <text:p>326575.050096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88674.92187" calcext:value-type="float">
            <text:p>1442888674.92187</text:p>
          </table:table-cell>
          <table:table-cell office:value-type="float" office:value="1442888674.92192" calcext:value-type="float">
            <text:p>1442888674.92192</text:p>
          </table:table-cell>
          <table:table-cell office:value-type="float" office:value="65632" calcext:value-type="float">
            <text:p>65632</text:p>
          </table:table-cell>
          <table:table-cell table:formula="of:=[.C6]-[.C$2]" office:value-type="float" office:value="15.7578883171082" calcext:value-type="float">
            <text:p>15.7578883171</text:p>
          </table:table-cell>
          <table:table-cell table:formula="of:=[.D6]/([.E6]-[.E5])" office:value-type="float" office:value="326482.093959477" calcext:value-type="float">
            <text:p>326482.093959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88675.123" calcext:value-type="float">
            <text:p>1442888675.123</text:p>
          </table:table-cell>
          <table:table-cell office:value-type="float" office:value="1442888675.12305" calcext:value-type="float">
            <text:p>1442888675.12305</text:p>
          </table:table-cell>
          <table:table-cell office:value-type="float" office:value="65632" calcext:value-type="float">
            <text:p>65632</text:p>
          </table:table-cell>
          <table:table-cell table:formula="of:=[.C7]-[.C$2]" office:value-type="float" office:value="15.9590198993683" calcext:value-type="float">
            <text:p>15.9590198994</text:p>
          </table:table-cell>
          <table:table-cell table:formula="of:=[.D7]/([.E7]-[.E6])" office:value-type="float" office:value="326313.745770246" calcext:value-type="float">
            <text:p>326313.745770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88675.32417" calcext:value-type="float">
            <text:p>1442888675.32417</text:p>
          </table:table-cell>
          <table:table-cell office:value-type="float" office:value="1442888675.32422" calcext:value-type="float">
            <text:p>1442888675.32422</text:p>
          </table:table-cell>
          <table:table-cell office:value-type="float" office:value="65632" calcext:value-type="float">
            <text:p>65632</text:p>
          </table:table-cell>
          <table:table-cell table:formula="of:=[.C8]-[.C$2]" office:value-type="float" office:value="16.1601967811584" calcext:value-type="float">
            <text:p>16.1601967812</text:p>
          </table:table-cell>
          <table:table-cell table:formula="of:=[.D8]/([.E8]-[.E7])" office:value-type="float" office:value="326240.268841913" calcext:value-type="float">
            <text:p>326240.2688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88675.52522" calcext:value-type="float">
            <text:p>1442888675.52522</text:p>
          </table:table-cell>
          <table:table-cell office:value-type="float" office:value="1442888675.52527" calcext:value-type="float">
            <text:p>1442888675.52527</text:p>
          </table:table-cell>
          <table:table-cell office:value-type="float" office:value="65632" calcext:value-type="float">
            <text:p>65632</text:p>
          </table:table-cell>
          <table:table-cell table:formula="of:=[.C9]-[.C$2]" office:value-type="float" office:value="16.3612456321716" calcext:value-type="float">
            <text:p>16.3612456322</text:p>
          </table:table-cell>
          <table:table-cell table:formula="of:=[.D9]/([.E9]-[.E8])" office:value-type="float" office:value="326448.02330005" calcext:value-type="float">
            <text:p>326448.02330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88675.64994" calcext:value-type="float">
            <text:p>1442888675.64994</text:p>
          </table:table-cell>
          <table:table-cell office:value-type="float" office:value="1442888675.64999" calcext:value-type="float">
            <text:p>1442888675.64999</text:p>
          </table:table-cell>
          <table:table-cell office:value-type="float" office:value="65632" calcext:value-type="float">
            <text:p>65632</text:p>
          </table:table-cell>
          <table:table-cell table:formula="of:=[.C10]-[.C$2]" office:value-type="float" office:value="16.4859583377838" calcext:value-type="float">
            <text:p>16.4859583378</text:p>
          </table:table-cell>
          <table:table-cell table:formula="of:=[.D10]/([.E10]-[.E9])" office:value-type="float" office:value="526265.545100873" calcext:value-type="float">
            <text:p>526265.5451008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88675.85095" calcext:value-type="float">
            <text:p>1442888675.85095</text:p>
          </table:table-cell>
          <table:table-cell office:value-type="float" office:value="1442888675.851" calcext:value-type="float">
            <text:p>1442888675.851</text:p>
          </table:table-cell>
          <table:table-cell office:value-type="float" office:value="65632" calcext:value-type="float">
            <text:p>65632</text:p>
          </table:table-cell>
          <table:table-cell table:formula="of:=[.C11]-[.C$2]" office:value-type="float" office:value="16.6869695186615" calcext:value-type="float">
            <text:p>16.6869695187</text:p>
          </table:table-cell>
          <table:table-cell table:formula="of:=[.D11]/([.E11]-[.E10])" office:value-type="float" office:value="326509.200699322" calcext:value-type="float">
            <text:p>326509.200699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88676.05199" calcext:value-type="float">
            <text:p>1442888676.05199</text:p>
          </table:table-cell>
          <table:table-cell office:value-type="float" office:value="1442888676.05205" calcext:value-type="float">
            <text:p>1442888676.05205</text:p>
          </table:table-cell>
          <table:table-cell office:value-type="float" office:value="65632" calcext:value-type="float">
            <text:p>65632</text:p>
          </table:table-cell>
          <table:table-cell table:formula="of:=[.C12]-[.C$2]" office:value-type="float" office:value="16.8880221843719" calcext:value-type="float">
            <text:p>16.8880221844</text:p>
          </table:table-cell>
          <table:table-cell table:formula="of:=[.D12]/([.E12]-[.E11])" office:value-type="float" office:value="326441.829398679" calcext:value-type="float">
            <text:p>326441.829398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88676.25314" calcext:value-type="float">
            <text:p>1442888676.25314</text:p>
          </table:table-cell>
          <table:table-cell office:value-type="float" office:value="1442888676.25319" calcext:value-type="float">
            <text:p>1442888676.25319</text:p>
          </table:table-cell>
          <table:table-cell office:value-type="float" office:value="65632" calcext:value-type="float">
            <text:p>65632</text:p>
          </table:table-cell>
          <table:table-cell table:formula="of:=[.C13]-[.C$2]" office:value-type="float" office:value="17.0891602039337" calcext:value-type="float">
            <text:p>17.0891602039</text:p>
          </table:table-cell>
          <table:table-cell table:formula="of:=[.D13]/([.E13]-[.E12])" office:value-type="float" office:value="326303.302294597" calcext:value-type="float">
            <text:p>326303.302294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88676.45429" calcext:value-type="float">
            <text:p>1442888676.45429</text:p>
          </table:table-cell>
          <table:table-cell office:value-type="float" office:value="1442888676.45434" calcext:value-type="float">
            <text:p>1442888676.45434</text:p>
          </table:table-cell>
          <table:table-cell office:value-type="float" office:value="65632" calcext:value-type="float">
            <text:p>65632</text:p>
          </table:table-cell>
          <table:table-cell table:formula="of:=[.C14]-[.C$2]" office:value-type="float" office:value="17.2903158664703" calcext:value-type="float">
            <text:p>17.2903158665</text:p>
          </table:table-cell>
          <table:table-cell table:formula="of:=[.D14]/([.E14]-[.E13])" office:value-type="float" office:value="326274.682861843" calcext:value-type="float">
            <text:p>326274.6828618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88676.6555" calcext:value-type="float">
            <text:p>1442888676.6555</text:p>
          </table:table-cell>
          <table:table-cell office:value-type="float" office:value="1442888676.65554" calcext:value-type="float">
            <text:p>1442888676.65554</text:p>
          </table:table-cell>
          <table:table-cell office:value-type="float" office:value="65632" calcext:value-type="float">
            <text:p>65632</text:p>
          </table:table-cell>
          <table:table-cell table:formula="of:=[.C15]-[.C$2]" office:value-type="float" office:value="17.4915177822113" calcext:value-type="float">
            <text:p>17.4915177822</text:p>
          </table:table-cell>
          <table:table-cell table:formula="of:=[.D15]/([.E15]-[.E14])" office:value-type="float" office:value="326199.677365381" calcext:value-type="float">
            <text:p>326199.677365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88676.74399" calcext:value-type="float">
            <text:p>1442888676.74399</text:p>
          </table:table-cell>
          <table:table-cell office:value-type="float" office:value="1442888676.74403" calcext:value-type="float">
            <text:p>1442888676.74403</text:p>
          </table:table-cell>
          <table:table-cell office:value-type="float" office:value="65632" calcext:value-type="float">
            <text:p>65632</text:p>
          </table:table-cell>
          <table:table-cell table:formula="of:=[.C16]-[.C$2]" office:value-type="float" office:value="17.580005645752" calcext:value-type="float">
            <text:p>17.5800056458</text:p>
          </table:table-cell>
          <table:table-cell table:formula="of:=[.D16]/([.E16]-[.E15])" office:value-type="float" office:value="741706.233757696" calcext:value-type="float">
            <text:p>741706.233757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88676.945" calcext:value-type="float">
            <text:p>1442888676.945</text:p>
          </table:table-cell>
          <table:table-cell office:value-type="float" office:value="1442888676.94504" calcext:value-type="float">
            <text:p>1442888676.94504</text:p>
          </table:table-cell>
          <table:table-cell office:value-type="float" office:value="65632" calcext:value-type="float">
            <text:p>65632</text:p>
          </table:table-cell>
          <table:table-cell table:formula="of:=[.C17]-[.C$2]" office:value-type="float" office:value="17.7810168266296" calcext:value-type="float">
            <text:p>17.7810168266</text:p>
          </table:table-cell>
          <table:table-cell table:formula="of:=[.D17]/([.E17]-[.E16])" office:value-type="float" office:value="326509.200699322" calcext:value-type="float">
            <text:p>326509.200699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88677.14649" calcext:value-type="float">
            <text:p>1442888677.14649</text:p>
          </table:table-cell>
          <table:table-cell office:value-type="float" office:value="1442888677.14653" calcext:value-type="float">
            <text:p>1442888677.14653</text:p>
          </table:table-cell>
          <table:table-cell office:value-type="float" office:value="65632" calcext:value-type="float">
            <text:p>65632</text:p>
          </table:table-cell>
          <table:table-cell table:formula="of:=[.C18]-[.C$2]" office:value-type="float" office:value="17.9825043678284" calcext:value-type="float">
            <text:p>17.9825043678</text:p>
          </table:table-cell>
          <table:table-cell table:formula="of:=[.D18]/([.E18]-[.E17])" office:value-type="float" office:value="325737.262013963" calcext:value-type="float">
            <text:p>325737.2620139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88677.34738" calcext:value-type="float">
            <text:p>1442888677.34738</text:p>
          </table:table-cell>
          <table:table-cell office:value-type="float" office:value="1442888680.02752" calcext:value-type="float">
            <text:p>1442888680.02752</text:p>
          </table:table-cell>
          <table:table-cell office:value-type="float" office:value="65632" calcext:value-type="float">
            <text:p>65632</text:p>
          </table:table-cell>
          <table:table-cell table:formula="of:=[.C19]-[.C$2]" office:value-type="float" office:value="20.8634917736053" calcext:value-type="float">
            <text:p>20.8634917736</text:p>
          </table:table-cell>
          <table:table-cell table:formula="of:=[.D19]/([.E19]-[.E18])" office:value-type="float" office:value="22781.0784137391" calcext:value-type="float">
            <text:p>22781.07841373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88677.54844" calcext:value-type="float">
            <text:p>1442888677.54844</text:p>
          </table:table-cell>
          <table:table-cell office:value-type="float" office:value="1442888680.05503" calcext:value-type="float">
            <text:p>1442888680.05503</text:p>
          </table:table-cell>
          <table:table-cell office:value-type="float" office:value="65632" calcext:value-type="float">
            <text:p>65632</text:p>
          </table:table-cell>
          <table:table-cell table:formula="of:=[.C20]-[.C$2]" office:value-type="float" office:value="20.8910048007965" calcext:value-type="float">
            <text:p>20.8910048008</text:p>
          </table:table-cell>
          <table:table-cell table:formula="of:=[.D20]/([.E20]-[.E19])" office:value-type="float" office:value="2385488.13781868" calcext:value-type="float">
            <text:p>2385488.137818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88677.74935" calcext:value-type="float">
            <text:p>1442888677.74935</text:p>
          </table:table-cell>
          <table:table-cell office:value-type="float" office:value="1442888680.08256" calcext:value-type="float">
            <text:p>1442888680.08256</text:p>
          </table:table-cell>
          <table:table-cell office:value-type="float" office:value="65632" calcext:value-type="float">
            <text:p>65632</text:p>
          </table:table-cell>
          <table:table-cell table:formula="of:=[.C21]-[.C$2]" office:value-type="float" office:value="20.9185285568237" calcext:value-type="float">
            <text:p>20.9185285568</text:p>
          </table:table-cell>
          <table:table-cell table:formula="of:=[.D21]/([.E21]-[.E20])" office:value-type="float" office:value="2384558.26795908" calcext:value-type="float">
            <text:p>2384558.267959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88677.93752" calcext:value-type="float">
            <text:p>1442888677.93752</text:p>
          </table:table-cell>
          <table:table-cell office:value-type="float" office:value="1442888680.11004" calcext:value-type="float">
            <text:p>1442888680.11004</text:p>
          </table:table-cell>
          <table:table-cell office:value-type="float" office:value="65632" calcext:value-type="float">
            <text:p>65632</text:p>
          </table:table-cell>
          <table:table-cell table:formula="of:=[.C22]-[.C$2]" office:value-type="float" office:value="20.9460146427155" calcext:value-type="float">
            <text:p>20.9460146427</text:p>
          </table:table-cell>
          <table:table-cell table:formula="of:=[.D22]/([.E22]-[.E21])" office:value-type="float" office:value="2387826.3445201" calcext:value-type="float">
            <text:p>2387826.3445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88678.13851" calcext:value-type="float">
            <text:p>1442888678.13851</text:p>
          </table:table-cell>
          <table:table-cell office:value-type="float" office:value="1442888680.1375" calcext:value-type="float">
            <text:p>1442888680.1375</text:p>
          </table:table-cell>
          <table:table-cell office:value-type="float" office:value="65632" calcext:value-type="float">
            <text:p>65632</text:p>
          </table:table-cell>
          <table:table-cell table:formula="of:=[.C23]-[.C$2]" office:value-type="float" office:value="20.9734749794006" calcext:value-type="float">
            <text:p>20.9734749794</text:p>
          </table:table-cell>
          <table:table-cell table:formula="of:=[.D23]/([.E23]-[.E22])" office:value-type="float" office:value="2390065.37874749" calcext:value-type="float">
            <text:p>2390065.37874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88678.33954" calcext:value-type="float">
            <text:p>1442888678.33954</text:p>
          </table:table-cell>
          <table:table-cell office:value-type="float" office:value="1442888680.16502" calcext:value-type="float">
            <text:p>1442888680.16502</text:p>
          </table:table-cell>
          <table:table-cell office:value-type="float" office:value="65632" calcext:value-type="float">
            <text:p>65632</text:p>
          </table:table-cell>
          <table:table-cell table:formula="of:=[.C24]-[.C$2]" office:value-type="float" office:value="21.0009882450104" calcext:value-type="float">
            <text:p>21.000988245</text:p>
          </table:table-cell>
          <table:table-cell table:formula="of:=[.D24]/([.E24]-[.E23])" office:value-type="float" office:value="2385467.46616522" calcext:value-type="float">
            <text:p>2385467.466165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88678.54068" calcext:value-type="float">
            <text:p>1442888678.54068</text:p>
          </table:table-cell>
          <table:table-cell office:value-type="float" office:value="1442888680.19254" calcext:value-type="float">
            <text:p>1442888680.19254</text:p>
          </table:table-cell>
          <table:table-cell office:value-type="float" office:value="65632" calcext:value-type="float">
            <text:p>65632</text:p>
          </table:table-cell>
          <table:table-cell table:formula="of:=[.C25]-[.C$2]" office:value-type="float" office:value="21.0285177230835" calcext:value-type="float">
            <text:p>21.0285177231</text:p>
          </table:table-cell>
          <table:table-cell table:formula="of:=[.D25]/([.E25]-[.E24])" office:value-type="float" office:value="2384062.63372219" calcext:value-type="float">
            <text:p>2384062.633722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88678.74187" calcext:value-type="float">
            <text:p>1442888678.74187</text:p>
          </table:table-cell>
          <table:table-cell office:value-type="float" office:value="1442888680.22011" calcext:value-type="float">
            <text:p>1442888680.22011</text:p>
          </table:table-cell>
          <table:table-cell office:value-type="float" office:value="65632" calcext:value-type="float">
            <text:p>65632</text:p>
          </table:table-cell>
          <table:table-cell table:formula="of:=[.C26]-[.C$2]" office:value-type="float" office:value="21.0560805797577" calcext:value-type="float">
            <text:p>21.0560805798</text:p>
          </table:table-cell>
          <table:table-cell table:formula="of:=[.D26]/([.E26]-[.E25])" office:value-type="float" office:value="2381175.53546066" calcext:value-type="float">
            <text:p>2381175.535460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88678.94309" calcext:value-type="float">
            <text:p>1442888678.94309</text:p>
          </table:table-cell>
          <table:table-cell office:value-type="float" office:value="1442888680.24761" calcext:value-type="float">
            <text:p>1442888680.24761</text:p>
          </table:table-cell>
          <table:table-cell office:value-type="float" office:value="65632" calcext:value-type="float">
            <text:p>65632</text:p>
          </table:table-cell>
          <table:table-cell table:formula="of:=[.C27]-[.C$2]" office:value-type="float" office:value="21.0835821628571" calcext:value-type="float">
            <text:p>21.0835821629</text:p>
          </table:table-cell>
          <table:table-cell table:formula="of:=[.D27]/([.E27]-[.E26])" office:value-type="float" office:value="2386480.79868227" calcext:value-type="float">
            <text:p>2386480.798682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88679.14417" calcext:value-type="float">
            <text:p>1442888679.14417</text:p>
          </table:table-cell>
          <table:table-cell office:value-type="float" office:value="1442888680.27512" calcext:value-type="float">
            <text:p>1442888680.27512</text:p>
          </table:table-cell>
          <table:table-cell office:value-type="float" office:value="65632" calcext:value-type="float">
            <text:p>65632</text:p>
          </table:table-cell>
          <table:table-cell table:formula="of:=[.C28]-[.C$2]" office:value-type="float" office:value="21.1110901832581" calcext:value-type="float">
            <text:p>21.1110901833</text:p>
          </table:table-cell>
          <table:table-cell table:formula="of:=[.D28]/([.E28]-[.E27])" office:value-type="float" office:value="2385922.32531614" calcext:value-type="float">
            <text:p>2385922.325316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88679.34522" calcext:value-type="float">
            <text:p>1442888679.34522</text:p>
          </table:table-cell>
          <table:table-cell office:value-type="float" office:value="1442888680.30261" calcext:value-type="float">
            <text:p>1442888680.30261</text:p>
          </table:table-cell>
          <table:table-cell office:value-type="float" office:value="65632" calcext:value-type="float">
            <text:p>65632</text:p>
          </table:table-cell>
          <table:table-cell table:formula="of:=[.C29]-[.C$2]" office:value-type="float" office:value="21.1385869979858" calcext:value-type="float">
            <text:p>21.138586998</text:p>
          </table:table-cell>
          <table:table-cell table:formula="of:=[.D29]/([.E29]-[.E28])" office:value-type="float" office:value="2386894.65124426" calcext:value-type="float">
            <text:p>2386894.651244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88679.54628" calcext:value-type="float">
            <text:p>1442888679.54628</text:p>
          </table:table-cell>
          <table:table-cell office:value-type="float" office:value="1442888680.33013" calcext:value-type="float">
            <text:p>1442888680.33013</text:p>
          </table:table-cell>
          <table:table-cell office:value-type="float" office:value="65632" calcext:value-type="float">
            <text:p>65632</text:p>
          </table:table-cell>
          <table:table-cell table:formula="of:=[.C30]-[.C$2]" office:value-type="float" office:value="21.1661047935486" calcext:value-type="float">
            <text:p>21.1661047935</text:p>
          </table:table-cell>
          <table:table-cell table:formula="of:=[.D30]/([.E30]-[.E29])" office:value-type="float" office:value="2385074.7728084" calcext:value-type="float">
            <text:p>2385074.77280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88679.67099" calcext:value-type="float">
            <text:p>1442888679.67099</text:p>
          </table:table-cell>
          <table:table-cell office:value-type="float" office:value="1442888680.35763" calcext:value-type="float">
            <text:p>1442888680.35763</text:p>
          </table:table-cell>
          <table:table-cell office:value-type="float" office:value="65632" calcext:value-type="float">
            <text:p>65632</text:p>
          </table:table-cell>
          <table:table-cell table:formula="of:=[.C31]-[.C$2]" office:value-type="float" office:value="21.1936016082764" calcext:value-type="float">
            <text:p>21.1936016083</text:p>
          </table:table-cell>
          <table:table-cell table:formula="of:=[.D31]/([.E31]-[.E30])" office:value-type="float" office:value="2386894.65124426" calcext:value-type="float">
            <text:p>2386894.651244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88679.87188" calcext:value-type="float">
            <text:p>1442888679.87188</text:p>
          </table:table-cell>
          <table:table-cell office:value-type="float" office:value="1442888680.38514" calcext:value-type="float">
            <text:p>1442888680.38514</text:p>
          </table:table-cell>
          <table:table-cell office:value-type="float" office:value="65632" calcext:value-type="float">
            <text:p>65632</text:p>
          </table:table-cell>
          <table:table-cell table:formula="of:=[.C32]-[.C$2]" office:value-type="float" office:value="21.2211148738861" calcext:value-type="float">
            <text:p>21.2211148739</text:p>
          </table:table-cell>
          <table:table-cell table:formula="of:=[.D32]/([.E32]-[.E31])" office:value-type="float" office:value="2385467.46616522" calcext:value-type="float">
            <text:p>2385467.466165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88680.0727" calcext:value-type="float">
            <text:p>1442888680.0727</text:p>
          </table:table-cell>
          <table:table-cell office:value-type="float" office:value="1442888680.41264" calcext:value-type="float">
            <text:p>1442888680.41264</text:p>
          </table:table-cell>
          <table:table-cell office:value-type="float" office:value="65632" calcext:value-type="float">
            <text:p>65632</text:p>
          </table:table-cell>
          <table:table-cell table:formula="of:=[.C33]-[.C$2]" office:value-type="float" office:value="21.2486140727997" calcext:value-type="float">
            <text:p>21.2486140728</text:p>
          </table:table-cell>
          <table:table-cell table:formula="of:=[.D33]/([.E33]-[.E32])" office:value-type="float" office:value="2386687.70702272" calcext:value-type="float">
            <text:p>2386687.707022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88691.83646" calcext:value-type="float">
            <text:p>1442888691.83646</text:p>
          </table:table-cell>
          <table:table-cell office:value-type="float" office:value="1442888691.83656" calcext:value-type="float">
            <text:p>1442888691.83656</text:p>
          </table:table-cell>
          <table:table-cell office:value-type="float" office:value="65632" calcext:value-type="float">
            <text:p>65632</text:p>
          </table:table-cell>
          <table:table-cell table:formula="of:=[.C34]-[.C$2]" office:value-type="float" office:value="32.6725370883942" calcext:value-type="float">
            <text:p>32.6725370884</text:p>
          </table:table-cell>
          <table:table-cell table:formula="of:=[.D34]/([.E34]-[.E33])" office:value-type="float" office:value="5745.13675472144" calcext:value-type="float">
            <text:p>5745.13675472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88691.91992" calcext:value-type="float">
            <text:p>1442888691.91992</text:p>
          </table:table-cell>
          <table:table-cell office:value-type="float" office:value="1442888691.91996" calcext:value-type="float">
            <text:p>1442888691.91996</text:p>
          </table:table-cell>
          <table:table-cell office:value-type="float" office:value="65632" calcext:value-type="float">
            <text:p>65632</text:p>
          </table:table-cell>
          <table:table-cell table:formula="of:=[.C35]-[.C$2]" office:value-type="float" office:value="32.755936384201" calcext:value-type="float">
            <text:p>32.7559363842</text:p>
          </table:table-cell>
          <table:table-cell table:formula="of:=[.D35]/([.E35]-[.E34])" office:value-type="float" office:value="786961.081205939" calcext:value-type="float">
            <text:p>786961.0812059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88692.09314" calcext:value-type="float">
            <text:p>1442888692.09314</text:p>
          </table:table-cell>
          <table:table-cell office:value-type="float" office:value="1442888692.09317" calcext:value-type="float">
            <text:p>1442888692.09317</text:p>
          </table:table-cell>
          <table:table-cell office:value-type="float" office:value="65632" calcext:value-type="float">
            <text:p>65632</text:p>
          </table:table-cell>
          <table:table-cell table:formula="of:=[.C36]-[.C$2]" office:value-type="float" office:value="32.9291398525238" calcext:value-type="float">
            <text:p>32.9291398525</text:p>
          </table:table-cell>
          <table:table-cell table:formula="of:=[.D36]/([.E36]-[.E35])" office:value-type="float" office:value="378930.056283277" calcext:value-type="float">
            <text:p>378930.0562832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88692.23813" calcext:value-type="float">
            <text:p>1442888692.23813</text:p>
          </table:table-cell>
          <table:table-cell office:value-type="float" office:value="1442888692.23818" calcext:value-type="float">
            <text:p>1442888692.23818</text:p>
          </table:table-cell>
          <table:table-cell office:value-type="float" office:value="65632" calcext:value-type="float">
            <text:p>65632</text:p>
          </table:table-cell>
          <table:table-cell table:formula="of:=[.C37]-[.C$2]" office:value-type="float" office:value="33.0741496086121" calcext:value-type="float">
            <text:p>33.0741496086</text:p>
          </table:table-cell>
          <table:table-cell table:formula="of:=[.D37]/([.E37]-[.E36])" office:value-type="float" office:value="452604.030035432" calcext:value-type="float">
            <text:p>452604.0300354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88692.32175" calcext:value-type="float">
            <text:p>1442888692.32175</text:p>
          </table:table-cell>
          <table:table-cell office:value-type="float" office:value="1442888692.32181" calcext:value-type="float">
            <text:p>1442888692.32181</text:p>
          </table:table-cell>
          <table:table-cell office:value-type="float" office:value="65632" calcext:value-type="float">
            <text:p>65632</text:p>
          </table:table-cell>
          <table:table-cell table:formula="of:=[.C38]-[.C$2]" office:value-type="float" office:value="33.1577858924866" calcext:value-type="float">
            <text:p>33.1577858925</text:p>
          </table:table-cell>
          <table:table-cell table:formula="of:=[.D38]/([.E38]-[.E37])" office:value-type="float" office:value="784731.183160583" calcext:value-type="float">
            <text:p>784731.183160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88692.46688" calcext:value-type="float">
            <text:p>1442888692.46688</text:p>
          </table:table-cell>
          <table:table-cell office:value-type="float" office:value="1442888692.46692" calcext:value-type="float">
            <text:p>1442888692.46692</text:p>
          </table:table-cell>
          <table:table-cell office:value-type="float" office:value="65632" calcext:value-type="float">
            <text:p>65632</text:p>
          </table:table-cell>
          <table:table-cell table:formula="of:=[.C39]-[.C$2]" office:value-type="float" office:value="33.3028898239136" calcext:value-type="float">
            <text:p>33.3028898239</text:p>
          </table:table-cell>
          <table:table-cell table:formula="of:=[.D39]/([.E39]-[.E38])" office:value-type="float" office:value="452310.281014114" calcext:value-type="float">
            <text:p>452310.2810141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88692.52275" calcext:value-type="float">
            <text:p>1442888692.52275</text:p>
          </table:table-cell>
          <table:table-cell office:value-type="float" office:value="1442888692.5228" calcext:value-type="float">
            <text:p>1442888692.5228</text:p>
          </table:table-cell>
          <table:table-cell office:value-type="float" office:value="65632" calcext:value-type="float">
            <text:p>65632</text:p>
          </table:table-cell>
          <table:table-cell table:formula="of:=[.C40]-[.C$2]" office:value-type="float" office:value="33.3587756156921" calcext:value-type="float">
            <text:p>33.3587756157</text:p>
          </table:table-cell>
          <table:table-cell table:formula="of:=[.D40]/([.E40]-[.E39])" office:value-type="float" office:value="1174395.099564" calcext:value-type="float">
            <text:p>1174395.0995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88692.6679" calcext:value-type="float">
            <text:p>1442888692.6679</text:p>
          </table:table-cell>
          <table:table-cell office:value-type="float" office:value="1442888692.66794" calcext:value-type="float">
            <text:p>1442888692.66794</text:p>
          </table:table-cell>
          <table:table-cell office:value-type="float" office:value="65632" calcext:value-type="float">
            <text:p>65632</text:p>
          </table:table-cell>
          <table:table-cell table:formula="of:=[.C41]-[.C$2]" office:value-type="float" office:value="33.5039112567902" calcext:value-type="float">
            <text:p>33.5039112568</text:p>
          </table:table-cell>
          <table:table-cell table:formula="of:=[.D41]/([.E41]-[.E40])" office:value-type="float" office:value="452211.458904661" calcext:value-type="float">
            <text:p>452211.4589046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88692.84126" calcext:value-type="float">
            <text:p>1442888692.84126</text:p>
          </table:table-cell>
          <table:table-cell office:value-type="float" office:value="1442888692.8413" calcext:value-type="float">
            <text:p>1442888692.8413</text:p>
          </table:table-cell>
          <table:table-cell office:value-type="float" office:value="65632" calcext:value-type="float">
            <text:p>65632</text:p>
          </table:table-cell>
          <table:table-cell table:formula="of:=[.C42]-[.C$2]" office:value-type="float" office:value="33.6772766113281" calcext:value-type="float">
            <text:p>33.6772766113</text:p>
          </table:table-cell>
          <table:table-cell table:formula="of:=[.D42]/([.E42]-[.E41])" office:value-type="float" office:value="378576.216539434" calcext:value-type="float">
            <text:p>378576.2165394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88692.89696" calcext:value-type="float">
            <text:p>1442888692.89696</text:p>
          </table:table-cell>
          <table:table-cell office:value-type="float" office:value="1442888692.89699" calcext:value-type="float">
            <text:p>1442888692.89699</text:p>
          </table:table-cell>
          <table:table-cell office:value-type="float" office:value="65632" calcext:value-type="float">
            <text:p>65632</text:p>
          </table:table-cell>
          <table:table-cell table:formula="of:=[.C43]-[.C$2]" office:value-type="float" office:value="33.7329680919647" calcext:value-type="float">
            <text:p>33.732968092</text:p>
          </table:table-cell>
          <table:table-cell table:formula="of:=[.D43]/([.E43]-[.E42])" office:value-type="float" office:value="1178492.63926503" calcext:value-type="float">
            <text:p>1178492.639265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88693.04232" calcext:value-type="float">
            <text:p>1442888693.04232</text:p>
          </table:table-cell>
          <table:table-cell office:value-type="float" office:value="1442888693.04237" calcext:value-type="float">
            <text:p>1442888693.04237</text:p>
          </table:table-cell>
          <table:table-cell office:value-type="float" office:value="65632" calcext:value-type="float">
            <text:p>65632</text:p>
          </table:table-cell>
          <table:table-cell table:formula="of:=[.C44]-[.C$2]" office:value-type="float" office:value="33.8783464431763" calcext:value-type="float">
            <text:p>33.8783464432</text:p>
          </table:table-cell>
          <table:table-cell table:formula="of:=[.D44]/([.E44]-[.E43])" office:value-type="float" office:value="451456.488899749" calcext:value-type="float">
            <text:p>451456.4888997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88693.1259" calcext:value-type="float">
            <text:p>1442888693.1259</text:p>
          </table:table-cell>
          <table:table-cell office:value-type="float" office:value="1442888693.12594" calcext:value-type="float">
            <text:p>1442888693.12594</text:p>
          </table:table-cell>
          <table:table-cell office:value-type="float" office:value="65632" calcext:value-type="float">
            <text:p>65632</text:p>
          </table:table-cell>
          <table:table-cell table:formula="of:=[.C45]-[.C$2]" office:value-type="float" office:value="33.9619178771973" calcext:value-type="float">
            <text:p>33.9619178772</text:p>
          </table:table-cell>
          <table:table-cell table:formula="of:=[.D45]/([.E45]-[.E44])" office:value-type="float" office:value="785340.11972932" calcext:value-type="float">
            <text:p>785340.119729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88693.27097" calcext:value-type="float">
            <text:p>1442888693.27097</text:p>
          </table:table-cell>
          <table:table-cell office:value-type="float" office:value="1442888693.27102" calcext:value-type="float">
            <text:p>1442888693.27102</text:p>
          </table:table-cell>
          <table:table-cell office:value-type="float" office:value="65632" calcext:value-type="float">
            <text:p>65632</text:p>
          </table:table-cell>
          <table:table-cell table:formula="of:=[.C46]-[.C$2]" office:value-type="float" office:value="34.1069915294647" calcext:value-type="float">
            <text:p>34.1069915295</text:p>
          </table:table-cell>
          <table:table-cell table:formula="of:=[.D46]/([.E46]-[.E45])" office:value-type="float" office:value="452404.685304273" calcext:value-type="float">
            <text:p>452404.6853042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88693.3384" calcext:value-type="float">
            <text:p>1442888693.3384</text:p>
          </table:table-cell>
          <table:table-cell office:value-type="float" office:value="1442888693.33845" calcext:value-type="float">
            <text:p>1442888693.33845</text:p>
          </table:table-cell>
          <table:table-cell office:value-type="float" office:value="65632" calcext:value-type="float">
            <text:p>65632</text:p>
          </table:table-cell>
          <table:table-cell table:formula="of:=[.C47]-[.C$2]" office:value-type="float" office:value="34.1744244098663" calcext:value-type="float">
            <text:p>34.1744244099</text:p>
          </table:table-cell>
          <table:table-cell table:formula="of:=[.D47]/([.E47]-[.E46])" office:value-type="float" office:value="973293.734586365" calcext:value-type="float">
            <text:p>973293.7345863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88693.49994" calcext:value-type="float">
            <text:p>1442888693.49994</text:p>
          </table:table-cell>
          <table:table-cell office:value-type="float" office:value="1442888693.49999" calcext:value-type="float">
            <text:p>1442888693.49999</text:p>
          </table:table-cell>
          <table:table-cell office:value-type="float" office:value="65632" calcext:value-type="float">
            <text:p>65632</text:p>
          </table:table-cell>
          <table:table-cell table:formula="of:=[.C48]-[.C$2]" office:value-type="float" office:value="34.3359677791595" calcext:value-type="float">
            <text:p>34.3359677792</text:p>
          </table:table-cell>
          <table:table-cell table:formula="of:=[.D48]/([.E48]-[.E47])" office:value-type="float" office:value="406280.989972873" calcext:value-type="float">
            <text:p>406280.9899728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88693.64569" calcext:value-type="float">
            <text:p>1442888693.64569</text:p>
          </table:table-cell>
          <table:table-cell office:value-type="float" office:value="1442888693.64575" calcext:value-type="float">
            <text:p>1442888693.64575</text:p>
          </table:table-cell>
          <table:table-cell office:value-type="float" office:value="65632" calcext:value-type="float">
            <text:p>65632</text:p>
          </table:table-cell>
          <table:table-cell table:formula="of:=[.C49]-[.C$2]" office:value-type="float" office:value="34.481724023819" calcext:value-type="float">
            <text:p>34.4817240238</text:p>
          </table:table-cell>
          <table:table-cell table:formula="of:=[.D49]/([.E49]-[.E48])" office:value-type="float" office:value="450286.02481737" calcext:value-type="float">
            <text:p>450286.024817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88693.72894" calcext:value-type="float">
            <text:p>1442888693.72894</text:p>
          </table:table-cell>
          <table:table-cell office:value-type="float" office:value="1442888693.72897" calcext:value-type="float">
            <text:p>1442888693.72897</text:p>
          </table:table-cell>
          <table:table-cell office:value-type="float" office:value="65632" calcext:value-type="float">
            <text:p>65632</text:p>
          </table:table-cell>
          <table:table-cell table:formula="of:=[.C50]-[.C$2]" office:value-type="float" office:value="34.5649478435516" calcext:value-type="float">
            <text:p>34.5649478436</text:p>
          </table:table-cell>
          <table:table-cell table:formula="of:=[.D50]/([.E50]-[.E49])" office:value-type="float" office:value="788620.375883071" calcext:value-type="float">
            <text:p>788620.3758830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88693.87408" calcext:value-type="float">
            <text:p>1442888693.87408</text:p>
          </table:table-cell>
          <table:table-cell office:value-type="float" office:value="1442888693.87414" calcext:value-type="float">
            <text:p>1442888693.87414</text:p>
          </table:table-cell>
          <table:table-cell office:value-type="float" office:value="65632" calcext:value-type="float">
            <text:p>65632</text:p>
          </table:table-cell>
          <table:table-cell table:formula="of:=[.C51]-[.C$2]" office:value-type="float" office:value="34.7101111412048" calcext:value-type="float">
            <text:p>34.7101111412</text:p>
          </table:table-cell>
          <table:table-cell table:formula="of:=[.D51]/([.E51]-[.E50])" office:value-type="float" office:value="452125.303441355" calcext:value-type="float">
            <text:p>452125.3034413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88693.92991" calcext:value-type="float">
            <text:p>1442888693.92991</text:p>
          </table:table-cell>
          <table:table-cell office:value-type="float" office:value="1442888693.92995" calcext:value-type="float">
            <text:p>1442888693.92995</text:p>
          </table:table-cell>
          <table:table-cell office:value-type="float" office:value="65632" calcext:value-type="float">
            <text:p>65632</text:p>
          </table:table-cell>
          <table:table-cell table:formula="of:=[.C52]-[.C$2]" office:value-type="float" office:value="34.765928030014" calcext:value-type="float">
            <text:p>34.76592803</text:p>
          </table:table-cell>
          <table:table-cell table:formula="of:=[.D52]/([.E52]-[.E51])" office:value-type="float" office:value="1175844.82761743" calcext:value-type="float">
            <text:p>1175844.827617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88694.07507" calcext:value-type="float">
            <text:p>1442888694.07507</text:p>
          </table:table-cell>
          <table:table-cell office:value-type="float" office:value="1442888694.07513" calcext:value-type="float">
            <text:p>1442888694.07513</text:p>
          </table:table-cell>
          <table:table-cell office:value-type="float" office:value="65632" calcext:value-type="float">
            <text:p>65632</text:p>
          </table:table-cell>
          <table:table-cell table:formula="of:=[.C53]-[.C$2]" office:value-type="float" office:value="34.9111025333405" calcext:value-type="float">
            <text:p>34.9111025333</text:p>
          </table:table-cell>
          <table:table-cell table:formula="of:=[.D53]/([.E53]-[.E52])" office:value-type="float" office:value="452090.404968911" calcext:value-type="float">
            <text:p>452090.4049689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88694.14372" calcext:value-type="float">
            <text:p>1442888694.14372</text:p>
          </table:table-cell>
          <table:table-cell office:value-type="float" office:value="1442888694.14379" calcext:value-type="float">
            <text:p>1442888694.14379</text:p>
          </table:table-cell>
          <table:table-cell office:value-type="float" office:value="65632" calcext:value-type="float">
            <text:p>65632</text:p>
          </table:table-cell>
          <table:table-cell table:formula="of:=[.C54]-[.C$2]" office:value-type="float" office:value="34.9797582626343" calcext:value-type="float">
            <text:p>34.9797582626</text:p>
          </table:table-cell>
          <table:table-cell table:formula="of:=[.D54]/([.E54]-[.E53])" office:value-type="float" office:value="955958.092282689" calcext:value-type="float">
            <text:p>955958.0922826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88694.30402" calcext:value-type="float">
            <text:p>1442888694.30402</text:p>
          </table:table-cell>
          <table:table-cell office:value-type="float" office:value="1442888694.30407" calcext:value-type="float">
            <text:p>1442888694.30407</text:p>
          </table:table-cell>
          <table:table-cell office:value-type="float" office:value="65632" calcext:value-type="float">
            <text:p>65632</text:p>
          </table:table-cell>
          <table:table-cell table:formula="of:=[.C55]-[.C$2]" office:value-type="float" office:value="35.1400380134582" calcext:value-type="float">
            <text:p>35.1400380135</text:p>
          </table:table-cell>
          <table:table-cell table:formula="of:=[.D55]/([.E55]-[.E54])" office:value-type="float" office:value="409484.040638918" calcext:value-type="float">
            <text:p>409484.0406389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88694.44945" calcext:value-type="float">
            <text:p>1442888694.44945</text:p>
          </table:table-cell>
          <table:table-cell office:value-type="float" office:value="1442888694.44951" calcext:value-type="float">
            <text:p>1442888694.44951</text:p>
          </table:table-cell>
          <table:table-cell office:value-type="float" office:value="65632" calcext:value-type="float">
            <text:p>65632</text:p>
          </table:table-cell>
          <table:table-cell table:formula="of:=[.C56]-[.C$2]" office:value-type="float" office:value="35.2854831218719" calcext:value-type="float">
            <text:p>35.2854831219</text:p>
          </table:table-cell>
          <table:table-cell table:formula="of:=[.D56]/([.E56]-[.E55])" office:value-type="float" office:value="451249.276897782" calcext:value-type="float">
            <text:p>451249.2768977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88694.53304" calcext:value-type="float">
            <text:p>1442888694.53304</text:p>
          </table:table-cell>
          <table:table-cell office:value-type="float" office:value="1442888694.53311" calcext:value-type="float">
            <text:p>1442888694.53311</text:p>
          </table:table-cell>
          <table:table-cell office:value-type="float" office:value="65632" calcext:value-type="float">
            <text:p>65632</text:p>
          </table:table-cell>
          <table:table-cell table:formula="of:=[.C57]-[.C$2]" office:value-type="float" office:value="35.3690783977509" calcext:value-type="float">
            <text:p>35.3690783978</text:p>
          </table:table-cell>
          <table:table-cell table:formula="of:=[.D57]/([.E57]-[.E56])" office:value-type="float" office:value="785116.136168659" calcext:value-type="float">
            <text:p>785116.1361686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88694.67806" calcext:value-type="float">
            <text:p>1442888694.67806</text:p>
          </table:table-cell>
          <table:table-cell office:value-type="float" office:value="1442888694.6781" calcext:value-type="float">
            <text:p>1442888694.6781</text:p>
          </table:table-cell>
          <table:table-cell office:value-type="float" office:value="65632" calcext:value-type="float">
            <text:p>65632</text:p>
          </table:table-cell>
          <table:table-cell table:formula="of:=[.C58]-[.C$2]" office:value-type="float" office:value="35.5140762329102" calcext:value-type="float">
            <text:p>35.5140762329</text:p>
          </table:table-cell>
          <table:table-cell table:formula="of:=[.D58]/([.E58]-[.E57])" office:value-type="float" office:value="452641.240663307" calcext:value-type="float">
            <text:p>452641.2406633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88694.74679" calcext:value-type="float">
            <text:p>1442888694.74679</text:p>
          </table:table-cell>
          <table:table-cell office:value-type="float" office:value="1442888694.74683" calcext:value-type="float">
            <text:p>1442888694.74683</text:p>
          </table:table-cell>
          <table:table-cell office:value-type="float" office:value="65632" calcext:value-type="float">
            <text:p>65632</text:p>
          </table:table-cell>
          <table:table-cell table:formula="of:=[.C59]-[.C$2]" office:value-type="float" office:value="35.5828032493591" calcext:value-type="float">
            <text:p>35.5828032494</text:p>
          </table:table-cell>
          <table:table-cell table:formula="of:=[.D59]/([.E59]-[.E58])" office:value-type="float" office:value="954966.523953903" calcext:value-type="float">
            <text:p>954966.5239539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88694.90715" calcext:value-type="float">
            <text:p>1442888694.90715</text:p>
          </table:table-cell>
          <table:table-cell office:value-type="float" office:value="1442888694.90722" calcext:value-type="float">
            <text:p>1442888694.90722</text:p>
          </table:table-cell>
          <table:table-cell office:value-type="float" office:value="65632" calcext:value-type="float">
            <text:p>65632</text:p>
          </table:table-cell>
          <table:table-cell table:formula="of:=[.C60]-[.C$2]" office:value-type="float" office:value="35.7431931495667" calcext:value-type="float">
            <text:p>35.7431931496</text:p>
          </table:table-cell>
          <table:table-cell table:formula="of:=[.D60]/([.E60]-[.E59])" office:value-type="float" office:value="409202.823339141" calcext:value-type="float">
            <text:p>409202.8233391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88694.94785" calcext:value-type="float">
            <text:p>1442888694.94785</text:p>
          </table:table-cell>
          <table:table-cell office:value-type="float" office:value="1442888694.9479" calcext:value-type="float">
            <text:p>1442888694.9479</text:p>
          </table:table-cell>
          <table:table-cell office:value-type="float" office:value="65632" calcext:value-type="float">
            <text:p>65632</text:p>
          </table:table-cell>
          <table:table-cell table:formula="of:=[.C61]-[.C$2]" office:value-type="float" office:value="35.7838773727417" calcext:value-type="float">
            <text:p>35.7838773727</text:p>
          </table:table-cell>
          <table:table-cell table:formula="of:=[.D61]/([.E61]-[.E60])" office:value-type="float" office:value="1613205.1905627" calcext:value-type="float">
            <text:p>1613205.19056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88695.10826" calcext:value-type="float">
            <text:p>1442888695.10826</text:p>
          </table:table-cell>
          <table:table-cell office:value-type="float" office:value="1442888695.10833" calcext:value-type="float">
            <text:p>1442888695.10833</text:p>
          </table:table-cell>
          <table:table-cell office:value-type="float" office:value="65632" calcext:value-type="float">
            <text:p>65632</text:p>
          </table:table-cell>
          <table:table-cell table:formula="of:=[.C62]-[.C$2]" office:value-type="float" office:value="35.9442987442017" calcext:value-type="float">
            <text:p>35.9442987442</text:p>
          </table:table-cell>
          <table:table-cell table:formula="of:=[.D62]/([.E62]-[.E61])" office:value-type="float" office:value="409122.546470567" calcext:value-type="float">
            <text:p>409122.5464705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88695.25321" calcext:value-type="float">
            <text:p>1442888695.25321</text:p>
          </table:table-cell>
          <table:table-cell office:value-type="float" office:value="1442888695.25325" calcext:value-type="float">
            <text:p>1442888695.25325</text:p>
          </table:table-cell>
          <table:table-cell office:value-type="float" office:value="65632" calcext:value-type="float">
            <text:p>65632</text:p>
          </table:table-cell>
          <table:table-cell table:formula="of:=[.C63]-[.C$2]" office:value-type="float" office:value="36.0892276763916" calcext:value-type="float">
            <text:p>36.0892276764</text:p>
          </table:table-cell>
          <table:table-cell table:formula="of:=[.D63]/([.E63]-[.E62])" office:value-type="float" office:value="452856.438036705" calcext:value-type="float">
            <text:p>452856.4380367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88695.33726" calcext:value-type="float">
            <text:p>1442888695.33726</text:p>
          </table:table-cell>
          <table:table-cell office:value-type="float" office:value="1442888695.33731" calcext:value-type="float">
            <text:p>1442888695.33731</text:p>
          </table:table-cell>
          <table:table-cell office:value-type="float" office:value="65632" calcext:value-type="float">
            <text:p>65632</text:p>
          </table:table-cell>
          <table:table-cell table:formula="of:=[.C64]-[.C$2]" office:value-type="float" office:value="36.1732828617096" calcext:value-type="float">
            <text:p>36.1732828617</text:p>
          </table:table-cell>
          <table:table-cell table:formula="of:=[.D64]/([.E64]-[.E63])" office:value-type="float" office:value="780820.359287823" calcext:value-type="float">
            <text:p>780820.3592878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88695.48233" calcext:value-type="float">
            <text:p>1442888695.48233</text:p>
          </table:table-cell>
          <table:table-cell office:value-type="float" office:value="1442888695.4824" calcext:value-type="float">
            <text:p>1442888695.4824</text:p>
          </table:table-cell>
          <table:table-cell office:value-type="float" office:value="65632" calcext:value-type="float">
            <text:p>65632</text:p>
          </table:table-cell>
          <table:table-cell table:formula="of:=[.C65]-[.C$2]" office:value-type="float" office:value="36.3183772563934" calcext:value-type="float">
            <text:p>36.3183772564</text:p>
          </table:table-cell>
          <table:table-cell table:formula="of:=[.D65]/([.E65]-[.E64])" office:value-type="float" office:value="452340.010398147" calcext:value-type="float">
            <text:p>452340.010398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88695.53832" calcext:value-type="float">
            <text:p>1442888695.53832</text:p>
          </table:table-cell>
          <table:table-cell office:value-type="float" office:value="1442888695.53835" calcext:value-type="float">
            <text:p>1442888695.53835</text:p>
          </table:table-cell>
          <table:table-cell office:value-type="float" office:value="65632" calcext:value-type="float">
            <text:p>65632</text:p>
          </table:table-cell>
          <table:table-cell table:formula="of:=[.C66]-[.C$2]" office:value-type="float" office:value="36.3743255138397" calcext:value-type="float">
            <text:p>36.3743255138</text:p>
          </table:table-cell>
          <table:table-cell table:formula="of:=[.D66]/([.E66]-[.E65])" office:value-type="float" office:value="1173083.89922613" calcext:value-type="float">
            <text:p>1173083.899226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88695.68316" calcext:value-type="float">
            <text:p>1442888695.68316</text:p>
          </table:table-cell>
          <table:table-cell office:value-type="float" office:value="1442888695.68323" calcext:value-type="float">
            <text:p>1442888695.68323</text:p>
          </table:table-cell>
          <table:table-cell office:value-type="float" office:value="65632" calcext:value-type="float">
            <text:p>65632</text:p>
          </table:table-cell>
          <table:table-cell table:formula="of:=[.C67]-[.C$2]" office:value-type="float" office:value="36.5191984176636" calcext:value-type="float">
            <text:p>36.5191984177</text:p>
          </table:table-cell>
          <table:table-cell table:formula="of:=[.D67]/([.E67]-[.E66])" office:value-type="float" office:value="453031.576420946" calcext:value-type="float">
            <text:p>453031.5764209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88695.74978" calcext:value-type="float">
            <text:p>1442888695.74978</text:p>
          </table:table-cell>
          <table:table-cell office:value-type="float" office:value="1442888695.74983" calcext:value-type="float">
            <text:p>1442888695.74983</text:p>
          </table:table-cell>
          <table:table-cell office:value-type="float" office:value="65632" calcext:value-type="float">
            <text:p>65632</text:p>
          </table:table-cell>
          <table:table-cell table:formula="of:=[.C68]-[.C$2]" office:value-type="float" office:value="36.5858027935028" calcext:value-type="float">
            <text:p>36.5858027935</text:p>
          </table:table-cell>
          <table:table-cell table:formula="of:=[.D68]/([.E68]-[.E67])" office:value-type="float" office:value="985400.721394335" calcext:value-type="float">
            <text:p>985400.721394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88695.91244" calcext:value-type="float">
            <text:p>1442888695.91244</text:p>
          </table:table-cell>
          <table:table-cell office:value-type="float" office:value="1442888695.91255" calcext:value-type="float">
            <text:p>1442888695.91255</text:p>
          </table:table-cell>
          <table:table-cell office:value-type="float" office:value="65632" calcext:value-type="float">
            <text:p>65632</text:p>
          </table:table-cell>
          <table:table-cell table:formula="of:=[.C69]-[.C$2]" office:value-type="float" office:value="36.7485249042511" calcext:value-type="float">
            <text:p>36.7485249043</text:p>
          </table:table-cell>
          <table:table-cell table:formula="of:=[.D69]/([.E69]-[.E68])" office:value-type="float" office:value="403337.934213033" calcext:value-type="float">
            <text:p>403337.9342130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88695.95088" calcext:value-type="float">
            <text:p>1442888695.95088</text:p>
          </table:table-cell>
          <table:table-cell office:value-type="float" office:value="1442888695.95091" calcext:value-type="float">
            <text:p>1442888695.95091</text:p>
          </table:table-cell>
          <table:table-cell office:value-type="float" office:value="65632" calcext:value-type="float">
            <text:p>65632</text:p>
          </table:table-cell>
          <table:table-cell table:formula="of:=[.C70]-[.C$2]" office:value-type="float" office:value="36.78688621521" calcext:value-type="float">
            <text:p>36.7868862152</text:p>
          </table:table-cell>
          <table:table-cell table:formula="of:=[.D70]/([.E70]-[.E69])" office:value-type="float" office:value="1710890.4351674" calcext:value-type="float">
            <text:p>1710890.43516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88696.11334" calcext:value-type="float">
            <text:p>1442888696.11334</text:p>
          </table:table-cell>
          <table:table-cell office:value-type="float" office:value="1442888696.11338" calcext:value-type="float">
            <text:p>1442888696.11338</text:p>
          </table:table-cell>
          <table:table-cell office:value-type="float" office:value="65632" calcext:value-type="float">
            <text:p>65632</text:p>
          </table:table-cell>
          <table:table-cell table:formula="of:=[.C71]-[.C$2]" office:value-type="float" office:value="36.9493553638458" calcext:value-type="float">
            <text:p>36.9493553638</text:p>
          </table:table-cell>
          <table:table-cell table:formula="of:=[.D71]/([.E71]-[.E70])" office:value-type="float" office:value="403965.925537644" calcext:value-type="float">
            <text:p>403965.9255376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88696.25849" calcext:value-type="float">
            <text:p>1442888696.25849</text:p>
          </table:table-cell>
          <table:table-cell office:value-type="float" office:value="1442888696.25853" calcext:value-type="float">
            <text:p>1442888696.25853</text:p>
          </table:table-cell>
          <table:table-cell office:value-type="float" office:value="65632" calcext:value-type="float">
            <text:p>65632</text:p>
          </table:table-cell>
          <table:table-cell table:formula="of:=[.C72]-[.C$2]" office:value-type="float" office:value="37.0945067405701" calcext:value-type="float">
            <text:p>37.0945067406</text:p>
          </table:table-cell>
          <table:table-cell table:formula="of:=[.D72]/([.E72]-[.E71])" office:value-type="float" office:value="452162.435391067" calcext:value-type="float">
            <text:p>452162.4353910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88696.34241" calcext:value-type="float">
            <text:p>1442888696.34241</text:p>
          </table:table-cell>
          <table:table-cell office:value-type="float" office:value="1442888696.34246" calcext:value-type="float">
            <text:p>1442888696.34246</text:p>
          </table:table-cell>
          <table:table-cell office:value-type="float" office:value="65632" calcext:value-type="float">
            <text:p>65632</text:p>
          </table:table-cell>
          <table:table-cell table:formula="of:=[.C73]-[.C$2]" office:value-type="float" office:value="37.1784284114838" calcext:value-type="float">
            <text:p>37.1784284115</text:p>
          </table:table-cell>
          <table:table-cell table:formula="of:=[.D73]/([.E73]-[.E72])" office:value-type="float" office:value="782062.598199396" calcext:value-type="float">
            <text:p>782062.5981993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88696.4872" calcext:value-type="float">
            <text:p>1442888696.4872</text:p>
          </table:table-cell>
          <table:table-cell office:value-type="float" office:value="1442888696.48724" calcext:value-type="float">
            <text:p>1442888696.48724</text:p>
          </table:table-cell>
          <table:table-cell office:value-type="float" office:value="65632" calcext:value-type="float">
            <text:p>65632</text:p>
          </table:table-cell>
          <table:table-cell table:formula="of:=[.C74]-[.C$2]" office:value-type="float" office:value="37.3232178688049" calcext:value-type="float">
            <text:p>37.3232178688</text:p>
          </table:table-cell>
          <table:table-cell table:formula="of:=[.D74]/([.E74]-[.E73])" office:value-type="float" office:value="453292.672092951" calcext:value-type="float">
            <text:p>453292.6720929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88696.55285" calcext:value-type="float">
            <text:p>1442888696.55285</text:p>
          </table:table-cell>
          <table:table-cell office:value-type="float" office:value="1442888696.55289" calcext:value-type="float">
            <text:p>1442888696.55289</text:p>
          </table:table-cell>
          <table:table-cell office:value-type="float" office:value="65632" calcext:value-type="float">
            <text:p>65632</text:p>
          </table:table-cell>
          <table:table-cell table:formula="of:=[.C75]-[.C$2]" office:value-type="float" office:value="37.3888680934906" calcext:value-type="float">
            <text:p>37.3888680935</text:p>
          </table:table-cell>
          <table:table-cell table:formula="of:=[.D75]/([.E75]-[.E74])" office:value-type="float" office:value="999722.397207988" calcext:value-type="float">
            <text:p>999722.3972079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88696.71657" calcext:value-type="float">
            <text:p>1442888696.71657</text:p>
          </table:table-cell>
          <table:table-cell office:value-type="float" office:value="1442888696.71662" calcext:value-type="float">
            <text:p>1442888696.71662</text:p>
          </table:table-cell>
          <table:table-cell office:value-type="float" office:value="65632" calcext:value-type="float">
            <text:p>65632</text:p>
          </table:table-cell>
          <table:table-cell table:formula="of:=[.C76]-[.C$2]" office:value-type="float" office:value="37.5525977611542" calcext:value-type="float">
            <text:p>37.5525977612</text:p>
          </table:table-cell>
          <table:table-cell table:formula="of:=[.D76]/([.E76]-[.E75])" office:value-type="float" office:value="400855.879918221" calcext:value-type="float">
            <text:p>400855.8799182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88696.86142" calcext:value-type="float">
            <text:p>1442888696.86142</text:p>
          </table:table-cell>
          <table:table-cell office:value-type="float" office:value="1442888696.86148" calcext:value-type="float">
            <text:p>1442888696.86148</text:p>
          </table:table-cell>
          <table:table-cell office:value-type="float" office:value="65632" calcext:value-type="float">
            <text:p>65632</text:p>
          </table:table-cell>
          <table:table-cell table:formula="of:=[.C77]-[.C$2]" office:value-type="float" office:value="37.6974506378174" calcext:value-type="float">
            <text:p>37.6974506378</text:p>
          </table:table-cell>
          <table:table-cell table:formula="of:=[.D77]/([.E77]-[.E76])" office:value-type="float" office:value="453094.211947192" calcext:value-type="float">
            <text:p>453094.2119471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88696.94543" calcext:value-type="float">
            <text:p>1442888696.94543</text:p>
          </table:table-cell>
          <table:table-cell office:value-type="float" office:value="1442888696.94547" calcext:value-type="float">
            <text:p>1442888696.94547</text:p>
          </table:table-cell>
          <table:table-cell office:value-type="float" office:value="65632" calcext:value-type="float">
            <text:p>65632</text:p>
          </table:table-cell>
          <table:table-cell table:formula="of:=[.C78]-[.C$2]" office:value-type="float" office:value="37.7814476490021" calcext:value-type="float">
            <text:p>37.781447649</text:p>
          </table:table-cell>
          <table:table-cell table:formula="of:=[.D78]/([.E78]-[.E77])" office:value-type="float" office:value="781361.135049062" calcext:value-type="float">
            <text:p>781361.1350490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88697.06246" calcext:value-type="float">
            <text:p>1442888697.06246</text:p>
          </table:table-cell>
          <table:table-cell office:value-type="float" office:value="1442888697.06252" calcext:value-type="float">
            <text:p>1442888697.06252</text:p>
          </table:table-cell>
          <table:table-cell office:value-type="float" office:value="65632" calcext:value-type="float">
            <text:p>65632</text:p>
          </table:table-cell>
          <table:table-cell table:formula="of:=[.C79]-[.C$2]" office:value-type="float" office:value="37.8984940052032" calcext:value-type="float">
            <text:p>37.8984940052</text:p>
          </table:table-cell>
          <table:table-cell table:formula="of:=[.D79]/([.E79]-[.E78])" office:value-type="float" office:value="560735.097871786" calcext:value-type="float">
            <text:p>560735.0978717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88697.14657" calcext:value-type="float">
            <text:p>1442888697.14657</text:p>
          </table:table-cell>
          <table:table-cell office:value-type="float" office:value="1442888700.02753" calcext:value-type="float">
            <text:p>1442888700.02753</text:p>
          </table:table-cell>
          <table:table-cell office:value-type="float" office:value="65632" calcext:value-type="float">
            <text:p>65632</text:p>
          </table:table-cell>
          <table:table-cell table:formula="of:=[.C80]-[.C$2]" office:value-type="float" office:value="40.8635077476501" calcext:value-type="float">
            <text:p>40.8635077477</text:p>
          </table:table-cell>
          <table:table-cell table:formula="of:=[.D80]/([.E80]-[.E79])" office:value-type="float" office:value="22135.4791920245" calcext:value-type="float">
            <text:p>22135.47919202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88697.29134" calcext:value-type="float">
            <text:p>1442888697.29134</text:p>
          </table:table-cell>
          <table:table-cell office:value-type="float" office:value="1442888700.05507" calcext:value-type="float">
            <text:p>1442888700.05507</text:p>
          </table:table-cell>
          <table:table-cell office:value-type="float" office:value="65632" calcext:value-type="float">
            <text:p>65632</text:p>
          </table:table-cell>
          <table:table-cell table:formula="of:=[.C81]-[.C$2]" office:value-type="float" office:value="40.891042470932" calcext:value-type="float">
            <text:p>40.8910424709</text:p>
          </table:table-cell>
          <table:table-cell table:formula="of:=[.D81]/([.E81]-[.E80])" office:value-type="float" office:value="2383608.48330144" calcext:value-type="float">
            <text:p>2383608.483301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88697.34763" calcext:value-type="float">
            <text:p>1442888697.34763</text:p>
          </table:table-cell>
          <table:table-cell office:value-type="float" office:value="1442888700.08261" calcext:value-type="float">
            <text:p>1442888700.08261</text:p>
          </table:table-cell>
          <table:table-cell office:value-type="float" office:value="65632" calcext:value-type="float">
            <text:p>65632</text:p>
          </table:table-cell>
          <table:table-cell table:formula="of:=[.C82]-[.C$2]" office:value-type="float" office:value="40.9185857772827" calcext:value-type="float">
            <text:p>40.9185857773</text:p>
          </table:table-cell>
          <table:table-cell table:formula="of:=[.D82]/([.E82]-[.E81])" office:value-type="float" office:value="2382865.70117291" calcext:value-type="float">
            <text:p>2382865.701172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88697.52069" calcext:value-type="float">
            <text:p>1442888697.52069</text:p>
          </table:table-cell>
          <table:table-cell office:value-type="float" office:value="1442888700.11014" calcext:value-type="float">
            <text:p>1442888700.11014</text:p>
          </table:table-cell>
          <table:table-cell office:value-type="float" office:value="65632" calcext:value-type="float">
            <text:p>65632</text:p>
          </table:table-cell>
          <table:table-cell table:formula="of:=[.C83]-[.C$2]" office:value-type="float" office:value="40.9461145401001" calcext:value-type="float">
            <text:p>40.9461145401</text:p>
          </table:table-cell>
          <table:table-cell table:formula="of:=[.D83]/([.E83]-[.E82])" office:value-type="float" office:value="2384124.57673387" calcext:value-type="float">
            <text:p>2384124.576733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88697.66595" calcext:value-type="float">
            <text:p>1442888697.66595</text:p>
          </table:table-cell>
          <table:table-cell office:value-type="float" office:value="1442888700.13767" calcext:value-type="float">
            <text:p>1442888700.13767</text:p>
          </table:table-cell>
          <table:table-cell office:value-type="float" office:value="65632" calcext:value-type="float">
            <text:p>65632</text:p>
          </table:table-cell>
          <table:table-cell table:formula="of:=[.C84]-[.C$2]" office:value-type="float" office:value="40.9736471176147" calcext:value-type="float">
            <text:p>40.9736471176</text:p>
          </table:table-cell>
          <table:table-cell table:formula="of:=[.D84]/([.E84]-[.E83])" office:value-type="float" office:value="2383794.25119501" calcext:value-type="float">
            <text:p>2383794.251195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88697.74986" calcext:value-type="float">
            <text:p>1442888697.74986</text:p>
          </table:table-cell>
          <table:table-cell office:value-type="float" office:value="1442888700.16521" calcext:value-type="float">
            <text:p>1442888700.16521</text:p>
          </table:table-cell>
          <table:table-cell office:value-type="float" office:value="65632" calcext:value-type="float">
            <text:p>65632</text:p>
          </table:table-cell>
          <table:table-cell table:formula="of:=[.C85]-[.C$2]" office:value-type="float" office:value="41.0011796951294" calcext:value-type="float">
            <text:p>41.0011796951</text:p>
          </table:table-cell>
          <table:table-cell table:formula="of:=[.D85]/([.E85]-[.E84])" office:value-type="float" office:value="2383794.25119501" calcext:value-type="float">
            <text:p>2383794.251195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88697.89447" calcext:value-type="float">
            <text:p>1442888697.89447</text:p>
          </table:table-cell>
          <table:table-cell office:value-type="float" office:value="1442888700.19274" calcext:value-type="float">
            <text:p>1442888700.19274</text:p>
          </table:table-cell>
          <table:table-cell office:value-type="float" office:value="65632" calcext:value-type="float">
            <text:p>65632</text:p>
          </table:table-cell>
          <table:table-cell table:formula="of:=[.C86]-[.C$2]" office:value-type="float" office:value="41.028712272644" calcext:value-type="float">
            <text:p>41.0287122726</text:p>
          </table:table-cell>
          <table:table-cell table:formula="of:=[.D86]/([.E86]-[.E85])" office:value-type="float" office:value="2383794.25119501" calcext:value-type="float">
            <text:p>2383794.251195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88697.96362" calcext:value-type="float">
            <text:p>1442888697.96362</text:p>
          </table:table-cell>
          <table:table-cell office:value-type="float" office:value="1442888700.22028" calcext:value-type="float">
            <text:p>1442888700.22028</text:p>
          </table:table-cell>
          <table:table-cell office:value-type="float" office:value="65632" calcext:value-type="float">
            <text:p>65632</text:p>
          </table:table-cell>
          <table:table-cell table:formula="of:=[.C87]-[.C$2]" office:value-type="float" office:value="41.0562579631805" calcext:value-type="float">
            <text:p>41.0562579632</text:p>
          </table:table-cell>
          <table:table-cell table:formula="of:=[.D87]/([.E87]-[.E86])" office:value-type="float" office:value="2382659.45495304" calcext:value-type="float">
            <text:p>2382659.454953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88698.09536" calcext:value-type="float">
            <text:p>1442888698.09536</text:p>
          </table:table-cell>
          <table:table-cell office:value-type="float" office:value="1442888700.24783" calcext:value-type="float">
            <text:p>1442888700.24783</text:p>
          </table:table-cell>
          <table:table-cell office:value-type="float" office:value="65632" calcext:value-type="float">
            <text:p>65632</text:p>
          </table:table-cell>
          <table:table-cell table:formula="of:=[.C88]-[.C$2]" office:value-type="float" office:value="41.0837996006012" calcext:value-type="float">
            <text:p>41.0837996006</text:p>
          </table:table-cell>
          <table:table-cell table:formula="of:=[.D88]/([.E88]-[.E87])" office:value-type="float" office:value="2383010.09477311" calcext:value-type="float">
            <text:p>2383010.094773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88698.26876" calcext:value-type="float">
            <text:p>1442888698.26876</text:p>
          </table:table-cell>
          <table:table-cell office:value-type="float" office:value="1442888700.27535" calcext:value-type="float">
            <text:p>1442888700.27535</text:p>
          </table:table-cell>
          <table:table-cell office:value-type="float" office:value="65632" calcext:value-type="float">
            <text:p>65632</text:p>
          </table:table-cell>
          <table:table-cell table:formula="of:=[.C89]-[.C$2]" office:value-type="float" office:value="41.1113219261169" calcext:value-type="float">
            <text:p>41.1113219261</text:p>
          </table:table-cell>
          <table:table-cell table:formula="of:=[.D89]/([.E89]-[.E88])" office:value-type="float" office:value="2384682.20871991" calcext:value-type="float">
            <text:p>2384682.208719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88698.35263" calcext:value-type="float">
            <text:p>1442888698.35263</text:p>
          </table:table-cell>
          <table:table-cell office:value-type="float" office:value="1442888700.3029" calcext:value-type="float">
            <text:p>1442888700.3029</text:p>
          </table:table-cell>
          <table:table-cell office:value-type="float" office:value="65632" calcext:value-type="float">
            <text:p>65632</text:p>
          </table:table-cell>
          <table:table-cell table:formula="of:=[.C90]-[.C$2]" office:value-type="float" office:value="41.1388683319092" calcext:value-type="float">
            <text:p>41.1388683319</text:p>
          </table:table-cell>
          <table:table-cell table:formula="of:=[.D90]/([.E90]-[.E89])" office:value-type="float" office:value="2382597.58804895" calcext:value-type="float">
            <text:p>2382597.588048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88698.46974" calcext:value-type="float">
            <text:p>1442888698.46974</text:p>
          </table:table-cell>
          <table:table-cell office:value-type="float" office:value="1442888700.33044" calcext:value-type="float">
            <text:p>1442888700.33044</text:p>
          </table:table-cell>
          <table:table-cell office:value-type="float" office:value="65632" calcext:value-type="float">
            <text:p>65632</text:p>
          </table:table-cell>
          <table:table-cell table:formula="of:=[.C91]-[.C$2]" office:value-type="float" office:value="41.1664171218872" calcext:value-type="float">
            <text:p>41.1664171219</text:p>
          </table:table-cell>
          <table:table-cell table:formula="of:=[.D91]/([.E91]-[.E90])" office:value-type="float" office:value="2382391.38823692" calcext:value-type="float">
            <text:p>2382391.388236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88698.55366" calcext:value-type="float">
            <text:p>1442888698.55366</text:p>
          </table:table-cell>
          <table:table-cell office:value-type="float" office:value="1442888700.35799" calcext:value-type="float">
            <text:p>1442888700.35799</text:p>
          </table:table-cell>
          <table:table-cell office:value-type="float" office:value="65632" calcext:value-type="float">
            <text:p>65632</text:p>
          </table:table-cell>
          <table:table-cell table:formula="of:=[.C92]-[.C$2]" office:value-type="float" office:value="41.1939601898193" calcext:value-type="float">
            <text:p>41.1939601898</text:p>
          </table:table-cell>
          <table:table-cell table:formula="of:=[.D92]/([.E92]-[.E91])" office:value-type="float" office:value="2382886.32775873" calcext:value-type="float">
            <text:p>2382886.327758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88698.69842" calcext:value-type="float">
            <text:p>1442888698.69842</text:p>
          </table:table-cell>
          <table:table-cell office:value-type="float" office:value="1442888700.38552" calcext:value-type="float">
            <text:p>1442888700.38552</text:p>
          </table:table-cell>
          <table:table-cell office:value-type="float" office:value="65632" calcext:value-type="float">
            <text:p>65632</text:p>
          </table:table-cell>
          <table:table-cell table:formula="of:=[.C93]-[.C$2]" office:value-type="float" office:value="41.2214910984039" calcext:value-type="float">
            <text:p>41.2214910984</text:p>
          </table:table-cell>
          <table:table-cell table:formula="of:=[.D93]/([.E93]-[.E92])" office:value-type="float" office:value="2383938.75735453" calcext:value-type="float">
            <text:p>2383938.757354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88698.80795" calcext:value-type="float">
            <text:p>1442888698.80795</text:p>
          </table:table-cell>
          <table:table-cell office:value-type="float" office:value="1442888700.4131" calcext:value-type="float">
            <text:p>1442888700.4131</text:p>
          </table:table-cell>
          <table:table-cell office:value-type="float" office:value="65632" calcext:value-type="float">
            <text:p>65632</text:p>
          </table:table-cell>
          <table:table-cell table:formula="of:=[.C94]-[.C$2]" office:value-type="float" office:value="41.2490720748901" calcext:value-type="float">
            <text:p>41.2490720749</text:p>
          </table:table-cell>
          <table:table-cell table:formula="of:=[.D94]/([.E94]-[.E93])" office:value-type="float" office:value="2379611.17993136" calcext:value-type="float">
            <text:p>2379611.179931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88698.9276" calcext:value-type="float">
            <text:p>1442888698.9276</text:p>
          </table:table-cell>
          <table:table-cell office:value-type="float" office:value="1442888700.44068" calcext:value-type="float">
            <text:p>1442888700.44068</text:p>
          </table:table-cell>
          <table:table-cell office:value-type="float" office:value="65632" calcext:value-type="float">
            <text:p>65632</text:p>
          </table:table-cell>
          <table:table-cell table:formula="of:=[.C95]-[.C$2]" office:value-type="float" office:value="41.2766568660736" calcext:value-type="float">
            <text:p>41.2766568661</text:p>
          </table:table-cell>
          <table:table-cell table:formula="of:=[.D95]/([.E95]-[.E94])" office:value-type="float" office:value="2379282.10380384" calcext:value-type="float">
            <text:p>2379282.103803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88699.07266" calcext:value-type="float">
            <text:p>1442888699.07266</text:p>
          </table:table-cell>
          <table:table-cell office:value-type="float" office:value="1442888700.46821" calcext:value-type="float">
            <text:p>1442888700.46821</text:p>
          </table:table-cell>
          <table:table-cell office:value-type="float" office:value="65632" calcext:value-type="float">
            <text:p>65632</text:p>
          </table:table-cell>
          <table:table-cell table:formula="of:=[.C96]-[.C$2]" office:value-type="float" office:value="41.3041820526123" calcext:value-type="float">
            <text:p>41.3041820526</text:p>
          </table:table-cell>
          <table:table-cell table:formula="of:=[.D96]/([.E96]-[.E95])" office:value-type="float" office:value="2384434.3400809" calcext:value-type="float">
            <text:p>2384434.34008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88699.12865" calcext:value-type="float">
            <text:p>1442888699.12865</text:p>
          </table:table-cell>
          <table:table-cell office:value-type="float" office:value="1442888700.49573" calcext:value-type="float">
            <text:p>1442888700.49573</text:p>
          </table:table-cell>
          <table:table-cell office:value-type="float" office:value="65632" calcext:value-type="float">
            <text:p>65632</text:p>
          </table:table-cell>
          <table:table-cell table:formula="of:=[.C97]-[.C$2]" office:value-type="float" office:value="41.3317010402679" calcext:value-type="float">
            <text:p>41.3317010403</text:p>
          </table:table-cell>
          <table:table-cell table:formula="of:=[.D97]/([.E97]-[.E96])" office:value-type="float" office:value="2384971.45393899" calcext:value-type="float">
            <text:p>2384971.453938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88699.27376" calcext:value-type="float">
            <text:p>1442888699.27376</text:p>
          </table:table-cell>
          <table:table-cell office:value-type="float" office:value="1442888700.52324" calcext:value-type="float">
            <text:p>1442888700.52324</text:p>
          </table:table-cell>
          <table:table-cell office:value-type="float" office:value="65632" calcext:value-type="float">
            <text:p>65632</text:p>
          </table:table-cell>
          <table:table-cell table:formula="of:=[.C98]-[.C$2]" office:value-type="float" office:value="41.3592166900635" calcext:value-type="float">
            <text:p>41.3592166901</text:p>
          </table:table-cell>
          <table:table-cell table:formula="of:=[.D98]/([.E98]-[.E97])" office:value-type="float" office:value="2385260.76933341" calcext:value-type="float">
            <text:p>2385260.769333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88699.35762" calcext:value-type="float">
            <text:p>1442888699.35762</text:p>
          </table:table-cell>
          <table:table-cell office:value-type="float" office:value="1442888700.55082" calcext:value-type="float">
            <text:p>1442888700.55082</text:p>
          </table:table-cell>
          <table:table-cell office:value-type="float" office:value="65632" calcext:value-type="float">
            <text:p>65632</text:p>
          </table:table-cell>
          <table:table-cell table:formula="of:=[.C99]-[.C$2]" office:value-type="float" office:value="41.386791229248" calcext:value-type="float">
            <text:p>41.3867912292</text:p>
          </table:table-cell>
          <table:table-cell table:formula="of:=[.D99]/([.E99]-[.E98])" office:value-type="float" office:value="2380166.70235872" calcext:value-type="float">
            <text:p>2380166.702358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88699.4749" calcext:value-type="float">
            <text:p>1442888699.4749</text:p>
          </table:table-cell>
          <table:table-cell office:value-type="float" office:value="1442888700.57837" calcext:value-type="float">
            <text:p>1442888700.57837</text:p>
          </table:table-cell>
          <table:table-cell office:value-type="float" office:value="65632" calcext:value-type="float">
            <text:p>65632</text:p>
          </table:table-cell>
          <table:table-cell table:formula="of:=[.C100]-[.C$2]" office:value-type="float" office:value="41.4143466949463" calcext:value-type="float">
            <text:p>41.4143466949</text:p>
          </table:table-cell>
          <table:table-cell table:formula="of:=[.D100]/([.E100]-[.E99])" office:value-type="float" office:value="2381814.21859209" calcext:value-type="float">
            <text:p>2381814.218592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88699.55872" calcext:value-type="float">
            <text:p>1442888699.55872</text:p>
          </table:table-cell>
          <table:table-cell office:value-type="float" office:value="1442888700.60595" calcext:value-type="float">
            <text:p>1442888700.60595</text:p>
          </table:table-cell>
          <table:table-cell office:value-type="float" office:value="65632" calcext:value-type="float">
            <text:p>65632</text:p>
          </table:table-cell>
          <table:table-cell table:formula="of:=[.C101]-[.C$2]" office:value-type="float" office:value="41.4419250488281" calcext:value-type="float">
            <text:p>41.4419250488</text:p>
          </table:table-cell>
          <table:table-cell table:formula="of:=[.D101]/([.E101]-[.E100])" office:value-type="float" office:value="2379837.47257763" calcext:value-type="float">
            <text:p>2379837.472577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88699.70353" calcext:value-type="float">
            <text:p>1442888699.70353</text:p>
          </table:table-cell>
          <table:table-cell office:value-type="float" office:value="1442888700.63346" calcext:value-type="float">
            <text:p>1442888700.63346</text:p>
          </table:table-cell>
          <table:table-cell office:value-type="float" office:value="65632" calcext:value-type="float">
            <text:p>65632</text:p>
          </table:table-cell>
          <table:table-cell table:formula="of:=[.C102]-[.C$2]" office:value-type="float" office:value="41.4694306850433" calcext:value-type="float">
            <text:p>41.469430685</text:p>
          </table:table-cell>
          <table:table-cell table:formula="of:=[.D102]/([.E102]-[.E101])" office:value-type="float" office:value="2386129.13682422" calcext:value-type="float">
            <text:p>2386129.136824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88699.8129" calcext:value-type="float">
            <text:p>1442888699.8129</text:p>
          </table:table-cell>
          <table:table-cell office:value-type="float" office:value="1442888700.661" calcext:value-type="float">
            <text:p>1442888700.661</text:p>
          </table:table-cell>
          <table:table-cell office:value-type="float" office:value="65632" calcext:value-type="float">
            <text:p>65632</text:p>
          </table:table-cell>
          <table:table-cell table:formula="of:=[.C103]-[.C$2]" office:value-type="float" office:value="41.496972322464" calcext:value-type="float">
            <text:p>41.4969723225</text:p>
          </table:table-cell>
          <table:table-cell table:formula="of:=[.D103]/([.E103]-[.E102])" office:value-type="float" office:value="2383010.09477311" calcext:value-type="float">
            <text:p>2383010.094773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88699.93239" calcext:value-type="float">
            <text:p>1442888699.93239</text:p>
          </table:table-cell>
          <table:table-cell office:value-type="float" office:value="1442888700.68857" calcext:value-type="float">
            <text:p>1442888700.68857</text:p>
          </table:table-cell>
          <table:table-cell office:value-type="float" office:value="65632" calcext:value-type="float">
            <text:p>65632</text:p>
          </table:table-cell>
          <table:table-cell table:formula="of:=[.C104]-[.C$2]" office:value-type="float" office:value="41.5245468616486" calcext:value-type="float">
            <text:p>41.5245468616</text:p>
          </table:table-cell>
          <table:table-cell table:formula="of:=[.D104]/([.E104]-[.E103])" office:value-type="float" office:value="2380166.70235872" calcext:value-type="float">
            <text:p>2380166.702358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88700.01378" calcext:value-type="float">
            <text:p>1442888700.01378</text:p>
          </table:table-cell>
          <table:table-cell office:value-type="float" office:value="1442888700.71609" calcext:value-type="float">
            <text:p>1442888700.71609</text:p>
          </table:table-cell>
          <table:table-cell office:value-type="float" office:value="65632" calcext:value-type="float">
            <text:p>65632</text:p>
          </table:table-cell>
          <table:table-cell table:formula="of:=[.C105]-[.C$2]" office:value-type="float" office:value="41.5520617961884" calcext:value-type="float">
            <text:p>41.5520617962</text:p>
          </table:table-cell>
          <table:table-cell table:formula="of:=[.D105]/([.E105]-[.E104])" office:value-type="float" office:value="2385322.77462177" calcext:value-type="float">
            <text:p>2385322.774621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88700.13321" calcext:value-type="float">
            <text:p>1442888700.13321</text:p>
          </table:table-cell>
          <table:table-cell office:value-type="float" office:value="1442888700.74356" calcext:value-type="float">
            <text:p>1442888700.74356</text:p>
          </table:table-cell>
          <table:table-cell office:value-type="float" office:value="65632" calcext:value-type="float">
            <text:p>65632</text:p>
          </table:table-cell>
          <table:table-cell table:formula="of:=[.C106]-[.C$2]" office:value-type="float" office:value="41.5795364379883" calcext:value-type="float">
            <text:p>41.579536438</text:p>
          </table:table-cell>
          <table:table-cell table:formula="of:=[.D106]/([.E106]-[.E105])" office:value-type="float" office:value="2388820.95271484" calcext:value-type="float">
            <text:p>2388820.952714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88700.36272" calcext:value-type="float">
            <text:p>1442888700.36272</text:p>
          </table:table-cell>
          <table:table-cell office:value-type="float" office:value="1442888700.77105" calcext:value-type="float">
            <text:p>1442888700.77105</text:p>
          </table:table-cell>
          <table:table-cell office:value-type="float" office:value="65632" calcext:value-type="float">
            <text:p>65632</text:p>
          </table:table-cell>
          <table:table-cell table:formula="of:=[.C107]-[.C$2]" office:value-type="float" office:value="41.6070222854614" calcext:value-type="float">
            <text:p>41.6070222855</text:p>
          </table:table-cell>
          <table:table-cell table:formula="of:=[.D107]/([.E107]-[.E106])" office:value-type="float" office:value="2387847.05707644" calcext:value-type="float">
            <text:p>2387847.057076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88700.43438" calcext:value-type="float">
            <text:p>1442888700.43438</text:p>
          </table:table-cell>
          <table:table-cell office:value-type="float" office:value="1442888700.79853" calcext:value-type="float">
            <text:p>1442888700.79853</text:p>
          </table:table-cell>
          <table:table-cell office:value-type="float" office:value="65632" calcext:value-type="float">
            <text:p>65632</text:p>
          </table:table-cell>
          <table:table-cell table:formula="of:=[.C108]-[.C$2]" office:value-type="float" office:value="41.6345062255859" calcext:value-type="float">
            <text:p>41.6345062256</text:p>
          </table:table-cell>
          <table:table-cell table:formula="of:=[.D108]/([.E108]-[.E107])" office:value-type="float" office:value="2388012.77046393" calcext:value-type="float">
            <text:p>2388012.770463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88700.56369" calcext:value-type="float">
            <text:p>1442888700.56369</text:p>
          </table:table-cell>
          <table:table-cell office:value-type="float" office:value="1442888700.82604" calcext:value-type="float">
            <text:p>1442888700.82604</text:p>
          </table:table-cell>
          <table:table-cell office:value-type="float" office:value="65632" calcext:value-type="float">
            <text:p>65632</text:p>
          </table:table-cell>
          <table:table-cell table:formula="of:=[.C109]-[.C$2]" office:value-type="float" office:value="41.6620097160339" calcext:value-type="float">
            <text:p>41.662009716</text:p>
          </table:table-cell>
          <table:table-cell table:formula="of:=[.D109]/([.E109]-[.E108])" office:value-type="float" office:value="2386315.29783803" calcext:value-type="float">
            <text:p>2386315.297838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88700.63523" calcext:value-type="float">
            <text:p>1442888700.63523</text:p>
          </table:table-cell>
          <table:table-cell office:value-type="float" office:value="1442888700.85354" calcext:value-type="float">
            <text:p>1442888700.85354</text:p>
          </table:table-cell>
          <table:table-cell office:value-type="float" office:value="65632" calcext:value-type="float">
            <text:p>65632</text:p>
          </table:table-cell>
          <table:table-cell table:formula="of:=[.C110]-[.C$2]" office:value-type="float" office:value="41.6895127296448" calcext:value-type="float">
            <text:p>41.6895127296</text:p>
          </table:table-cell>
          <table:table-cell table:formula="of:=[.D110]/([.E110]-[.E109])" office:value-type="float" office:value="2386356.67089705" calcext:value-type="float">
            <text:p>2386356.670897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88700.78246" calcext:value-type="float">
            <text:p>1442888700.78246</text:p>
          </table:table-cell>
          <table:table-cell office:value-type="float" office:value="1442888700.88109" calcext:value-type="float">
            <text:p>1442888700.88109</text:p>
          </table:table-cell>
          <table:table-cell office:value-type="float" office:value="65632" calcext:value-type="float">
            <text:p>65632</text:p>
          </table:table-cell>
          <table:table-cell table:formula="of:=[.C111]-[.C$2]" office:value-type="float" office:value="41.7170586585999" calcext:value-type="float">
            <text:p>41.7170586586</text:p>
          </table:table-cell>
          <table:table-cell table:formula="of:=[.D111]/([.E111]-[.E110])" office:value-type="float" office:value="2382638.8322947" calcext:value-type="float">
            <text:p>2382638.83229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88700.9368" calcext:value-type="float">
            <text:p>1442888700.9368</text:p>
          </table:table-cell>
          <table:table-cell office:value-type="float" office:value="1442888700.93686" calcext:value-type="float">
            <text:p>1442888700.93686</text:p>
          </table:table-cell>
          <table:table-cell office:value-type="float" office:value="65632" calcext:value-type="float">
            <text:p>65632</text:p>
          </table:table-cell>
          <table:table-cell table:formula="of:=[.C112]-[.C$2]" office:value-type="float" office:value="41.7728314399719" calcext:value-type="float">
            <text:p>41.77283144</text:p>
          </table:table-cell>
          <table:table-cell table:formula="of:=[.D112]/([.E112]-[.E111])" office:value-type="float" office:value="1176774.7346534" calcext:value-type="float">
            <text:p>1176774.73465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88701.01081" calcext:value-type="float">
            <text:p>1442888701.01081</text:p>
          </table:table-cell>
          <table:table-cell office:value-type="float" office:value="1442888701.01086" calcext:value-type="float">
            <text:p>1442888701.01086</text:p>
          </table:table-cell>
          <table:table-cell office:value-type="float" office:value="65632" calcext:value-type="float">
            <text:p>65632</text:p>
          </table:table-cell>
          <table:table-cell table:formula="of:=[.C113]-[.C$2]" office:value-type="float" office:value="41.8468329906464" calcext:value-type="float">
            <text:p>41.8468329906</text:p>
          </table:table-cell>
          <table:table-cell table:formula="of:=[.D113]/([.E113]-[.E112])" office:value-type="float" office:value="886900.333869227" calcext:value-type="float">
            <text:p>886900.3338692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88701.16665" calcext:value-type="float">
            <text:p>1442888701.16665</text:p>
          </table:table-cell>
          <table:table-cell office:value-type="float" office:value="1442888701.16669" calcext:value-type="float">
            <text:p>1442888701.16669</text:p>
          </table:table-cell>
          <table:table-cell office:value-type="float" office:value="65632" calcext:value-type="float">
            <text:p>65632</text:p>
          </table:table-cell>
          <table:table-cell table:formula="of:=[.C114]-[.C$2]" office:value-type="float" office:value="42.0026655197144" calcext:value-type="float">
            <text:p>42.0026655197</text:p>
          </table:table-cell>
          <table:table-cell table:formula="of:=[.D114]/([.E114]-[.E113])" office:value-type="float" office:value="421170.088123022" calcext:value-type="float">
            <text:p>421170.0881230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88701.33841" calcext:value-type="float">
            <text:p>1442888701.33841</text:p>
          </table:table-cell>
          <table:table-cell office:value-type="float" office:value="1442888701.33845" calcext:value-type="float">
            <text:p>1442888701.33845</text:p>
          </table:table-cell>
          <table:table-cell office:value-type="float" office:value="65632" calcext:value-type="float">
            <text:p>65632</text:p>
          </table:table-cell>
          <table:table-cell table:formula="of:=[.C115]-[.C$2]" office:value-type="float" office:value="42.1744205951691" calcext:value-type="float">
            <text:p>42.1744205952</text:p>
          </table:table-cell>
          <table:table-cell table:formula="of:=[.D115]/([.E115]-[.E114])" office:value-type="float" office:value="382125.534434677" calcext:value-type="float">
            <text:p>382125.5344346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88701.43866" calcext:value-type="float">
            <text:p>1442888701.43866</text:p>
          </table:table-cell>
          <table:table-cell office:value-type="float" office:value="1442888701.43872" calcext:value-type="float">
            <text:p>1442888701.43872</text:p>
          </table:table-cell>
          <table:table-cell office:value-type="float" office:value="65632" calcext:value-type="float">
            <text:p>65632</text:p>
          </table:table-cell>
          <table:table-cell table:formula="of:=[.C116]-[.C$2]" office:value-type="float" office:value="42.2746911048889" calcext:value-type="float">
            <text:p>42.2746911049</text:p>
          </table:table-cell>
          <table:table-cell table:formula="of:=[.D116]/([.E116]-[.E115])" office:value-type="float" office:value="654549.380305066" calcext:value-type="float">
            <text:p>654549.3803050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88701.6138" calcext:value-type="float">
            <text:p>1442888701.6138</text:p>
          </table:table-cell>
          <table:table-cell office:value-type="float" office:value="1442888701.61384" calcext:value-type="float">
            <text:p>1442888701.61384</text:p>
          </table:table-cell>
          <table:table-cell office:value-type="float" office:value="65632" calcext:value-type="float">
            <text:p>65632</text:p>
          </table:table-cell>
          <table:table-cell table:formula="of:=[.C117]-[.C$2]" office:value-type="float" office:value="42.4498107433319" calcext:value-type="float">
            <text:p>42.4498107433</text:p>
          </table:table-cell>
          <table:table-cell table:formula="of:=[.D117]/([.E117]-[.E116])" office:value-type="float" office:value="374783.779726482" calcext:value-type="float">
            <text:p>374783.7797264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88701.74012" calcext:value-type="float">
            <text:p>1442888701.74012</text:p>
          </table:table-cell>
          <table:table-cell office:value-type="float" office:value="1442888701.74016" calcext:value-type="float">
            <text:p>1442888701.74016</text:p>
          </table:table-cell>
          <table:table-cell office:value-type="float" office:value="65632" calcext:value-type="float">
            <text:p>65632</text:p>
          </table:table-cell>
          <table:table-cell table:formula="of:=[.C118]-[.C$2]" office:value-type="float" office:value="42.5761351585388" calcext:value-type="float">
            <text:p>42.5761351585</text:p>
          </table:table-cell>
          <table:table-cell table:formula="of:=[.D118]/([.E118]-[.E117])" office:value-type="float" office:value="519551.18804627" calcext:value-type="float">
            <text:p>519551.188046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88701.84047" calcext:value-type="float">
            <text:p>1442888701.84047</text:p>
          </table:table-cell>
          <table:table-cell office:value-type="float" office:value="1442888701.8406" calcext:value-type="float">
            <text:p>1442888701.8406</text:p>
          </table:table-cell>
          <table:table-cell office:value-type="float" office:value="65632" calcext:value-type="float">
            <text:p>65632</text:p>
          </table:table-cell>
          <table:table-cell table:formula="of:=[.C119]-[.C$2]" office:value-type="float" office:value="42.6765699386597" calcext:value-type="float">
            <text:p>42.6765699387</text:p>
          </table:table-cell>
          <table:table-cell table:formula="of:=[.D119]/([.E119]-[.E118])" office:value-type="float" office:value="653478.804065955" calcext:value-type="float">
            <text:p>653478.8040659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88702.01562" calcext:value-type="float">
            <text:p>1442888702.01562</text:p>
          </table:table-cell>
          <table:table-cell office:value-type="float" office:value="1442888702.01568" calcext:value-type="float">
            <text:p>1442888702.01568</text:p>
          </table:table-cell>
          <table:table-cell office:value-type="float" office:value="65632" calcext:value-type="float">
            <text:p>65632</text:p>
          </table:table-cell>
          <table:table-cell table:formula="of:=[.C120]-[.C$2]" office:value-type="float" office:value="42.8516521453857" calcext:value-type="float">
            <text:p>42.8516521454</text:p>
          </table:table-cell>
          <table:table-cell table:formula="of:=[.D120]/([.E120]-[.E119])" office:value-type="float" office:value="374863.906660058" calcext:value-type="float">
            <text:p>374863.9066600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88702.1417" calcext:value-type="float">
            <text:p>1442888702.1417</text:p>
          </table:table-cell>
          <table:table-cell office:value-type="float" office:value="1442888702.14175" calcext:value-type="float">
            <text:p>1442888702.14175</text:p>
          </table:table-cell>
          <table:table-cell office:value-type="float" office:value="65632" calcext:value-type="float">
            <text:p>65632</text:p>
          </table:table-cell>
          <table:table-cell table:formula="of:=[.C121]-[.C$2]" office:value-type="float" office:value="42.9777238368988" calcext:value-type="float">
            <text:p>42.9777238369</text:p>
          </table:table-cell>
          <table:table-cell table:formula="of:=[.D121]/([.E121]-[.E120])" office:value-type="float" office:value="520592.681928126" calcext:value-type="float">
            <text:p>520592.6819281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88702.24231" calcext:value-type="float">
            <text:p>1442888702.24231</text:p>
          </table:table-cell>
          <table:table-cell office:value-type="float" office:value="1442888702.24236" calcext:value-type="float">
            <text:p>1442888702.24236</text:p>
          </table:table-cell>
          <table:table-cell office:value-type="float" office:value="65632" calcext:value-type="float">
            <text:p>65632</text:p>
          </table:table-cell>
          <table:table-cell table:formula="of:=[.C122]-[.C$2]" office:value-type="float" office:value="43.0783369541168" calcext:value-type="float">
            <text:p>43.0783369541</text:p>
          </table:table-cell>
          <table:table-cell table:formula="of:=[.D122]/([.E122]-[.E121])" office:value-type="float" office:value="652320.510632651" calcext:value-type="float">
            <text:p>652320.5106326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88702.41753" calcext:value-type="float">
            <text:p>1442888702.41753</text:p>
          </table:table-cell>
          <table:table-cell office:value-type="float" office:value="1442888702.41758" calcext:value-type="float">
            <text:p>1442888702.41758</text:p>
          </table:table-cell>
          <table:table-cell office:value-type="float" office:value="65632" calcext:value-type="float">
            <text:p>65632</text:p>
          </table:table-cell>
          <table:table-cell table:formula="of:=[.C123]-[.C$2]" office:value-type="float" office:value="43.2535488605499" calcext:value-type="float">
            <text:p>43.2535488606</text:p>
          </table:table-cell>
          <table:table-cell table:formula="of:=[.D123]/([.E123]-[.E122])" office:value-type="float" office:value="374586.41559304" calcext:value-type="float">
            <text:p>374586.415593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88702.57325" calcext:value-type="float">
            <text:p>1442888702.57325</text:p>
          </table:table-cell>
          <table:table-cell office:value-type="float" office:value="1442888702.57328" calcext:value-type="float">
            <text:p>1442888702.57328</text:p>
          </table:table-cell>
          <table:table-cell office:value-type="float" office:value="65632" calcext:value-type="float">
            <text:p>65632</text:p>
          </table:table-cell>
          <table:table-cell table:formula="of:=[.C124]-[.C$2]" office:value-type="float" office:value="43.409256696701" calcext:value-type="float">
            <text:p>43.4092566967</text:p>
          </table:table-cell>
          <table:table-cell table:formula="of:=[.D124]/([.E124]-[.E123])" office:value-type="float" office:value="421507.366760274" calcext:value-type="float">
            <text:p>421507.3667602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88702.74484" calcext:value-type="float">
            <text:p>1442888702.74484</text:p>
          </table:table-cell>
          <table:table-cell office:value-type="float" office:value="1442888702.74488" calcext:value-type="float">
            <text:p>1442888702.74488</text:p>
          </table:table-cell>
          <table:table-cell office:value-type="float" office:value="65632" calcext:value-type="float">
            <text:p>65632</text:p>
          </table:table-cell>
          <table:table-cell table:formula="of:=[.C125]-[.C$2]" office:value-type="float" office:value="43.580855846405" calcext:value-type="float">
            <text:p>43.5808558464</text:p>
          </table:table-cell>
          <table:table-cell table:formula="of:=[.D125]/([.E125]-[.E124])" office:value-type="float" office:value="382472.757663542" calcext:value-type="float">
            <text:p>382472.7576635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88702.84511" calcext:value-type="float">
            <text:p>1442888702.84511</text:p>
          </table:table-cell>
          <table:table-cell office:value-type="float" office:value="1442888702.84515" calcext:value-type="float">
            <text:p>1442888702.84515</text:p>
          </table:table-cell>
          <table:table-cell office:value-type="float" office:value="65632" calcext:value-type="float">
            <text:p>65632</text:p>
          </table:table-cell>
          <table:table-cell table:formula="of:=[.C126]-[.C$2]" office:value-type="float" office:value="43.6811213493347" calcext:value-type="float">
            <text:p>43.6811213493</text:p>
          </table:table-cell>
          <table:table-cell table:formula="of:=[.D126]/([.E126]-[.E125])" office:value-type="float" office:value="654582.06543905" calcext:value-type="float">
            <text:p>654582.065439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88702.97533" calcext:value-type="float">
            <text:p>1442888702.97533</text:p>
          </table:table-cell>
          <table:table-cell office:value-type="float" office:value="1442888702.97538" calcext:value-type="float">
            <text:p>1442888702.97538</text:p>
          </table:table-cell>
          <table:table-cell office:value-type="float" office:value="65632" calcext:value-type="float">
            <text:p>65632</text:p>
          </table:table-cell>
          <table:table-cell table:formula="of:=[.C127]-[.C$2]" office:value-type="float" office:value="43.8113574981689" calcext:value-type="float">
            <text:p>43.8113574982</text:p>
          </table:table-cell>
          <table:table-cell table:formula="of:=[.D127]/([.E127]-[.E126])" office:value-type="float" office:value="503946.105497483" calcext:value-type="float">
            <text:p>503946.1054974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88703.14639" calcext:value-type="float">
            <text:p>1442888703.14639</text:p>
          </table:table-cell>
          <table:table-cell office:value-type="float" office:value="1442888703.14643" calcext:value-type="float">
            <text:p>1442888703.14643</text:p>
          </table:table-cell>
          <table:table-cell office:value-type="float" office:value="65632" calcext:value-type="float">
            <text:p>65632</text:p>
          </table:table-cell>
          <table:table-cell table:formula="of:=[.C128]-[.C$2]" office:value-type="float" office:value="43.982399225235" calcext:value-type="float">
            <text:p>43.9823992252</text:p>
          </table:table-cell>
          <table:table-cell table:formula="of:=[.D128]/([.E128]-[.E127])" office:value-type="float" office:value="383719.231124573" calcext:value-type="float">
            <text:p>383719.2311245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88703.24688" calcext:value-type="float">
            <text:p>1442888703.24688</text:p>
          </table:table-cell>
          <table:table-cell office:value-type="float" office:value="1442888703.24693" calcext:value-type="float">
            <text:p>1442888703.24693</text:p>
          </table:table-cell>
          <table:table-cell office:value-type="float" office:value="65632" calcext:value-type="float">
            <text:p>65632</text:p>
          </table:table-cell>
          <table:table-cell table:formula="of:=[.C129]-[.C$2]" office:value-type="float" office:value="44.0828988552094" calcext:value-type="float">
            <text:p>44.0828988552</text:p>
          </table:table-cell>
          <table:table-cell table:formula="of:=[.D129]/([.E129]-[.E128])" office:value-type="float" office:value="653057.13082467" calcext:value-type="float">
            <text:p>653057.130824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88703.37697" calcext:value-type="float">
            <text:p>1442888703.37697</text:p>
          </table:table-cell>
          <table:table-cell office:value-type="float" office:value="1442888703.37708" calcext:value-type="float">
            <text:p>1442888703.37708</text:p>
          </table:table-cell>
          <table:table-cell office:value-type="float" office:value="65632" calcext:value-type="float">
            <text:p>65632</text:p>
          </table:table-cell>
          <table:table-cell table:formula="of:=[.C130]-[.C$2]" office:value-type="float" office:value="44.2130489349365" calcext:value-type="float">
            <text:p>44.2130489349</text:p>
          </table:table-cell>
          <table:table-cell table:formula="of:=[.D130]/([.E130]-[.E129])" office:value-type="float" office:value="504279.368384415" calcext:value-type="float">
            <text:p>504279.3683844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88703.54847" calcext:value-type="float">
            <text:p>1442888703.54847</text:p>
          </table:table-cell>
          <table:table-cell office:value-type="float" office:value="1442888703.54856" calcext:value-type="float">
            <text:p>1442888703.54856</text:p>
          </table:table-cell>
          <table:table-cell office:value-type="float" office:value="65632" calcext:value-type="float">
            <text:p>65632</text:p>
          </table:table-cell>
          <table:table-cell table:formula="of:=[.C131]-[.C$2]" office:value-type="float" office:value="44.3845329284668" calcext:value-type="float">
            <text:p>44.3845329285</text:p>
          </table:table-cell>
          <table:table-cell table:formula="of:=[.D131]/([.E131]-[.E130])" office:value-type="float" office:value="382729.598540714" calcext:value-type="float">
            <text:p>382729.598540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88703.64887" calcext:value-type="float">
            <text:p>1442888703.64887</text:p>
          </table:table-cell>
          <table:table-cell office:value-type="float" office:value="1442888703.64891" calcext:value-type="float">
            <text:p>1442888703.64891</text:p>
          </table:table-cell>
          <table:table-cell office:value-type="float" office:value="65632" calcext:value-type="float">
            <text:p>65632</text:p>
          </table:table-cell>
          <table:table-cell table:formula="of:=[.C132]-[.C$2]" office:value-type="float" office:value="44.4848854541779" calcext:value-type="float">
            <text:p>44.4848854542</text:p>
          </table:table-cell>
          <table:table-cell table:formula="of:=[.D132]/([.E132]-[.E131])" office:value-type="float" office:value="654014.430976767" calcext:value-type="float">
            <text:p>654014.4309767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88703.82435" calcext:value-type="float">
            <text:p>1442888703.82435</text:p>
          </table:table-cell>
          <table:table-cell office:value-type="float" office:value="1442888703.82441" calcext:value-type="float">
            <text:p>1442888703.82441</text:p>
          </table:table-cell>
          <table:table-cell office:value-type="float" office:value="65632" calcext:value-type="float">
            <text:p>65632</text:p>
          </table:table-cell>
          <table:table-cell table:formula="of:=[.C133]-[.C$2]" office:value-type="float" office:value="44.660382270813" calcext:value-type="float">
            <text:p>44.6603822708</text:p>
          </table:table-cell>
          <table:table-cell table:formula="of:=[.D133]/([.E133]-[.E132])" office:value-type="float" office:value="373978.293500632" calcext:value-type="float">
            <text:p>373978.2935006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88703.97995" calcext:value-type="float">
            <text:p>1442888703.97995</text:p>
          </table:table-cell>
          <table:table-cell office:value-type="float" office:value="1442888703.97999" calcext:value-type="float">
            <text:p>1442888703.97999</text:p>
          </table:table-cell>
          <table:table-cell office:value-type="float" office:value="65632" calcext:value-type="float">
            <text:p>65632</text:p>
          </table:table-cell>
          <table:table-cell table:formula="of:=[.C134]-[.C$2]" office:value-type="float" office:value="44.8159627914429" calcext:value-type="float">
            <text:p>44.8159627914</text:p>
          </table:table-cell>
          <table:table-cell table:formula="of:=[.D134]/([.E134]-[.E133])" office:value-type="float" office:value="421852.297024605" calcext:value-type="float">
            <text:p>421852.2970246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88704.15076" calcext:value-type="float">
            <text:p>1442888704.15076</text:p>
          </table:table-cell>
          <table:table-cell office:value-type="float" office:value="1442888704.15079" calcext:value-type="float">
            <text:p>1442888704.15079</text:p>
          </table:table-cell>
          <table:table-cell office:value-type="float" office:value="65632" calcext:value-type="float">
            <text:p>65632</text:p>
          </table:table-cell>
          <table:table-cell table:formula="of:=[.C135]-[.C$2]" office:value-type="float" office:value="44.9867630004883" calcext:value-type="float">
            <text:p>44.9867630005</text:p>
          </table:table-cell>
          <table:table-cell table:formula="of:=[.D135]/([.E135]-[.E134])" office:value-type="float" office:value="384261.824776518" calcext:value-type="float">
            <text:p>384261.8247765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88704.22638" calcext:value-type="float">
            <text:p>1442888704.22638</text:p>
          </table:table-cell>
          <table:table-cell office:value-type="float" office:value="1442888704.2264" calcext:value-type="float">
            <text:p>1442888704.2264</text:p>
          </table:table-cell>
          <table:table-cell office:value-type="float" office:value="65632" calcext:value-type="float">
            <text:p>65632</text:p>
          </table:table-cell>
          <table:table-cell table:formula="of:=[.C136]-[.C$2]" office:value-type="float" office:value="45.062376499176" calcext:value-type="float">
            <text:p>45.0623764992</text:p>
          </table:table-cell>
          <table:table-cell table:formula="of:=[.D136]/([.E136]-[.E135])" office:value-type="float" office:value="867993.164435307" calcext:value-type="float">
            <text:p>867993.1644353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88704.38137" calcext:value-type="float">
            <text:p>1442888704.38137</text:p>
          </table:table-cell>
          <table:table-cell office:value-type="float" office:value="1442888704.38141" calcext:value-type="float">
            <text:p>1442888704.38141</text:p>
          </table:table-cell>
          <table:table-cell office:value-type="float" office:value="65632" calcext:value-type="float">
            <text:p>65632</text:p>
          </table:table-cell>
          <table:table-cell table:formula="of:=[.C137]-[.C$2]" office:value-type="float" office:value="45.2173826694489" calcext:value-type="float">
            <text:p>45.2173826694</text:p>
          </table:table-cell>
          <table:table-cell table:formula="of:=[.D137]/([.E137]-[.E136])" office:value-type="float" office:value="423415.402654493" calcext:value-type="float">
            <text:p>423415.4026544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88704.55245" calcext:value-type="float">
            <text:p>1442888704.55245</text:p>
          </table:table-cell>
          <table:table-cell office:value-type="float" office:value="1442888704.5526" calcext:value-type="float">
            <text:p>1442888704.5526</text:p>
          </table:table-cell>
          <table:table-cell office:value-type="float" office:value="65632" calcext:value-type="float">
            <text:p>65632</text:p>
          </table:table-cell>
          <table:table-cell table:formula="of:=[.C138]-[.C$2]" office:value-type="float" office:value="45.3885772228241" calcext:value-type="float">
            <text:p>45.3885772228</text:p>
          </table:table-cell>
          <table:table-cell table:formula="of:=[.D138]/([.E138]-[.E137])" office:value-type="float" office:value="383376.682879274" calcext:value-type="float">
            <text:p>383376.6828792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88704.62818" calcext:value-type="float">
            <text:p>1442888704.62818</text:p>
          </table:table-cell>
          <table:table-cell office:value-type="float" office:value="1442888704.62821" calcext:value-type="float">
            <text:p>1442888704.62821</text:p>
          </table:table-cell>
          <table:table-cell office:value-type="float" office:value="65632" calcext:value-type="float">
            <text:p>65632</text:p>
          </table:table-cell>
          <table:table-cell table:formula="of:=[.C139]-[.C$2]" office:value-type="float" office:value="45.4641871452332" calcext:value-type="float">
            <text:p>45.4641871452</text:p>
          </table:table-cell>
          <table:table-cell table:formula="of:=[.D139]/([.E139]-[.E138])" office:value-type="float" office:value="868034.219701007" calcext:value-type="float">
            <text:p>868034.2197010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88704.78325" calcext:value-type="float">
            <text:p>1442888704.78325</text:p>
          </table:table-cell>
          <table:table-cell office:value-type="float" office:value="1442888704.78329" calcext:value-type="float">
            <text:p>1442888704.78329</text:p>
          </table:table-cell>
          <table:table-cell office:value-type="float" office:value="65632" calcext:value-type="float">
            <text:p>65632</text:p>
          </table:table-cell>
          <table:table-cell table:formula="of:=[.C140]-[.C$2]" office:value-type="float" office:value="45.6192607879639" calcext:value-type="float">
            <text:p>45.619260788</text:p>
          </table:table-cell>
          <table:table-cell table:formula="of:=[.D140]/([.E140]-[.E139])" office:value-type="float" office:value="423231.174842334" calcext:value-type="float">
            <text:p>423231.1748423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88704.95415" calcext:value-type="float">
            <text:p>1442888704.95415</text:p>
          </table:table-cell>
          <table:table-cell office:value-type="float" office:value="1442888704.95419" calcext:value-type="float">
            <text:p>1442888704.95419</text:p>
          </table:table-cell>
          <table:table-cell office:value-type="float" office:value="65632" calcext:value-type="float">
            <text:p>65632</text:p>
          </table:table-cell>
          <table:table-cell table:formula="of:=[.C141]-[.C$2]" office:value-type="float" office:value="45.7901675701141" calcext:value-type="float">
            <text:p>45.7901675701</text:p>
          </table:table-cell>
          <table:table-cell table:formula="of:=[.D141]/([.E141]-[.E140])" office:value-type="float" office:value="384022.20891558" calcext:value-type="float">
            <text:p>384022.208915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88705.04289" calcext:value-type="float">
            <text:p>1442888705.04289</text:p>
          </table:table-cell>
          <table:table-cell office:value-type="float" office:value="1442888705.04293" calcext:value-type="float">
            <text:p>1442888705.04293</text:p>
          </table:table-cell>
          <table:table-cell office:value-type="float" office:value="65632" calcext:value-type="float">
            <text:p>65632</text:p>
          </table:table-cell>
          <table:table-cell table:formula="of:=[.C142]-[.C$2]" office:value-type="float" office:value="45.8789038658142" calcext:value-type="float">
            <text:p>45.8789038658</text:p>
          </table:table-cell>
          <table:table-cell table:formula="of:=[.D142]/([.E142]-[.E141])" office:value-type="float" office:value="739629.702617233" calcext:value-type="float">
            <text:p>739629.7026172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88705.20553" calcext:value-type="float">
            <text:p>1442888705.20553</text:p>
          </table:table-cell>
          <table:table-cell office:value-type="float" office:value="1442888705.20557" calcext:value-type="float">
            <text:p>1442888705.20557</text:p>
          </table:table-cell>
          <table:table-cell office:value-type="float" office:value="65632" calcext:value-type="float">
            <text:p>65632</text:p>
          </table:table-cell>
          <table:table-cell table:formula="of:=[.C143]-[.C$2]" office:value-type="float" office:value="46.0415477752686" calcext:value-type="float">
            <text:p>46.0415477753</text:p>
          </table:table-cell>
          <table:table-cell table:formula="of:=[.D143]/([.E143]-[.E142])" office:value-type="float" office:value="403531.864305211" calcext:value-type="float">
            <text:p>403531.8643052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88705.27161" calcext:value-type="float">
            <text:p>1442888705.27161</text:p>
          </table:table-cell>
          <table:table-cell office:value-type="float" office:value="1442888705.27166" calcext:value-type="float">
            <text:p>1442888705.27166</text:p>
          </table:table-cell>
          <table:table-cell office:value-type="float" office:value="65632" calcext:value-type="float">
            <text:p>65632</text:p>
          </table:table-cell>
          <table:table-cell table:formula="of:=[.C144]-[.C$2]" office:value-type="float" office:value="46.1076326370239" calcext:value-type="float">
            <text:p>46.107632637</text:p>
          </table:table-cell>
          <table:table-cell table:formula="of:=[.D144]/([.E144]-[.E143])" office:value-type="float" office:value="993147.269384516" calcext:value-type="float">
            <text:p>993147.2693845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88705.31546" calcext:value-type="float">
            <text:p>1442888705.31546</text:p>
          </table:table-cell>
          <table:table-cell office:value-type="float" office:value="1442888705.31551" calcext:value-type="float">
            <text:p>1442888705.31551</text:p>
          </table:table-cell>
          <table:table-cell office:value-type="float" office:value="65632" calcext:value-type="float">
            <text:p>65632</text:p>
          </table:table-cell>
          <table:table-cell table:formula="of:=[.C145]-[.C$2]" office:value-type="float" office:value="46.1514847278595" calcext:value-type="float">
            <text:p>46.1514847279</text:p>
          </table:table-cell>
          <table:table-cell table:formula="of:=[.D145]/([.E145]-[.E144])" office:value-type="float" office:value="1496667.51914054" calcext:value-type="float">
            <text:p>1496667.519140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88705.38172" calcext:value-type="float">
            <text:p>1442888705.38172</text:p>
          </table:table-cell>
          <table:table-cell office:value-type="float" office:value="1442888705.38177" calcext:value-type="float">
            <text:p>1442888705.38177</text:p>
          </table:table-cell>
          <table:table-cell office:value-type="float" office:value="65632" calcext:value-type="float">
            <text:p>65632</text:p>
          </table:table-cell>
          <table:table-cell table:formula="of:=[.C146]-[.C$2]" office:value-type="float" office:value="46.2177422046661" calcext:value-type="float">
            <text:p>46.2177422047</text:p>
          </table:table-cell>
          <table:table-cell table:formula="of:=[.D146]/([.E146]-[.E145])" office:value-type="float" office:value="990559.906039496" calcext:value-type="float">
            <text:p>990559.9060394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88705.45858" calcext:value-type="float">
            <text:p>1442888705.45858</text:p>
          </table:table-cell>
          <table:table-cell office:value-type="float" office:value="1442888705.45862" calcext:value-type="float">
            <text:p>1442888705.45862</text:p>
          </table:table-cell>
          <table:table-cell office:value-type="float" office:value="65632" calcext:value-type="float">
            <text:p>65632</text:p>
          </table:table-cell>
          <table:table-cell table:formula="of:=[.C147]-[.C$2]" office:value-type="float" office:value="46.294596195221" calcext:value-type="float">
            <text:p>46.2945961952</text:p>
          </table:table-cell>
          <table:table-cell table:formula="of:=[.D147]/([.E147]-[.E146])" office:value-type="float" office:value="853982.98157587" calcext:value-type="float">
            <text:p>853982.981575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88705.50256" calcext:value-type="float">
            <text:p>1442888705.50256</text:p>
          </table:table-cell>
          <table:table-cell office:value-type="float" office:value="1442888705.50261" calcext:value-type="float">
            <text:p>1442888705.50261</text:p>
          </table:table-cell>
          <table:table-cell office:value-type="float" office:value="65632" calcext:value-type="float">
            <text:p>65632</text:p>
          </table:table-cell>
          <table:table-cell table:formula="of:=[.C148]-[.C$2]" office:value-type="float" office:value="46.3385832309723" calcext:value-type="float">
            <text:p>46.338583231</text:p>
          </table:table-cell>
          <table:table-cell table:formula="of:=[.D148]/([.E148]-[.E147])" office:value-type="float" office:value="1492075.99191306" calcext:value-type="float">
            <text:p>1492075.991913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88705.56858" calcext:value-type="float">
            <text:p>1442888705.56858</text:p>
          </table:table-cell>
          <table:table-cell office:value-type="float" office:value="1442888705.56862" calcext:value-type="float">
            <text:p>1442888705.56862</text:p>
          </table:table-cell>
          <table:table-cell office:value-type="float" office:value="65632" calcext:value-type="float">
            <text:p>65632</text:p>
          </table:table-cell>
          <table:table-cell table:formula="of:=[.C149]-[.C$2]" office:value-type="float" office:value="46.4045898914337" calcext:value-type="float">
            <text:p>46.4045898914</text:p>
          </table:table-cell>
          <table:table-cell table:formula="of:=[.D149]/([.E149]-[.E148])" office:value-type="float" office:value="994323.899151893" calcext:value-type="float">
            <text:p>994323.8991518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88705.63453" calcext:value-type="float">
            <text:p>1442888705.63453</text:p>
          </table:table-cell>
          <table:table-cell office:value-type="float" office:value="1442888705.63458" calcext:value-type="float">
            <text:p>1442888705.63458</text:p>
          </table:table-cell>
          <table:table-cell office:value-type="float" office:value="65632" calcext:value-type="float">
            <text:p>65632</text:p>
          </table:table-cell>
          <table:table-cell table:formula="of:=[.C150]-[.C$2]" office:value-type="float" office:value="46.4705514907837" calcext:value-type="float">
            <text:p>46.4705514908</text:p>
          </table:table-cell>
          <table:table-cell table:formula="of:=[.D150]/([.E150]-[.E149])" office:value-type="float" office:value="995003.163155174" calcext:value-type="float">
            <text:p>995003.1631551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88705.70054" calcext:value-type="float">
            <text:p>1442888705.70054</text:p>
          </table:table-cell>
          <table:table-cell office:value-type="float" office:value="1442888705.70058" calcext:value-type="float">
            <text:p>1442888705.70058</text:p>
          </table:table-cell>
          <table:table-cell office:value-type="float" office:value="65632" calcext:value-type="float">
            <text:p>65632</text:p>
          </table:table-cell>
          <table:table-cell table:formula="of:=[.C151]-[.C$2]" office:value-type="float" office:value="46.5365562438965" calcext:value-type="float">
            <text:p>46.5365562439</text:p>
          </table:table-cell>
          <table:table-cell table:formula="of:=[.D151]/([.E151]-[.E150])" office:value-type="float" office:value="994352.632269437" calcext:value-type="float">
            <text:p>994352.6322694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88705.76654" calcext:value-type="float">
            <text:p>1442888705.76654</text:p>
          </table:table-cell>
          <table:table-cell office:value-type="float" office:value="1442888705.76658" calcext:value-type="float">
            <text:p>1442888705.76658</text:p>
          </table:table-cell>
          <table:table-cell office:value-type="float" office:value="65632" calcext:value-type="float">
            <text:p>65632</text:p>
          </table:table-cell>
          <table:table-cell table:formula="of:=[.C152]-[.C$2]" office:value-type="float" office:value="46.6025528907776" calcext:value-type="float">
            <text:p>46.6025528908</text:p>
          </table:table-cell>
          <table:table-cell table:formula="of:=[.D152]/([.E152]-[.E151])" office:value-type="float" office:value="994474.766547451" calcext:value-type="float">
            <text:p>994474.7665474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88705.8326" calcext:value-type="float">
            <text:p>1442888705.8326</text:p>
          </table:table-cell>
          <table:table-cell office:value-type="float" office:value="1442888705.83264" calcext:value-type="float">
            <text:p>1442888705.83264</text:p>
          </table:table-cell>
          <table:table-cell office:value-type="float" office:value="65632" calcext:value-type="float">
            <text:p>65632</text:p>
          </table:table-cell>
          <table:table-cell table:formula="of:=[.C153]-[.C$2]" office:value-type="float" office:value="46.668609380722" calcext:value-type="float">
            <text:p>46.6686093807</text:p>
          </table:table-cell>
          <table:table-cell table:formula="of:=[.D153]/([.E153]-[.E152])" office:value-type="float" office:value="993573.834383042" calcext:value-type="float">
            <text:p>993573.8343830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88705.8764" calcext:value-type="float">
            <text:p>1442888705.8764</text:p>
          </table:table-cell>
          <table:table-cell office:value-type="float" office:value="1442888705.87644" calcext:value-type="float">
            <text:p>1442888705.87644</text:p>
          </table:table-cell>
          <table:table-cell office:value-type="float" office:value="65632" calcext:value-type="float">
            <text:p>65632</text:p>
          </table:table-cell>
          <table:table-cell table:formula="of:=[.C154]-[.C$2]" office:value-type="float" office:value="46.712414264679" calcext:value-type="float">
            <text:p>46.7124142647</text:p>
          </table:table-cell>
          <table:table-cell table:formula="of:=[.D154]/([.E154]-[.E153])" office:value-type="float" office:value="1498280.4215293" calcext:value-type="float">
            <text:p>1498280.421529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88705.94205" calcext:value-type="float">
            <text:p>1442888705.94205</text:p>
          </table:table-cell>
          <table:table-cell office:value-type="float" office:value="1442888705.94211" calcext:value-type="float">
            <text:p>1442888705.94211</text:p>
          </table:table-cell>
          <table:table-cell office:value-type="float" office:value="65632" calcext:value-type="float">
            <text:p>65632</text:p>
          </table:table-cell>
          <table:table-cell table:formula="of:=[.C155]-[.C$2]" office:value-type="float" office:value="46.7780826091766" calcext:value-type="float">
            <text:p>46.7780826092</text:p>
          </table:table-cell>
          <table:table-cell table:formula="of:=[.D155]/([.E155]-[.E154])" office:value-type="float" office:value="999446.544633359" calcext:value-type="float">
            <text:p>999446.5446333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88706.00644" calcext:value-type="float">
            <text:p>1442888706.00644</text:p>
          </table:table-cell>
          <table:table-cell office:value-type="float" office:value="1442888706.00648" calcext:value-type="float">
            <text:p>1442888706.00648</text:p>
          </table:table-cell>
          <table:table-cell office:value-type="float" office:value="65632" calcext:value-type="float">
            <text:p>65632</text:p>
          </table:table-cell>
          <table:table-cell table:formula="of:=[.C156]-[.C$2]" office:value-type="float" office:value="46.8424580097198" calcext:value-type="float">
            <text:p>46.8424580097</text:p>
          </table:table-cell>
          <table:table-cell table:formula="of:=[.D156]/([.E156]-[.E155])" office:value-type="float" office:value="1019519.87010851" calcext:value-type="float">
            <text:p>1019519.870108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88706.0669" calcext:value-type="float">
            <text:p>1442888706.0669</text:p>
          </table:table-cell>
          <table:table-cell office:value-type="float" office:value="1442888706.06694" calcext:value-type="float">
            <text:p>1442888706.06694</text:p>
          </table:table-cell>
          <table:table-cell office:value-type="float" office:value="65632" calcext:value-type="float">
            <text:p>65632</text:p>
          </table:table-cell>
          <table:table-cell table:formula="of:=[.C157]-[.C$2]" office:value-type="float" office:value="46.9029114246368" calcext:value-type="float">
            <text:p>46.9029114246</text:p>
          </table:table-cell>
          <table:table-cell table:formula="of:=[.D157]/([.E157]-[.E156])" office:value-type="float" office:value="1085662.40782458" calcext:value-type="float">
            <text:p>1085662.407824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88706.1275" calcext:value-type="float">
            <text:p>1442888706.1275</text:p>
          </table:table-cell>
          <table:table-cell office:value-type="float" office:value="1442888706.12754" calcext:value-type="float">
            <text:p>1442888706.12754</text:p>
          </table:table-cell>
          <table:table-cell office:value-type="float" office:value="65632" calcext:value-type="float">
            <text:p>65632</text:p>
          </table:table-cell>
          <table:table-cell table:formula="of:=[.C158]-[.C$2]" office:value-type="float" office:value="46.9635097980499" calcext:value-type="float">
            <text:p>46.9635097981</text:p>
          </table:table-cell>
          <table:table-cell table:formula="of:=[.D158]/([.E158]-[.E157])" office:value-type="float" office:value="1083065.37458689" calcext:value-type="float">
            <text:p>1083065.374586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88706.18807" calcext:value-type="float">
            <text:p>1442888706.18807</text:p>
          </table:table-cell>
          <table:table-cell office:value-type="float" office:value="1442888706.18811" calcext:value-type="float">
            <text:p>1442888706.18811</text:p>
          </table:table-cell>
          <table:table-cell office:value-type="float" office:value="65632" calcext:value-type="float">
            <text:p>65632</text:p>
          </table:table-cell>
          <table:table-cell table:formula="of:=[.C159]-[.C$2]" office:value-type="float" office:value="47.0240867137909" calcext:value-type="float">
            <text:p>47.0240867138</text:p>
          </table:table-cell>
          <table:table-cell table:formula="of:=[.D159]/([.E159]-[.E158])" office:value-type="float" office:value="1083449.02009619" calcext:value-type="float">
            <text:p>1083449.020096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88706.22834" calcext:value-type="float">
            <text:p>1442888706.22834</text:p>
          </table:table-cell>
          <table:table-cell office:value-type="float" office:value="1442888706.22839" calcext:value-type="float">
            <text:p>1442888706.22839</text:p>
          </table:table-cell>
          <table:table-cell office:value-type="float" office:value="65632" calcext:value-type="float">
            <text:p>65632</text:p>
          </table:table-cell>
          <table:table-cell table:formula="of:=[.C160]-[.C$2]" office:value-type="float" office:value="47.0643606185913" calcext:value-type="float">
            <text:p>47.0643606186</text:p>
          </table:table-cell>
          <table:table-cell table:formula="of:=[.D160]/([.E160]-[.E159])" office:value-type="float" office:value="1629640.83878263" calcext:value-type="float">
            <text:p>1629640.838782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88706.28896" calcext:value-type="float">
            <text:p>1442888706.28896</text:p>
          </table:table-cell>
          <table:table-cell office:value-type="float" office:value="1442888706.28899" calcext:value-type="float">
            <text:p>1442888706.28899</text:p>
          </table:table-cell>
          <table:table-cell office:value-type="float" office:value="65632" calcext:value-type="float">
            <text:p>65632</text:p>
          </table:table-cell>
          <table:table-cell table:formula="of:=[.C161]-[.C$2]" office:value-type="float" office:value="47.1249670982361" calcext:value-type="float">
            <text:p>47.1249670982</text:p>
          </table:table-cell>
          <table:table-cell table:formula="of:=[.D161]/([.E161]-[.E160])" office:value-type="float" office:value="1082920.51253727" calcext:value-type="float">
            <text:p>1082920.512537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88706.34951" calcext:value-type="float">
            <text:p>1442888706.34951</text:p>
          </table:table-cell>
          <table:table-cell office:value-type="float" office:value="1442888706.34957" calcext:value-type="float">
            <text:p>1442888706.34957</text:p>
          </table:table-cell>
          <table:table-cell office:value-type="float" office:value="65632" calcext:value-type="float">
            <text:p>65632</text:p>
          </table:table-cell>
          <table:table-cell table:formula="of:=[.C162]-[.C$2]" office:value-type="float" office:value="47.1855416297913" calcext:value-type="float">
            <text:p>47.1855416298</text:p>
          </table:table-cell>
          <table:table-cell table:formula="of:=[.D162]/([.E162]-[.E161])" office:value-type="float" office:value="1083491.6641529" calcext:value-type="float">
            <text:p>1083491.66415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88706.41009" calcext:value-type="float">
            <text:p>1442888706.41009</text:p>
          </table:table-cell>
          <table:table-cell office:value-type="float" office:value="1442888706.41015" calcext:value-type="float">
            <text:p>1442888706.41015</text:p>
          </table:table-cell>
          <table:table-cell office:value-type="float" office:value="65632" calcext:value-type="float">
            <text:p>65632</text:p>
          </table:table-cell>
          <table:table-cell table:formula="of:=[.C163]-[.C$2]" office:value-type="float" office:value="47.2461256980896" calcext:value-type="float">
            <text:p>47.2461256981</text:p>
          </table:table-cell>
          <table:table-cell table:formula="of:=[.D163]/([.E163]-[.E162])" office:value-type="float" office:value="1083321.10806429" calcext:value-type="float">
            <text:p>1083321.108064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88706.47063" calcext:value-type="float">
            <text:p>1442888706.47063</text:p>
          </table:table-cell>
          <table:table-cell office:value-type="float" office:value="1442888706.47067" calcext:value-type="float">
            <text:p>1442888706.47067</text:p>
          </table:table-cell>
          <table:table-cell office:value-type="float" office:value="65632" calcext:value-type="float">
            <text:p>65632</text:p>
          </table:table-cell>
          <table:table-cell table:formula="of:=[.C164]-[.C$2]" office:value-type="float" office:value="47.3066449165344" calcext:value-type="float">
            <text:p>47.3066449165</text:p>
          </table:table-cell>
          <table:table-cell table:formula="of:=[.D164]/([.E164]-[.E163])" office:value-type="float" office:value="1084481.94947919" calcext:value-type="float">
            <text:p>1084481.949479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88706.53119" calcext:value-type="float">
            <text:p>1442888706.53119</text:p>
          </table:table-cell>
          <table:table-cell office:value-type="float" office:value="1442888706.53125" calcext:value-type="float">
            <text:p>1442888706.53125</text:p>
          </table:table-cell>
          <table:table-cell office:value-type="float" office:value="65632" calcext:value-type="float">
            <text:p>65632</text:p>
          </table:table-cell>
          <table:table-cell table:formula="of:=[.C165]-[.C$2]" office:value-type="float" office:value="47.3672213554382" calcext:value-type="float">
            <text:p>47.3672213554</text:p>
          </table:table-cell>
          <table:table-cell table:formula="of:=[.D165]/([.E165]-[.E164])" office:value-type="float" office:value="1083457.54863899" calcext:value-type="float">
            <text:p>1083457.548638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88706.5715" calcext:value-type="float">
            <text:p>1442888706.5715</text:p>
          </table:table-cell>
          <table:table-cell office:value-type="float" office:value="1442888706.57154" calcext:value-type="float">
            <text:p>1442888706.57154</text:p>
          </table:table-cell>
          <table:table-cell office:value-type="float" office:value="65632" calcext:value-type="float">
            <text:p>65632</text:p>
          </table:table-cell>
          <table:table-cell table:formula="of:=[.C166]-[.C$2]" office:value-type="float" office:value="47.4075121879578" calcext:value-type="float">
            <text:p>47.407512188</text:p>
          </table:table-cell>
          <table:table-cell table:formula="of:=[.D166]/([.E166]-[.E165])" office:value-type="float" office:value="1628956.16436281" calcext:value-type="float">
            <text:p>1628956.1643628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88706.63211" calcext:value-type="float">
            <text:p>1442888706.63211</text:p>
          </table:table-cell>
          <table:table-cell office:value-type="float" office:value="1442888706.63215" calcext:value-type="float">
            <text:p>1442888706.63215</text:p>
          </table:table-cell>
          <table:table-cell office:value-type="float" office:value="65632" calcext:value-type="float">
            <text:p>65632</text:p>
          </table:table-cell>
          <table:table-cell table:formula="of:=[.C167]-[.C$2]" office:value-type="float" office:value="47.4681220054626" calcext:value-type="float">
            <text:p>47.4681220055</text:p>
          </table:table-cell>
          <table:table-cell table:formula="of:=[.D167]/([.E167]-[.E166])" office:value-type="float" office:value="1082860.87472071" calcext:value-type="float">
            <text:p>1082860.874720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88706.69274" calcext:value-type="float">
            <text:p>1442888706.69274</text:p>
          </table:table-cell>
          <table:table-cell office:value-type="float" office:value="1442888706.69279" calcext:value-type="float">
            <text:p>1442888706.69279</text:p>
          </table:table-cell>
          <table:table-cell office:value-type="float" office:value="65632" calcext:value-type="float">
            <text:p>65632</text:p>
          </table:table-cell>
          <table:table-cell table:formula="of:=[.C168]-[.C$2]" office:value-type="float" office:value="47.5287590026855" calcext:value-type="float">
            <text:p>47.5287590027</text:p>
          </table:table-cell>
          <table:table-cell table:formula="of:=[.D168]/([.E168]-[.E167])" office:value-type="float" office:value="1082375.4969056" calcext:value-type="float">
            <text:p>1082375.49690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88706.74313" calcext:value-type="float">
            <text:p>1442888706.74313</text:p>
          </table:table-cell>
          <table:table-cell office:value-type="float" office:value="1442888706.74318" calcext:value-type="float">
            <text:p>1442888706.74318</text:p>
          </table:table-cell>
          <table:table-cell office:value-type="float" office:value="65632" calcext:value-type="float">
            <text:p>65632</text:p>
          </table:table-cell>
          <table:table-cell table:formula="of:=[.C169]-[.C$2]" office:value-type="float" office:value="47.579154253006" calcext:value-type="float">
            <text:p>47.579154253</text:p>
          </table:table-cell>
          <table:table-cell table:formula="of:=[.D169]/([.E169]-[.E168])" office:value-type="float" office:value="1302344.95478609" calcext:value-type="float">
            <text:p>1302344.954786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88706.80373" calcext:value-type="float">
            <text:p>1442888706.80373</text:p>
          </table:table-cell>
          <table:table-cell office:value-type="float" office:value="1442888706.80378" calcext:value-type="float">
            <text:p>1442888706.80378</text:p>
          </table:table-cell>
          <table:table-cell office:value-type="float" office:value="65632" calcext:value-type="float">
            <text:p>65632</text:p>
          </table:table-cell>
          <table:table-cell table:formula="of:=[.C170]-[.C$2]" office:value-type="float" office:value="47.6397531032562" calcext:value-type="float">
            <text:p>47.6397531033</text:p>
          </table:table-cell>
          <table:table-cell table:formula="of:=[.D170]/([.E170]-[.E169])" office:value-type="float" office:value="1083056.85221702" calcext:value-type="float">
            <text:p>1083056.852217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88706.86329" calcext:value-type="float">
            <text:p>1442888706.86329</text:p>
          </table:table-cell>
          <table:table-cell office:value-type="float" office:value="1442888706.86332" calcext:value-type="float">
            <text:p>1442888706.86332</text:p>
          </table:table-cell>
          <table:table-cell office:value-type="float" office:value="65632" calcext:value-type="float">
            <text:p>65632</text:p>
          </table:table-cell>
          <table:table-cell table:formula="of:=[.C171]-[.C$2]" office:value-type="float" office:value="47.6992962360382" calcext:value-type="float">
            <text:p>47.699296236</text:p>
          </table:table-cell>
          <table:table-cell table:formula="of:=[.D171]/([.E171]-[.E170])" office:value-type="float" office:value="1102259.77259732" calcext:value-type="float">
            <text:p>1102259.772597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88706.92485" calcext:value-type="float">
            <text:p>1442888706.92485</text:p>
          </table:table-cell>
          <table:table-cell office:value-type="float" office:value="1442888706.92489" calcext:value-type="float">
            <text:p>1442888706.92489</text:p>
          </table:table-cell>
          <table:table-cell office:value-type="float" office:value="65632" calcext:value-type="float">
            <text:p>65632</text:p>
          </table:table-cell>
          <table:table-cell table:formula="of:=[.C172]-[.C$2]" office:value-type="float" office:value="47.7608664035797" calcext:value-type="float">
            <text:p>47.7608664036</text:p>
          </table:table-cell>
          <table:table-cell table:formula="of:=[.D172]/([.E172]-[.E171])" office:value-type="float" office:value="1065970.78781308" calcext:value-type="float">
            <text:p>1065970.787813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88706.98548" calcext:value-type="float">
            <text:p>1442888706.98548</text:p>
          </table:table-cell>
          <table:table-cell office:value-type="float" office:value="1442888706.98552" calcext:value-type="float">
            <text:p>1442888706.98552</text:p>
          </table:table-cell>
          <table:table-cell office:value-type="float" office:value="65632" calcext:value-type="float">
            <text:p>65632</text:p>
          </table:table-cell>
          <table:table-cell table:formula="of:=[.C173]-[.C$2]" office:value-type="float" office:value="47.8214948177338" calcext:value-type="float">
            <text:p>47.8214948177</text:p>
          </table:table-cell>
          <table:table-cell table:formula="of:=[.D173]/([.E173]-[.E172])" office:value-type="float" office:value="1082528.72709541" calcext:value-type="float">
            <text:p>1082528.727095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88707.06614" calcext:value-type="float">
            <text:p>1442888707.06614</text:p>
          </table:table-cell>
          <table:table-cell office:value-type="float" office:value="1442888710.0059" calcext:value-type="float">
            <text:p>1442888710.0059</text:p>
          </table:table-cell>
          <table:table-cell office:value-type="float" office:value="65632" calcext:value-type="float">
            <text:p>65632</text:p>
          </table:table-cell>
          <table:table-cell table:formula="of:=[.C174]-[.C$2]" office:value-type="float" office:value="50.8418684005737" calcext:value-type="float">
            <text:p>50.8418684006</text:p>
          </table:table-cell>
          <table:table-cell table:formula="of:=[.D174]/([.E174]-[.E173])" office:value-type="float" office:value="21729.7622959237" calcext:value-type="float">
            <text:p>21729.76229592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88707.11992" calcext:value-type="float">
            <text:p>1442888707.11992</text:p>
          </table:table-cell>
          <table:table-cell office:value-type="float" office:value="1442888710.03341" calcext:value-type="float">
            <text:p>1442888710.03341</text:p>
          </table:table-cell>
          <table:table-cell office:value-type="float" office:value="65632" calcext:value-type="float">
            <text:p>65632</text:p>
          </table:table-cell>
          <table:table-cell table:formula="of:=[.C175]-[.C$2]" office:value-type="float" office:value="50.8693783283234" calcext:value-type="float">
            <text:p>50.8693783283</text:p>
          </table:table-cell>
          <table:table-cell table:formula="of:=[.D175]/([.E175]-[.E174])" office:value-type="float" office:value="2385756.90191966" calcext:value-type="float">
            <text:p>2385756.901919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88707.2007" calcext:value-type="float">
            <text:p>1442888707.2007</text:p>
          </table:table-cell>
          <table:table-cell office:value-type="float" office:value="1442888710.06094" calcext:value-type="float">
            <text:p>1442888710.06094</text:p>
          </table:table-cell>
          <table:table-cell office:value-type="float" office:value="65632" calcext:value-type="float">
            <text:p>65632</text:p>
          </table:table-cell>
          <table:table-cell table:formula="of:=[.C176]-[.C$2]" office:value-type="float" office:value="50.8969089984894" calcext:value-type="float">
            <text:p>50.8969089985</text:p>
          </table:table-cell>
          <table:table-cell table:formula="of:=[.D176]/([.E176]-[.E175])" office:value-type="float" office:value="2383959.40252182" calcext:value-type="float">
            <text:p>2383959.40252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88707.29492" calcext:value-type="float">
            <text:p>1442888707.29492</text:p>
          </table:table-cell>
          <table:table-cell office:value-type="float" office:value="1442888710.08881" calcext:value-type="float">
            <text:p>1442888710.08881</text:p>
          </table:table-cell>
          <table:table-cell office:value-type="float" office:value="65632" calcext:value-type="float">
            <text:p>65632</text:p>
          </table:table-cell>
          <table:table-cell table:formula="of:=[.C177]-[.C$2]" office:value-type="float" office:value="50.924779176712" calcext:value-type="float">
            <text:p>50.9247791767</text:p>
          </table:table-cell>
          <table:table-cell table:formula="of:=[.D177]/([.E177]-[.E176])" office:value-type="float" office:value="2354918.56118259" calcext:value-type="float">
            <text:p>2354918.561182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88707.34876" calcext:value-type="float">
            <text:p>1442888707.34876</text:p>
          </table:table-cell>
          <table:table-cell office:value-type="float" office:value="1442888710.11633" calcext:value-type="float">
            <text:p>1442888710.11633</text:p>
          </table:table-cell>
          <table:table-cell office:value-type="float" office:value="65632" calcext:value-type="float">
            <text:p>65632</text:p>
          </table:table-cell>
          <table:table-cell table:formula="of:=[.C178]-[.C$2]" office:value-type="float" office:value="50.9523046016693" calcext:value-type="float">
            <text:p>50.9523046017</text:p>
          </table:table-cell>
          <table:table-cell table:formula="of:=[.D178]/([.E178]-[.E177])" office:value-type="float" office:value="2384413.68668688" calcext:value-type="float">
            <text:p>2384413.686686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88707.42952" calcext:value-type="float">
            <text:p>1442888707.42952</text:p>
          </table:table-cell>
          <table:table-cell office:value-type="float" office:value="1442888710.14394" calcext:value-type="float">
            <text:p>1442888710.14394</text:p>
          </table:table-cell>
          <table:table-cell office:value-type="float" office:value="65632" calcext:value-type="float">
            <text:p>65632</text:p>
          </table:table-cell>
          <table:table-cell table:formula="of:=[.C179]-[.C$2]" office:value-type="float" office:value="50.9799103736877" calcext:value-type="float">
            <text:p>50.9799103737</text:p>
          </table:table-cell>
          <table:table-cell table:formula="of:=[.D179]/([.E179]-[.E178])" office:value-type="float" office:value="2377473.81077323" calcext:value-type="float">
            <text:p>2377473.810773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88707.51046" calcext:value-type="float">
            <text:p>1442888707.51046</text:p>
          </table:table-cell>
          <table:table-cell office:value-type="float" office:value="1442888710.17143" calcext:value-type="float">
            <text:p>1442888710.17143</text:p>
          </table:table-cell>
          <table:table-cell office:value-type="float" office:value="65632" calcext:value-type="float">
            <text:p>65632</text:p>
          </table:table-cell>
          <table:table-cell table:formula="of:=[.C180]-[.C$2]" office:value-type="float" office:value="51.0074043273926" calcext:value-type="float">
            <text:p>51.0074043274</text:p>
          </table:table-cell>
          <table:table-cell table:formula="of:=[.D180]/([.E180]-[.E179])" office:value-type="float" office:value="2387143.03168629" calcext:value-type="float">
            <text:p>2387143.031686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88707.59096" calcext:value-type="float">
            <text:p>1442888707.59096</text:p>
          </table:table-cell>
          <table:table-cell office:value-type="float" office:value="1442888710.19908" calcext:value-type="float">
            <text:p>1442888710.19908</text:p>
          </table:table-cell>
          <table:table-cell office:value-type="float" office:value="65632" calcext:value-type="float">
            <text:p>65632</text:p>
          </table:table-cell>
          <table:table-cell table:formula="of:=[.C181]-[.C$2]" office:value-type="float" office:value="51.0350568294525" calcext:value-type="float">
            <text:p>51.0350568295</text:p>
          </table:table-cell>
          <table:table-cell table:formula="of:=[.D181]/([.E181]-[.E180])" office:value-type="float" office:value="2373456.11105076" calcext:value-type="float">
            <text:p>2373456.111050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88707.67174" calcext:value-type="float">
            <text:p>1442888707.67174</text:p>
          </table:table-cell>
          <table:table-cell office:value-type="float" office:value="1442888710.2266" calcext:value-type="float">
            <text:p>1442888710.2266</text:p>
          </table:table-cell>
          <table:table-cell office:value-type="float" office:value="65632" calcext:value-type="float">
            <text:p>65632</text:p>
          </table:table-cell>
          <table:table-cell table:formula="of:=[.C182]-[.C$2]" office:value-type="float" office:value="51.0625705718994" calcext:value-type="float">
            <text:p>51.0625705719</text:p>
          </table:table-cell>
          <table:table-cell table:formula="of:=[.D182]/([.E182]-[.E181])" office:value-type="float" office:value="2385426.12393307" calcext:value-type="float">
            <text:p>2385426.123933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88707.75261" calcext:value-type="float">
            <text:p>1442888707.75261</text:p>
          </table:table-cell>
          <table:table-cell office:value-type="float" office:value="1442888710.25416" calcext:value-type="float">
            <text:p>1442888710.25416</text:p>
          </table:table-cell>
          <table:table-cell office:value-type="float" office:value="65632" calcext:value-type="float">
            <text:p>65632</text:p>
          </table:table-cell>
          <table:table-cell table:formula="of:=[.C183]-[.C$2]" office:value-type="float" office:value="51.0901303291321" calcext:value-type="float">
            <text:p>51.0901303291</text:p>
          </table:table-cell>
          <table:table-cell table:formula="of:=[.D183]/([.E183]-[.E182])" office:value-type="float" office:value="2381443.32861567" calcext:value-type="float">
            <text:p>2381443.3286156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88707.80633" calcext:value-type="float">
            <text:p>1442888707.80633</text:p>
          </table:table-cell>
          <table:table-cell office:value-type="float" office:value="1442888710.28161" calcext:value-type="float">
            <text:p>1442888710.28161</text:p>
          </table:table-cell>
          <table:table-cell office:value-type="float" office:value="65632" calcext:value-type="float">
            <text:p>65632</text:p>
          </table:table-cell>
          <table:table-cell table:formula="of:=[.C184]-[.C$2]" office:value-type="float" office:value="51.1175842285156" calcext:value-type="float">
            <text:p>51.1175842285</text:p>
          </table:table-cell>
          <table:table-cell table:formula="of:=[.D184]/([.E184]-[.E183])" office:value-type="float" office:value="2390625.79355623" calcext:value-type="float">
            <text:p>2390625.793556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88707.90054" calcext:value-type="float">
            <text:p>1442888707.90054</text:p>
          </table:table-cell>
          <table:table-cell office:value-type="float" office:value="1442888710.3091" calcext:value-type="float">
            <text:p>1442888710.3091</text:p>
          </table:table-cell>
          <table:table-cell office:value-type="float" office:value="65632" calcext:value-type="float">
            <text:p>65632</text:p>
          </table:table-cell>
          <table:table-cell table:formula="of:=[.C185]-[.C$2]" office:value-type="float" office:value="51.1450777053833" calcext:value-type="float">
            <text:p>51.1450777054</text:p>
          </table:table-cell>
          <table:table-cell table:formula="of:=[.D185]/([.E185]-[.E184])" office:value-type="float" office:value="2387184.43345243" calcext:value-type="float">
            <text:p>2387184.433452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88707.98127" calcext:value-type="float">
            <text:p>1442888707.98127</text:p>
          </table:table-cell>
          <table:table-cell office:value-type="float" office:value="1442888710.33664" calcext:value-type="float">
            <text:p>1442888710.33664</text:p>
          </table:table-cell>
          <table:table-cell office:value-type="float" office:value="65632" calcext:value-type="float">
            <text:p>65632</text:p>
          </table:table-cell>
          <table:table-cell table:formula="of:=[.C186]-[.C$2]" office:value-type="float" office:value="51.1726138591766" calcext:value-type="float">
            <text:p>51.1726138592</text:p>
          </table:table-cell>
          <table:table-cell table:formula="of:=[.D186]/([.E186]-[.E185])" office:value-type="float" office:value="2383484.65412355" calcext:value-type="float">
            <text:p>2383484.654123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88708.06199" calcext:value-type="float">
            <text:p>1442888708.06199</text:p>
          </table:table-cell>
          <table:table-cell office:value-type="float" office:value="1442888710.36414" calcext:value-type="float">
            <text:p>1442888710.36414</text:p>
          </table:table-cell>
          <table:table-cell office:value-type="float" office:value="65632" calcext:value-type="float">
            <text:p>65632</text:p>
          </table:table-cell>
          <table:table-cell table:formula="of:=[.C187]-[.C$2]" office:value-type="float" office:value="51.2001097202301" calcext:value-type="float">
            <text:p>51.2001097202</text:p>
          </table:table-cell>
          <table:table-cell table:formula="of:=[.D187]/([.E187]-[.E186])" office:value-type="float" office:value="2386977.43898167" calcext:value-type="float">
            <text:p>2386977.438981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88708.11588" calcext:value-type="float">
            <text:p>1442888708.11588</text:p>
          </table:table-cell>
          <table:table-cell office:value-type="float" office:value="1442888710.39168" calcext:value-type="float">
            <text:p>1442888710.39168</text:p>
          </table:table-cell>
          <table:table-cell office:value-type="float" office:value="65632" calcext:value-type="float">
            <text:p>65632</text:p>
          </table:table-cell>
          <table:table-cell table:formula="of:=[.C188]-[.C$2]" office:value-type="float" office:value="51.2276566028595" calcext:value-type="float">
            <text:p>51.2276566029</text:p>
          </table:table-cell>
          <table:table-cell table:formula="of:=[.D188]/([.E188]-[.E187])" office:value-type="float" office:value="2382556.34523109" calcext:value-type="float">
            <text:p>2382556.345231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88708.1966" calcext:value-type="float">
            <text:p>1442888708.1966</text:p>
          </table:table-cell>
          <table:table-cell office:value-type="float" office:value="1442888710.41924" calcext:value-type="float">
            <text:p>1442888710.41924</text:p>
          </table:table-cell>
          <table:table-cell office:value-type="float" office:value="65632" calcext:value-type="float">
            <text:p>65632</text:p>
          </table:table-cell>
          <table:table-cell table:formula="of:=[.C189]-[.C$2]" office:value-type="float" office:value="51.255209684372" calcext:value-type="float">
            <text:p>51.2552096844</text:p>
          </table:table-cell>
          <table:table-cell table:formula="of:=[.D189]/([.E189]-[.E188])" office:value-type="float" office:value="2382020.31850198" calcext:value-type="float">
            <text:p>2382020.318501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88708.27734" calcext:value-type="float">
            <text:p>1442888708.27734</text:p>
          </table:table-cell>
          <table:table-cell office:value-type="float" office:value="1442888710.44676" calcext:value-type="float">
            <text:p>1442888710.44676</text:p>
          </table:table-cell>
          <table:table-cell office:value-type="float" office:value="65632" calcext:value-type="float">
            <text:p>65632</text:p>
          </table:table-cell>
          <table:table-cell table:formula="of:=[.C190]-[.C$2]" office:value-type="float" office:value="51.2827298641205" calcext:value-type="float">
            <text:p>51.2827298641</text:p>
          </table:table-cell>
          <table:table-cell table:formula="of:=[.D190]/([.E190]-[.E189])" office:value-type="float" office:value="2384868.14402051" calcext:value-type="float">
            <text:p>2384868.144020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88708.35818" calcext:value-type="float">
            <text:p>1442888708.35818</text:p>
          </table:table-cell>
          <table:table-cell office:value-type="float" office:value="1442888710.47431" calcext:value-type="float">
            <text:p>1442888710.47431</text:p>
          </table:table-cell>
          <table:table-cell office:value-type="float" office:value="65632" calcext:value-type="float">
            <text:p>65632</text:p>
          </table:table-cell>
          <table:table-cell table:formula="of:=[.C191]-[.C$2]" office:value-type="float" office:value="51.3102784156799" calcext:value-type="float">
            <text:p>51.3102784157</text:p>
          </table:table-cell>
          <table:table-cell table:formula="of:=[.D191]/([.E191]-[.E190])" office:value-type="float" office:value="2382412.00661203" calcext:value-type="float">
            <text:p>2382412.006612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88708.43876" calcext:value-type="float">
            <text:p>1442888708.43876</text:p>
          </table:table-cell>
          <table:table-cell office:value-type="float" office:value="1442888710.50184" calcext:value-type="float">
            <text:p>1442888710.50184</text:p>
          </table:table-cell>
          <table:table-cell office:value-type="float" office:value="65632" calcext:value-type="float">
            <text:p>65632</text:p>
          </table:table-cell>
          <table:table-cell table:formula="of:=[.C192]-[.C$2]" office:value-type="float" office:value="51.3378171920776" calcext:value-type="float">
            <text:p>51.3378171921</text:p>
          </table:table-cell>
          <table:table-cell table:formula="of:=[.D192]/([.E192]-[.E191])" office:value-type="float" office:value="2383257.66737659" calcext:value-type="float">
            <text:p>2383257.667376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88708.50617" calcext:value-type="float">
            <text:p>1442888708.50617</text:p>
          </table:table-cell>
          <table:table-cell office:value-type="float" office:value="1442888710.52943" calcext:value-type="float">
            <text:p>1442888710.52943</text:p>
          </table:table-cell>
          <table:table-cell office:value-type="float" office:value="65632" calcext:value-type="float">
            <text:p>65632</text:p>
          </table:table-cell>
          <table:table-cell table:formula="of:=[.C193]-[.C$2]" office:value-type="float" office:value="51.3654000759125" calcext:value-type="float">
            <text:p>51.3654000759</text:p>
          </table:table-cell>
          <table:table-cell table:formula="of:=[.D193]/([.E193]-[.E192])" office:value-type="float" office:value="2379446.63048984" calcext:value-type="float">
            <text:p>2379446.630489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88708.58686" calcext:value-type="float">
            <text:p>1442888708.58686</text:p>
          </table:table-cell>
          <table:table-cell office:value-type="float" office:value="1442888710.55697" calcext:value-type="float">
            <text:p>1442888710.55697</text:p>
          </table:table-cell>
          <table:table-cell office:value-type="float" office:value="65632" calcext:value-type="float">
            <text:p>65632</text:p>
          </table:table-cell>
          <table:table-cell table:formula="of:=[.C194]-[.C$2]" office:value-type="float" office:value="51.3929471969604" calcext:value-type="float">
            <text:p>51.392947197</text:p>
          </table:table-cell>
          <table:table-cell table:formula="of:=[.D194]/([.E194]-[.E193])" office:value-type="float" office:value="2382535.72435759" calcext:value-type="float">
            <text:p>2382535.724357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88708.66759" calcext:value-type="float">
            <text:p>1442888708.66759</text:p>
          </table:table-cell>
          <table:table-cell office:value-type="float" office:value="1442888710.58456" calcext:value-type="float">
            <text:p>1442888710.58456</text:p>
          </table:table-cell>
          <table:table-cell office:value-type="float" office:value="65632" calcext:value-type="float">
            <text:p>65632</text:p>
          </table:table-cell>
          <table:table-cell table:formula="of:=[.C195]-[.C$2]" office:value-type="float" office:value="51.420533657074" calcext:value-type="float">
            <text:p>51.4205336571</text:p>
          </table:table-cell>
          <table:table-cell table:formula="of:=[.D195]/([.E195]-[.E194])" office:value-type="float" office:value="2379138.16161651" calcext:value-type="float">
            <text:p>2379138.161616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88708.7483" calcext:value-type="float">
            <text:p>1442888708.7483</text:p>
          </table:table-cell>
          <table:table-cell office:value-type="float" office:value="1442888710.6121" calcext:value-type="float">
            <text:p>1442888710.6121</text:p>
          </table:table-cell>
          <table:table-cell office:value-type="float" office:value="65632" calcext:value-type="float">
            <text:p>65632</text:p>
          </table:table-cell>
          <table:table-cell table:formula="of:=[.C196]-[.C$2]" office:value-type="float" office:value="51.448073387146" calcext:value-type="float">
            <text:p>51.4480733871</text:p>
          </table:table-cell>
          <table:table-cell table:formula="of:=[.D196]/([.E196]-[.E195])" office:value-type="float" office:value="2383175.13745996" calcext:value-type="float">
            <text:p>2383175.137459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88708.80216" calcext:value-type="float">
            <text:p>1442888708.80216</text:p>
          </table:table-cell>
          <table:table-cell office:value-type="float" office:value="1442888710.63962" calcext:value-type="float">
            <text:p>1442888710.63962</text:p>
          </table:table-cell>
          <table:table-cell office:value-type="float" office:value="65632" calcext:value-type="float">
            <text:p>65632</text:p>
          </table:table-cell>
          <table:table-cell table:formula="of:=[.C197]-[.C$2]" office:value-type="float" office:value="51.4755952358246" calcext:value-type="float">
            <text:p>51.4755952358</text:p>
          </table:table-cell>
          <table:table-cell table:formula="of:=[.D197]/([.E197]-[.E196])" office:value-type="float" office:value="2384723.52517001" calcext:value-type="float">
            <text:p>2384723.52517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88708.88291" calcext:value-type="float">
            <text:p>1442888708.88291</text:p>
          </table:table-cell>
          <table:table-cell office:value-type="float" office:value="1442888710.66721" calcext:value-type="float">
            <text:p>1442888710.66721</text:p>
          </table:table-cell>
          <table:table-cell office:value-type="float" office:value="65632" calcext:value-type="float">
            <text:p>65632</text:p>
          </table:table-cell>
          <table:table-cell table:formula="of:=[.C198]-[.C$2]" office:value-type="float" office:value="51.5031795501709" calcext:value-type="float">
            <text:p>51.5031795502</text:p>
          </table:table-cell>
          <table:table-cell table:formula="of:=[.D198]/([.E198]-[.E197])" office:value-type="float" office:value="2379323.23334226" calcext:value-type="float">
            <text:p>2379323.233342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88708.9637" calcext:value-type="float">
            <text:p>1442888708.9637</text:p>
          </table:table-cell>
          <table:table-cell office:value-type="float" office:value="1442888710.69476" calcext:value-type="float">
            <text:p>1442888710.69476</text:p>
          </table:table-cell>
          <table:table-cell office:value-type="float" office:value="65632" calcext:value-type="float">
            <text:p>65632</text:p>
          </table:table-cell>
          <table:table-cell table:formula="of:=[.C199]-[.C$2]" office:value-type="float" office:value="51.5307328701019" calcext:value-type="float">
            <text:p>51.5307328701</text:p>
          </table:table-cell>
          <table:table-cell table:formula="of:=[.D199]/([.E199]-[.E198])" office:value-type="float" office:value="2381999.70690595" calcext:value-type="float">
            <text:p>2381999.706905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88709.04439" calcext:value-type="float">
            <text:p>1442888709.04439</text:p>
          </table:table-cell>
          <table:table-cell office:value-type="float" office:value="1442888710.72228" calcext:value-type="float">
            <text:p>1442888710.72228</text:p>
          </table:table-cell>
          <table:table-cell office:value-type="float" office:value="65632" calcext:value-type="float">
            <text:p>65632</text:p>
          </table:table-cell>
          <table:table-cell table:formula="of:=[.C200]-[.C$2]" office:value-type="float" office:value="51.5582544803619" calcext:value-type="float">
            <text:p>51.5582544804</text:p>
          </table:table-cell>
          <table:table-cell table:formula="of:=[.D200]/([.E200]-[.E199])" office:value-type="float" office:value="2384744.18393194" calcext:value-type="float">
            <text:p>2384744.183931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88709.11166" calcext:value-type="float">
            <text:p>1442888709.11166</text:p>
          </table:table-cell>
          <table:table-cell office:value-type="float" office:value="1442888710.7498" calcext:value-type="float">
            <text:p>1442888710.7498</text:p>
          </table:table-cell>
          <table:table-cell office:value-type="float" office:value="65632" calcext:value-type="float">
            <text:p>65632</text:p>
          </table:table-cell>
          <table:table-cell table:formula="of:=[.C201]-[.C$2]" office:value-type="float" office:value="51.5857772827148" calcext:value-type="float">
            <text:p>51.5857772827</text:p>
          </table:table-cell>
          <table:table-cell table:formula="of:=[.D201]/([.E201]-[.E200])" office:value-type="float" office:value="2384640.89370144" calcext:value-type="float">
            <text:p>2384640.893701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88709.19241" calcext:value-type="float">
            <text:p>1442888709.19241</text:p>
          </table:table-cell>
          <table:table-cell office:value-type="float" office:value="1442888710.7773" calcext:value-type="float">
            <text:p>1442888710.7773</text:p>
          </table:table-cell>
          <table:table-cell office:value-type="float" office:value="65632" calcext:value-type="float">
            <text:p>65632</text:p>
          </table:table-cell>
          <table:table-cell table:formula="of:=[.C202]-[.C$2]" office:value-type="float" office:value="51.6132702827454" calcext:value-type="float">
            <text:p>51.6132702827</text:p>
          </table:table-cell>
          <table:table-cell table:formula="of:=[.D202]/([.E202]-[.E201])" office:value-type="float" office:value="2387225.8366547" calcext:value-type="float">
            <text:p>2387225.83665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88709.27322" calcext:value-type="float">
            <text:p>1442888709.27322</text:p>
          </table:table-cell>
          <table:table-cell office:value-type="float" office:value="1442888710.80483" calcext:value-type="float">
            <text:p>1442888710.80483</text:p>
          </table:table-cell>
          <table:table-cell office:value-type="float" office:value="65632" calcext:value-type="float">
            <text:p>65632</text:p>
          </table:table-cell>
          <table:table-cell table:formula="of:=[.C203]-[.C$2]" office:value-type="float" office:value="51.6408002376556" calcext:value-type="float">
            <text:p>51.6408002377</text:p>
          </table:table-cell>
          <table:table-cell table:formula="of:=[.D203]/([.E203]-[.E202])" office:value-type="float" office:value="2384021.34016922" calcext:value-type="float">
            <text:p>2384021.340169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88709.35403" calcext:value-type="float">
            <text:p>1442888709.35403</text:p>
          </table:table-cell>
          <table:table-cell office:value-type="float" office:value="1442888710.83234" calcext:value-type="float">
            <text:p>1442888710.83234</text:p>
          </table:table-cell>
          <table:table-cell office:value-type="float" office:value="65632" calcext:value-type="float">
            <text:p>65632</text:p>
          </table:table-cell>
          <table:table-cell table:formula="of:=[.C204]-[.C$2]" office:value-type="float" office:value="51.6683082580566" calcext:value-type="float">
            <text:p>51.6683082581</text:p>
          </table:table-cell>
          <table:table-cell table:formula="of:=[.D204]/([.E204]-[.E203])" office:value-type="float" office:value="2385922.32531614" calcext:value-type="float">
            <text:p>2385922.325316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88709.4348" calcext:value-type="float">
            <text:p>1442888709.4348</text:p>
          </table:table-cell>
          <table:table-cell office:value-type="float" office:value="1442888710.85982" calcext:value-type="float">
            <text:p>1442888710.85982</text:p>
          </table:table-cell>
          <table:table-cell office:value-type="float" office:value="65632" calcext:value-type="float">
            <text:p>65632</text:p>
          </table:table-cell>
          <table:table-cell table:formula="of:=[.C205]-[.C$2]" office:value-type="float" office:value="51.6957943439484" calcext:value-type="float">
            <text:p>51.6957943439</text:p>
          </table:table-cell>
          <table:table-cell table:formula="of:=[.D205]/([.E205]-[.E204])" office:value-type="float" office:value="2387826.3445201" calcext:value-type="float">
            <text:p>2387826.34452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88709.48858" calcext:value-type="float">
            <text:p>1442888709.48858</text:p>
          </table:table-cell>
          <table:table-cell office:value-type="float" office:value="1442888710.88732" calcext:value-type="float">
            <text:p>1442888710.88732</text:p>
          </table:table-cell>
          <table:table-cell office:value-type="float" office:value="65632" calcext:value-type="float">
            <text:p>65632</text:p>
          </table:table-cell>
          <table:table-cell table:formula="of:=[.C206]-[.C$2]" office:value-type="float" office:value="51.7232913970947" calcext:value-type="float">
            <text:p>51.7232913971</text:p>
          </table:table-cell>
          <table:table-cell table:formula="of:=[.D206]/([.E206]-[.E205])" office:value-type="float" office:value="2386873.95520719" calcext:value-type="float">
            <text:p>2386873.955207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88709.56934" calcext:value-type="float">
            <text:p>1442888709.56934</text:p>
          </table:table-cell>
          <table:table-cell office:value-type="float" office:value="1442888710.91483" calcext:value-type="float">
            <text:p>1442888710.91483</text:p>
          </table:table-cell>
          <table:table-cell office:value-type="float" office:value="65632" calcext:value-type="float">
            <text:p>65632</text:p>
          </table:table-cell>
          <table:table-cell table:formula="of:=[.C207]-[.C$2]" office:value-type="float" office:value="51.7508058547974" calcext:value-type="float">
            <text:p>51.7508058548</text:p>
          </table:table-cell>
          <table:table-cell table:formula="of:=[.D207]/([.E207]-[.E206])" office:value-type="float" office:value="2385364.11327164" calcext:value-type="float">
            <text:p>2385364.113271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888709.66354" calcext:value-type="float">
            <text:p>1442888709.66354</text:p>
          </table:table-cell>
          <table:table-cell office:value-type="float" office:value="1442888710.94232" calcext:value-type="float">
            <text:p>1442888710.94232</text:p>
          </table:table-cell>
          <table:table-cell office:value-type="float" office:value="65632" calcext:value-type="float">
            <text:p>65632</text:p>
          </table:table-cell>
          <table:table-cell table:formula="of:=[.C208]-[.C$2]" office:value-type="float" office:value="51.7782938480377" calcext:value-type="float">
            <text:p>51.778293848</text:p>
          </table:table-cell>
          <table:table-cell table:formula="of:=[.D208]/([.E208]-[.E207])" office:value-type="float" office:value="2387660.65700433" calcext:value-type="float">
            <text:p>2387660.65700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1:41:59.961957754</dc:date>
    <meta:editing-duration>PT15M13S</meta:editing-duration>
    <meta:editing-cycles>2</meta:editing-cycles>
    <meta:generator>LibreOffice/4.4.2.2$Linux_X86_64 LibreOffice_project/40m0$Build-2</meta:generator>
    <meta:document-statistic meta:table-count="1" meta:cell-count="12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E1:'sink_2.receiver_i.routed_msg_sub.network'.F208" chart:data-source-has-labels="row" svg:x="0.32cm" svg:y="0.18cm" svg:width="11.793cm" svg:height="8.64cm">
          <chartooo:coordinate-region svg:x="1.867cm" svg:y="0.38cm" svg:width="10.0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F2:'sink_2.receiver_i.routed_msg_sub.network'.F208" chart:label-cell-address="'sink_2.receiver_i.routed_msg_sub.network'.F1:'sink_2.receiver_i.routed_msg_sub.network'.F1" chart:class="chart:scatter">
            <chart:domain table:cell-range-address="'sink_2.receiver_i.routed_msg_sub.network'.E2:'sink_2.receiver_i.routed_msg_sub.network'.E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2.receiver_i.routed_msg_sub.network'.F1:'sink_2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208</svg:desc>
                </draw:g>
              </table:table-cell>
              <table:table-cell office:value-type="float" office:value="0">
                <text:p>0</text:p>
                <draw:g>
                  <svg:desc>'sink_2.receiver_i.routed_msg_sub.network'.F2:'sink_2.receiver_i.routed_msg_sub.network'.F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05199098587">
                <text:p>15.105199098587</text:p>
              </table:table-cell>
              <table:table-cell office:value-type="float" office:value="4344.9940362679">
                <text:p>4344.9940362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558897972107">
                <text:p>15.3558897972107</text:p>
              </table:table-cell>
              <table:table-cell office:value-type="float" office:value="261804.687450843">
                <text:p>261804.687450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568604469299">
                <text:p>15.5568604469299</text:p>
              </table:table-cell>
              <table:table-cell office:value-type="float" office:value="326575.050096568">
                <text:p>326575.050096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7578883171082">
                <text:p>15.7578883171082</text:p>
              </table:table-cell>
              <table:table-cell office:value-type="float" office:value="326482.093959477">
                <text:p>326482.093959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9590198993683">
                <text:p>15.9590198993683</text:p>
              </table:table-cell>
              <table:table-cell office:value-type="float" office:value="326313.745770246">
                <text:p>326313.745770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601967811584">
                <text:p>16.1601967811584</text:p>
              </table:table-cell>
              <table:table-cell office:value-type="float" office:value="326240.268841913">
                <text:p>326240.268841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3612456321716">
                <text:p>16.3612456321716</text:p>
              </table:table-cell>
              <table:table-cell office:value-type="float" office:value="326448.02330005">
                <text:p>326448.0233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4859583377838">
                <text:p>16.4859583377838</text:p>
              </table:table-cell>
              <table:table-cell office:value-type="float" office:value="526265.545100873">
                <text:p>526265.545100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869695186615">
                <text:p>16.6869695186615</text:p>
              </table:table-cell>
              <table:table-cell office:value-type="float" office:value="326509.200699322">
                <text:p>326509.200699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880221843719">
                <text:p>16.8880221843719</text:p>
              </table:table-cell>
              <table:table-cell office:value-type="float" office:value="326441.829398679">
                <text:p>326441.829398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0891602039337">
                <text:p>17.0891602039337</text:p>
              </table:table-cell>
              <table:table-cell office:value-type="float" office:value="326303.302294597">
                <text:p>326303.302294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2903158664703">
                <text:p>17.2903158664703</text:p>
              </table:table-cell>
              <table:table-cell office:value-type="float" office:value="326274.682861843">
                <text:p>326274.682861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4915177822113">
                <text:p>17.4915177822113</text:p>
              </table:table-cell>
              <table:table-cell office:value-type="float" office:value="326199.677365381">
                <text:p>326199.677365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580005645752">
                <text:p>17.580005645752</text:p>
              </table:table-cell>
              <table:table-cell office:value-type="float" office:value="741706.233757696">
                <text:p>741706.233757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7810168266296">
                <text:p>17.7810168266296</text:p>
              </table:table-cell>
              <table:table-cell office:value-type="float" office:value="326509.200699322">
                <text:p>326509.200699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9825043678284">
                <text:p>17.9825043678284</text:p>
              </table:table-cell>
              <table:table-cell office:value-type="float" office:value="325737.262013963">
                <text:p>325737.262013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8634917736053">
                <text:p>20.8634917736053</text:p>
              </table:table-cell>
              <table:table-cell office:value-type="float" office:value="22781.0784137391">
                <text:p>22781.0784137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8910048007965">
                <text:p>20.8910048007965</text:p>
              </table:table-cell>
              <table:table-cell office:value-type="float" office:value="2385488.13781868">
                <text:p>2385488.13781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9185285568237">
                <text:p>20.9185285568237</text:p>
              </table:table-cell>
              <table:table-cell office:value-type="float" office:value="2384558.26795908">
                <text:p>2384558.26795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9460146427155">
                <text:p>20.9460146427155</text:p>
              </table:table-cell>
              <table:table-cell office:value-type="float" office:value="2387826.3445201">
                <text:p>2387826.3445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734749794006">
                <text:p>20.9734749794006</text:p>
              </table:table-cell>
              <table:table-cell office:value-type="float" office:value="2390065.37874749">
                <text:p>2390065.37874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0009882450104">
                <text:p>21.0009882450104</text:p>
              </table:table-cell>
              <table:table-cell office:value-type="float" office:value="2385467.46616522">
                <text:p>2385467.4661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0285177230835">
                <text:p>21.0285177230835</text:p>
              </table:table-cell>
              <table:table-cell office:value-type="float" office:value="2384062.63372219">
                <text:p>2384062.63372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0560805797577">
                <text:p>21.0560805797577</text:p>
              </table:table-cell>
              <table:table-cell office:value-type="float" office:value="2381175.53546066">
                <text:p>2381175.53546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0835821628571">
                <text:p>21.0835821628571</text:p>
              </table:table-cell>
              <table:table-cell office:value-type="float" office:value="2386480.79868227">
                <text:p>2386480.79868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1110901832581">
                <text:p>21.1110901832581</text:p>
              </table:table-cell>
              <table:table-cell office:value-type="float" office:value="2385922.32531614">
                <text:p>2385922.3253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1385869979858">
                <text:p>21.1385869979858</text:p>
              </table:table-cell>
              <table:table-cell office:value-type="float" office:value="2386894.65124426">
                <text:p>2386894.65124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661047935486">
                <text:p>21.1661047935486</text:p>
              </table:table-cell>
              <table:table-cell office:value-type="float" office:value="2385074.7728084">
                <text:p>2385074.7728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1936016082764">
                <text:p>21.1936016082764</text:p>
              </table:table-cell>
              <table:table-cell office:value-type="float" office:value="2386894.65124426">
                <text:p>2386894.65124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2211148738861">
                <text:p>21.2211148738861</text:p>
              </table:table-cell>
              <table:table-cell office:value-type="float" office:value="2385467.46616522">
                <text:p>2385467.46616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2486140727997">
                <text:p>21.2486140727997</text:p>
              </table:table-cell>
              <table:table-cell office:value-type="float" office:value="2386687.70702272">
                <text:p>2386687.70702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6725370883942">
                <text:p>32.6725370883942</text:p>
              </table:table-cell>
              <table:table-cell office:value-type="float" office:value="5745.13675472144">
                <text:p>5745.13675472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755936384201">
                <text:p>32.755936384201</text:p>
              </table:table-cell>
              <table:table-cell office:value-type="float" office:value="786961.081205939">
                <text:p>786961.0812059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9291398525238">
                <text:p>32.9291398525238</text:p>
              </table:table-cell>
              <table:table-cell office:value-type="float" office:value="378930.056283277">
                <text:p>378930.056283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0741496086121">
                <text:p>33.0741496086121</text:p>
              </table:table-cell>
              <table:table-cell office:value-type="float" office:value="452604.030035432">
                <text:p>452604.030035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1577858924866">
                <text:p>33.1577858924866</text:p>
              </table:table-cell>
              <table:table-cell office:value-type="float" office:value="784731.183160583">
                <text:p>784731.183160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3028898239136">
                <text:p>33.3028898239136</text:p>
              </table:table-cell>
              <table:table-cell office:value-type="float" office:value="452310.281014114">
                <text:p>452310.281014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3587756156921">
                <text:p>33.3587756156921</text:p>
              </table:table-cell>
              <table:table-cell office:value-type="float" office:value="1174395.099564">
                <text:p>1174395.099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5039112567902">
                <text:p>33.5039112567902</text:p>
              </table:table-cell>
              <table:table-cell office:value-type="float" office:value="452211.458904661">
                <text:p>452211.458904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6772766113281">
                <text:p>33.6772766113281</text:p>
              </table:table-cell>
              <table:table-cell office:value-type="float" office:value="378576.216539434">
                <text:p>378576.216539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7329680919647">
                <text:p>33.7329680919647</text:p>
              </table:table-cell>
              <table:table-cell office:value-type="float" office:value="1178492.63926503">
                <text:p>1178492.63926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8783464431763">
                <text:p>33.8783464431763</text:p>
              </table:table-cell>
              <table:table-cell office:value-type="float" office:value="451456.488899749">
                <text:p>451456.488899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9619178771973">
                <text:p>33.9619178771973</text:p>
              </table:table-cell>
              <table:table-cell office:value-type="float" office:value="785340.11972932">
                <text:p>785340.119729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1069915294647">
                <text:p>34.1069915294647</text:p>
              </table:table-cell>
              <table:table-cell office:value-type="float" office:value="452404.685304273">
                <text:p>452404.685304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.1744244098663">
                <text:p>34.1744244098663</text:p>
              </table:table-cell>
              <table:table-cell office:value-type="float" office:value="973293.734586365">
                <text:p>973293.7345863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3359677791595">
                <text:p>34.3359677791595</text:p>
              </table:table-cell>
              <table:table-cell office:value-type="float" office:value="406280.989972873">
                <text:p>406280.989972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481724023819">
                <text:p>34.481724023819</text:p>
              </table:table-cell>
              <table:table-cell office:value-type="float" office:value="450286.02481737">
                <text:p>450286.02481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5649478435516">
                <text:p>34.5649478435516</text:p>
              </table:table-cell>
              <table:table-cell office:value-type="float" office:value="788620.375883071">
                <text:p>788620.375883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7101111412048">
                <text:p>34.7101111412048</text:p>
              </table:table-cell>
              <table:table-cell office:value-type="float" office:value="452125.303441355">
                <text:p>452125.303441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.765928030014">
                <text:p>34.765928030014</text:p>
              </table:table-cell>
              <table:table-cell office:value-type="float" office:value="1175844.82761743">
                <text:p>1175844.82761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111025333405">
                <text:p>34.9111025333405</text:p>
              </table:table-cell>
              <table:table-cell office:value-type="float" office:value="452090.404968911">
                <text:p>452090.404968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9797582626343">
                <text:p>34.9797582626343</text:p>
              </table:table-cell>
              <table:table-cell office:value-type="float" office:value="955958.092282689">
                <text:p>955958.092282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1400380134582">
                <text:p>35.1400380134582</text:p>
              </table:table-cell>
              <table:table-cell office:value-type="float" office:value="409484.040638918">
                <text:p>409484.0406389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.2854831218719">
                <text:p>35.2854831218719</text:p>
              </table:table-cell>
              <table:table-cell office:value-type="float" office:value="451249.276897782">
                <text:p>451249.276897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.3690783977509">
                <text:p>35.3690783977509</text:p>
              </table:table-cell>
              <table:table-cell office:value-type="float" office:value="785116.136168659">
                <text:p>785116.136168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.5140762329102">
                <text:p>35.5140762329102</text:p>
              </table:table-cell>
              <table:table-cell office:value-type="float" office:value="452641.240663307">
                <text:p>452641.24066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5828032493591">
                <text:p>35.5828032493591</text:p>
              </table:table-cell>
              <table:table-cell office:value-type="float" office:value="954966.523953903">
                <text:p>954966.523953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431931495667">
                <text:p>35.7431931495667</text:p>
              </table:table-cell>
              <table:table-cell office:value-type="float" office:value="409202.823339141">
                <text:p>409202.823339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838773727417">
                <text:p>35.7838773727417</text:p>
              </table:table-cell>
              <table:table-cell office:value-type="float" office:value="1613205.1905627">
                <text:p>1613205.1905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9442987442017">
                <text:p>35.9442987442017</text:p>
              </table:table-cell>
              <table:table-cell office:value-type="float" office:value="409122.546470567">
                <text:p>409122.5464705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.0892276763916">
                <text:p>36.0892276763916</text:p>
              </table:table-cell>
              <table:table-cell office:value-type="float" office:value="452856.438036705">
                <text:p>452856.438036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1732828617096">
                <text:p>36.1732828617096</text:p>
              </table:table-cell>
              <table:table-cell office:value-type="float" office:value="780820.359287823">
                <text:p>780820.359287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3183772563934">
                <text:p>36.3183772563934</text:p>
              </table:table-cell>
              <table:table-cell office:value-type="float" office:value="452340.010398147">
                <text:p>452340.010398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3743255138397">
                <text:p>36.3743255138397</text:p>
              </table:table-cell>
              <table:table-cell office:value-type="float" office:value="1173083.89922613">
                <text:p>1173083.899226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5191984176636">
                <text:p>36.5191984176636</text:p>
              </table:table-cell>
              <table:table-cell office:value-type="float" office:value="453031.576420946">
                <text:p>453031.5764209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5858027935028">
                <text:p>36.5858027935028</text:p>
              </table:table-cell>
              <table:table-cell office:value-type="float" office:value="985400.721394335">
                <text:p>985400.721394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.7485249042511">
                <text:p>36.7485249042511</text:p>
              </table:table-cell>
              <table:table-cell office:value-type="float" office:value="403337.934213033">
                <text:p>403337.9342130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.78688621521">
                <text:p>36.78688621521</text:p>
              </table:table-cell>
              <table:table-cell office:value-type="float" office:value="1710890.4351674">
                <text:p>1710890.4351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.9493553638458">
                <text:p>36.9493553638458</text:p>
              </table:table-cell>
              <table:table-cell office:value-type="float" office:value="403965.925537644">
                <text:p>403965.9255376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.0945067405701">
                <text:p>37.0945067405701</text:p>
              </table:table-cell>
              <table:table-cell office:value-type="float" office:value="452162.435391067">
                <text:p>452162.435391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.1784284114838">
                <text:p>37.1784284114838</text:p>
              </table:table-cell>
              <table:table-cell office:value-type="float" office:value="782062.598199396">
                <text:p>782062.5981993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3232178688049">
                <text:p>37.3232178688049</text:p>
              </table:table-cell>
              <table:table-cell office:value-type="float" office:value="453292.672092951">
                <text:p>453292.672092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3888680934906">
                <text:p>37.3888680934906</text:p>
              </table:table-cell>
              <table:table-cell office:value-type="float" office:value="999722.397207988">
                <text:p>999722.397207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525977611542">
                <text:p>37.5525977611542</text:p>
              </table:table-cell>
              <table:table-cell office:value-type="float" office:value="400855.879918221">
                <text:p>400855.879918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6974506378174">
                <text:p>37.6974506378174</text:p>
              </table:table-cell>
              <table:table-cell office:value-type="float" office:value="453094.211947192">
                <text:p>453094.211947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7814476490021">
                <text:p>37.7814476490021</text:p>
              </table:table-cell>
              <table:table-cell office:value-type="float" office:value="781361.135049062">
                <text:p>781361.135049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8984940052032">
                <text:p>37.8984940052032</text:p>
              </table:table-cell>
              <table:table-cell office:value-type="float" office:value="560735.097871786">
                <text:p>560735.097871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8635077476501">
                <text:p>40.8635077476501</text:p>
              </table:table-cell>
              <table:table-cell office:value-type="float" office:value="22135.4791920245">
                <text:p>22135.4791920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.891042470932">
                <text:p>40.891042470932</text:p>
              </table:table-cell>
              <table:table-cell office:value-type="float" office:value="2383608.48330144">
                <text:p>2383608.48330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9185857772827">
                <text:p>40.9185857772827</text:p>
              </table:table-cell>
              <table:table-cell office:value-type="float" office:value="2382865.70117291">
                <text:p>2382865.70117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9461145401001">
                <text:p>40.9461145401001</text:p>
              </table:table-cell>
              <table:table-cell office:value-type="float" office:value="2384124.57673387">
                <text:p>2384124.576733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9736471176147">
                <text:p>40.9736471176147</text:p>
              </table:table-cell>
              <table:table-cell office:value-type="float" office:value="2383794.25119501">
                <text:p>2383794.251195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0011796951294">
                <text:p>41.0011796951294</text:p>
              </table:table-cell>
              <table:table-cell office:value-type="float" office:value="2383794.25119501">
                <text:p>2383794.25119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028712272644">
                <text:p>41.028712272644</text:p>
              </table:table-cell>
              <table:table-cell office:value-type="float" office:value="2383794.25119501">
                <text:p>2383794.251195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0562579631805">
                <text:p>41.0562579631805</text:p>
              </table:table-cell>
              <table:table-cell office:value-type="float" office:value="2382659.45495304">
                <text:p>2382659.45495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0837996006012">
                <text:p>41.0837996006012</text:p>
              </table:table-cell>
              <table:table-cell office:value-type="float" office:value="2383010.09477311">
                <text:p>2383010.09477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1113219261169">
                <text:p>41.1113219261169</text:p>
              </table:table-cell>
              <table:table-cell office:value-type="float" office:value="2384682.20871991">
                <text:p>2384682.20871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.1388683319092">
                <text:p>41.1388683319092</text:p>
              </table:table-cell>
              <table:table-cell office:value-type="float" office:value="2382597.58804895">
                <text:p>2382597.588048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1664171218872">
                <text:p>41.1664171218872</text:p>
              </table:table-cell>
              <table:table-cell office:value-type="float" office:value="2382391.38823692">
                <text:p>2382391.38823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1939601898193">
                <text:p>41.1939601898193</text:p>
              </table:table-cell>
              <table:table-cell office:value-type="float" office:value="2382886.32775873">
                <text:p>2382886.32775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2214910984039">
                <text:p>41.2214910984039</text:p>
              </table:table-cell>
              <table:table-cell office:value-type="float" office:value="2383938.75735453">
                <text:p>2383938.757354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.2490720748901">
                <text:p>41.2490720748901</text:p>
              </table:table-cell>
              <table:table-cell office:value-type="float" office:value="2379611.17993136">
                <text:p>2379611.17993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.2766568660736">
                <text:p>41.2766568660736</text:p>
              </table:table-cell>
              <table:table-cell office:value-type="float" office:value="2379282.10380384">
                <text:p>2379282.103803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3041820526123">
                <text:p>41.3041820526123</text:p>
              </table:table-cell>
              <table:table-cell office:value-type="float" office:value="2384434.3400809">
                <text:p>2384434.34008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.3317010402679">
                <text:p>41.3317010402679</text:p>
              </table:table-cell>
              <table:table-cell office:value-type="float" office:value="2384971.45393899">
                <text:p>2384971.45393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.3592166900635">
                <text:p>41.3592166900635</text:p>
              </table:table-cell>
              <table:table-cell office:value-type="float" office:value="2385260.76933341">
                <text:p>2385260.76933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386791229248">
                <text:p>41.386791229248</text:p>
              </table:table-cell>
              <table:table-cell office:value-type="float" office:value="2380166.70235872">
                <text:p>2380166.702358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4143466949463">
                <text:p>41.4143466949463</text:p>
              </table:table-cell>
              <table:table-cell office:value-type="float" office:value="2381814.21859209">
                <text:p>2381814.21859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4419250488281">
                <text:p>41.4419250488281</text:p>
              </table:table-cell>
              <table:table-cell office:value-type="float" office:value="2379837.47257763">
                <text:p>2379837.472577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4694306850433">
                <text:p>41.4694306850433</text:p>
              </table:table-cell>
              <table:table-cell office:value-type="float" office:value="2386129.13682422">
                <text:p>2386129.136824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496972322464">
                <text:p>41.496972322464</text:p>
              </table:table-cell>
              <table:table-cell office:value-type="float" office:value="2383010.09477311">
                <text:p>2383010.094773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5245468616486">
                <text:p>41.5245468616486</text:p>
              </table:table-cell>
              <table:table-cell office:value-type="float" office:value="2380166.70235872">
                <text:p>2380166.70235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.5520617961884">
                <text:p>41.5520617961884</text:p>
              </table:table-cell>
              <table:table-cell office:value-type="float" office:value="2385322.77462177">
                <text:p>2385322.77462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.5795364379883">
                <text:p>41.5795364379883</text:p>
              </table:table-cell>
              <table:table-cell office:value-type="float" office:value="2388820.95271484">
                <text:p>2388820.95271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.6070222854614">
                <text:p>41.6070222854614</text:p>
              </table:table-cell>
              <table:table-cell office:value-type="float" office:value="2387847.05707644">
                <text:p>2387847.057076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.6345062255859">
                <text:p>41.6345062255859</text:p>
              </table:table-cell>
              <table:table-cell office:value-type="float" office:value="2388012.77046393">
                <text:p>2388012.77046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.6620097160339">
                <text:p>41.6620097160339</text:p>
              </table:table-cell>
              <table:table-cell office:value-type="float" office:value="2386315.29783803">
                <text:p>2386315.297838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6895127296448">
                <text:p>41.6895127296448</text:p>
              </table:table-cell>
              <table:table-cell office:value-type="float" office:value="2386356.67089705">
                <text:p>2386356.67089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.7170586585999">
                <text:p>41.7170586585999</text:p>
              </table:table-cell>
              <table:table-cell office:value-type="float" office:value="2382638.8322947">
                <text:p>2382638.8322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.7728314399719">
                <text:p>41.7728314399719</text:p>
              </table:table-cell>
              <table:table-cell office:value-type="float" office:value="1176774.7346534">
                <text:p>1176774.7346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.8468329906464">
                <text:p>41.8468329906464</text:p>
              </table:table-cell>
              <table:table-cell office:value-type="float" office:value="886900.333869227">
                <text:p>886900.333869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.0026655197144">
                <text:p>42.0026655197144</text:p>
              </table:table-cell>
              <table:table-cell office:value-type="float" office:value="421170.088123022">
                <text:p>421170.088123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.1744205951691">
                <text:p>42.1744205951691</text:p>
              </table:table-cell>
              <table:table-cell office:value-type="float" office:value="382125.534434677">
                <text:p>382125.534434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.2746911048889">
                <text:p>42.2746911048889</text:p>
              </table:table-cell>
              <table:table-cell office:value-type="float" office:value="654549.380305066">
                <text:p>654549.3803050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.4498107433319">
                <text:p>42.4498107433319</text:p>
              </table:table-cell>
              <table:table-cell office:value-type="float" office:value="374783.779726482">
                <text:p>374783.7797264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.5761351585388">
                <text:p>42.5761351585388</text:p>
              </table:table-cell>
              <table:table-cell office:value-type="float" office:value="519551.18804627">
                <text:p>519551.188046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.6765699386597">
                <text:p>42.6765699386597</text:p>
              </table:table-cell>
              <table:table-cell office:value-type="float" office:value="653478.804065955">
                <text:p>653478.8040659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.8516521453857">
                <text:p>42.8516521453857</text:p>
              </table:table-cell>
              <table:table-cell office:value-type="float" office:value="374863.906660058">
                <text:p>374863.906660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.9777238368988">
                <text:p>42.9777238368988</text:p>
              </table:table-cell>
              <table:table-cell office:value-type="float" office:value="520592.681928126">
                <text:p>520592.681928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.0783369541168">
                <text:p>43.0783369541168</text:p>
              </table:table-cell>
              <table:table-cell office:value-type="float" office:value="652320.510632651">
                <text:p>652320.510632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.2535488605499">
                <text:p>43.2535488605499</text:p>
              </table:table-cell>
              <table:table-cell office:value-type="float" office:value="374586.41559304">
                <text:p>374586.415593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.409256696701">
                <text:p>43.409256696701</text:p>
              </table:table-cell>
              <table:table-cell office:value-type="float" office:value="421507.366760274">
                <text:p>421507.3667602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580855846405">
                <text:p>43.580855846405</text:p>
              </table:table-cell>
              <table:table-cell office:value-type="float" office:value="382472.757663542">
                <text:p>382472.757663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.6811213493347">
                <text:p>43.6811213493347</text:p>
              </table:table-cell>
              <table:table-cell office:value-type="float" office:value="654582.06543905">
                <text:p>654582.06543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8113574981689">
                <text:p>43.8113574981689</text:p>
              </table:table-cell>
              <table:table-cell office:value-type="float" office:value="503946.105497483">
                <text:p>503946.1054974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982399225235">
                <text:p>43.982399225235</text:p>
              </table:table-cell>
              <table:table-cell office:value-type="float" office:value="383719.231124573">
                <text:p>383719.2311245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0828988552094">
                <text:p>44.0828988552094</text:p>
              </table:table-cell>
              <table:table-cell office:value-type="float" office:value="653057.13082467">
                <text:p>653057.13082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.2130489349365">
                <text:p>44.2130489349365</text:p>
              </table:table-cell>
              <table:table-cell office:value-type="float" office:value="504279.368384415">
                <text:p>504279.3683844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.3845329284668">
                <text:p>44.3845329284668</text:p>
              </table:table-cell>
              <table:table-cell office:value-type="float" office:value="382729.598540714">
                <text:p>382729.598540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.4848854541779">
                <text:p>44.4848854541779</text:p>
              </table:table-cell>
              <table:table-cell office:value-type="float" office:value="654014.430976767">
                <text:p>654014.430976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660382270813">
                <text:p>44.660382270813</text:p>
              </table:table-cell>
              <table:table-cell office:value-type="float" office:value="373978.293500632">
                <text:p>373978.293500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.8159627914429">
                <text:p>44.8159627914429</text:p>
              </table:table-cell>
              <table:table-cell office:value-type="float" office:value="421852.297024605">
                <text:p>421852.297024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.9867630004883">
                <text:p>44.9867630004883</text:p>
              </table:table-cell>
              <table:table-cell office:value-type="float" office:value="384261.824776518">
                <text:p>384261.8247765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.062376499176">
                <text:p>45.062376499176</text:p>
              </table:table-cell>
              <table:table-cell office:value-type="float" office:value="867993.164435307">
                <text:p>867993.1644353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.2173826694489">
                <text:p>45.2173826694489</text:p>
              </table:table-cell>
              <table:table-cell office:value-type="float" office:value="423415.402654493">
                <text:p>423415.402654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.3885772228241">
                <text:p>45.3885772228241</text:p>
              </table:table-cell>
              <table:table-cell office:value-type="float" office:value="383376.682879274">
                <text:p>383376.6828792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.4641871452332">
                <text:p>45.4641871452332</text:p>
              </table:table-cell>
              <table:table-cell office:value-type="float" office:value="868034.219701007">
                <text:p>868034.219701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.6192607879639">
                <text:p>45.6192607879639</text:p>
              </table:table-cell>
              <table:table-cell office:value-type="float" office:value="423231.174842334">
                <text:p>423231.174842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.7901675701141">
                <text:p>45.7901675701141</text:p>
              </table:table-cell>
              <table:table-cell office:value-type="float" office:value="384022.20891558">
                <text:p>384022.208915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.8789038658142">
                <text:p>45.8789038658142</text:p>
              </table:table-cell>
              <table:table-cell office:value-type="float" office:value="739629.702617233">
                <text:p>739629.7026172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.0415477752686">
                <text:p>46.0415477752686</text:p>
              </table:table-cell>
              <table:table-cell office:value-type="float" office:value="403531.864305211">
                <text:p>403531.864305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.1076326370239">
                <text:p>46.1076326370239</text:p>
              </table:table-cell>
              <table:table-cell office:value-type="float" office:value="993147.269384516">
                <text:p>993147.2693845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.1514847278595">
                <text:p>46.1514847278595</text:p>
              </table:table-cell>
              <table:table-cell office:value-type="float" office:value="1496667.51914054">
                <text:p>1496667.51914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.2177422046661">
                <text:p>46.2177422046661</text:p>
              </table:table-cell>
              <table:table-cell office:value-type="float" office:value="990559.906039496">
                <text:p>990559.9060394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.294596195221">
                <text:p>46.294596195221</text:p>
              </table:table-cell>
              <table:table-cell office:value-type="float" office:value="853982.98157587">
                <text:p>853982.98157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3385832309723">
                <text:p>46.3385832309723</text:p>
              </table:table-cell>
              <table:table-cell office:value-type="float" office:value="1492075.99191306">
                <text:p>1492075.99191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.4045898914337">
                <text:p>46.4045898914337</text:p>
              </table:table-cell>
              <table:table-cell office:value-type="float" office:value="994323.899151893">
                <text:p>994323.8991518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.4705514907837">
                <text:p>46.4705514907837</text:p>
              </table:table-cell>
              <table:table-cell office:value-type="float" office:value="995003.163155174">
                <text:p>995003.163155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.5365562438965">
                <text:p>46.5365562438965</text:p>
              </table:table-cell>
              <table:table-cell office:value-type="float" office:value="994352.632269437">
                <text:p>994352.6322694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6025528907776">
                <text:p>46.6025528907776</text:p>
              </table:table-cell>
              <table:table-cell office:value-type="float" office:value="994474.766547451">
                <text:p>994474.766547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668609380722">
                <text:p>46.668609380722</text:p>
              </table:table-cell>
              <table:table-cell office:value-type="float" office:value="993573.834383042">
                <text:p>993573.8343830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712414264679">
                <text:p>46.712414264679</text:p>
              </table:table-cell>
              <table:table-cell office:value-type="float" office:value="1498280.4215293">
                <text:p>1498280.42152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7780826091766">
                <text:p>46.7780826091766</text:p>
              </table:table-cell>
              <table:table-cell office:value-type="float" office:value="999446.544633359">
                <text:p>999446.5446333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.8424580097198">
                <text:p>46.8424580097198</text:p>
              </table:table-cell>
              <table:table-cell office:value-type="float" office:value="1019519.87010851">
                <text:p>1019519.870108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.9029114246368">
                <text:p>46.9029114246368</text:p>
              </table:table-cell>
              <table:table-cell office:value-type="float" office:value="1085662.40782458">
                <text:p>1085662.407824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.9635097980499">
                <text:p>46.9635097980499</text:p>
              </table:table-cell>
              <table:table-cell office:value-type="float" office:value="1083065.37458689">
                <text:p>1083065.37458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0240867137909">
                <text:p>47.0240867137909</text:p>
              </table:table-cell>
              <table:table-cell office:value-type="float" office:value="1083449.02009619">
                <text:p>1083449.02009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.0643606185913">
                <text:p>47.0643606185913</text:p>
              </table:table-cell>
              <table:table-cell office:value-type="float" office:value="1629640.83878263">
                <text:p>1629640.838782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.1249670982361">
                <text:p>47.1249670982361</text:p>
              </table:table-cell>
              <table:table-cell office:value-type="float" office:value="1082920.51253727">
                <text:p>1082920.512537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.1855416297913">
                <text:p>47.1855416297913</text:p>
              </table:table-cell>
              <table:table-cell office:value-type="float" office:value="1083491.6641529">
                <text:p>1083491.66415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.2461256980896">
                <text:p>47.2461256980896</text:p>
              </table:table-cell>
              <table:table-cell office:value-type="float" office:value="1083321.10806429">
                <text:p>1083321.108064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.3066449165344">
                <text:p>47.3066449165344</text:p>
              </table:table-cell>
              <table:table-cell office:value-type="float" office:value="1084481.94947919">
                <text:p>1084481.949479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3672213554382">
                <text:p>47.3672213554382</text:p>
              </table:table-cell>
              <table:table-cell office:value-type="float" office:value="1083457.54863899">
                <text:p>1083457.548638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.4075121879578">
                <text:p>47.4075121879578</text:p>
              </table:table-cell>
              <table:table-cell office:value-type="float" office:value="1628956.16436281">
                <text:p>1628956.164362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4681220054626">
                <text:p>47.4681220054626</text:p>
              </table:table-cell>
              <table:table-cell office:value-type="float" office:value="1082860.87472071">
                <text:p>1082860.87472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5287590026855">
                <text:p>47.5287590026855</text:p>
              </table:table-cell>
              <table:table-cell office:value-type="float" office:value="1082375.4969056">
                <text:p>1082375.4969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579154253006">
                <text:p>47.579154253006</text:p>
              </table:table-cell>
              <table:table-cell office:value-type="float" office:value="1302344.95478609">
                <text:p>1302344.954786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6397531032562">
                <text:p>47.6397531032562</text:p>
              </table:table-cell>
              <table:table-cell office:value-type="float" office:value="1083056.85221702">
                <text:p>1083056.852217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6992962360382">
                <text:p>47.6992962360382</text:p>
              </table:table-cell>
              <table:table-cell office:value-type="float" office:value="1102259.77259732">
                <text:p>1102259.772597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7608664035797">
                <text:p>47.7608664035797</text:p>
              </table:table-cell>
              <table:table-cell office:value-type="float" office:value="1065970.78781308">
                <text:p>1065970.787813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8214948177338">
                <text:p>47.8214948177338</text:p>
              </table:table-cell>
              <table:table-cell office:value-type="float" office:value="1082528.72709541">
                <text:p>1082528.727095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.8418684005737">
                <text:p>50.8418684005737</text:p>
              </table:table-cell>
              <table:table-cell office:value-type="float" office:value="21729.7622959237">
                <text:p>21729.76229592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8693783283234">
                <text:p>50.8693783283234</text:p>
              </table:table-cell>
              <table:table-cell office:value-type="float" office:value="2385756.90191966">
                <text:p>2385756.901919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8969089984894">
                <text:p>50.8969089984894</text:p>
              </table:table-cell>
              <table:table-cell office:value-type="float" office:value="2383959.40252182">
                <text:p>2383959.40252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924779176712">
                <text:p>50.924779176712</text:p>
              </table:table-cell>
              <table:table-cell office:value-type="float" office:value="2354918.56118259">
                <text:p>2354918.56118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9523046016693">
                <text:p>50.9523046016693</text:p>
              </table:table-cell>
              <table:table-cell office:value-type="float" office:value="2384413.68668688">
                <text:p>2384413.686686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9799103736877">
                <text:p>50.9799103736877</text:p>
              </table:table-cell>
              <table:table-cell office:value-type="float" office:value="2377473.81077323">
                <text:p>2377473.81077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0074043273926">
                <text:p>51.0074043273926</text:p>
              </table:table-cell>
              <table:table-cell office:value-type="float" office:value="2387143.03168629">
                <text:p>2387143.031686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0350568294525">
                <text:p>51.0350568294525</text:p>
              </table:table-cell>
              <table:table-cell office:value-type="float" office:value="2373456.11105076">
                <text:p>2373456.11105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0625705718994">
                <text:p>51.0625705718994</text:p>
              </table:table-cell>
              <table:table-cell office:value-type="float" office:value="2385426.12393307">
                <text:p>2385426.12393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0901303291321">
                <text:p>51.0901303291321</text:p>
              </table:table-cell>
              <table:table-cell office:value-type="float" office:value="2381443.32861567">
                <text:p>2381443.328615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1175842285156">
                <text:p>51.1175842285156</text:p>
              </table:table-cell>
              <table:table-cell office:value-type="float" office:value="2390625.79355623">
                <text:p>2390625.79355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1450777053833">
                <text:p>51.1450777053833</text:p>
              </table:table-cell>
              <table:table-cell office:value-type="float" office:value="2387184.43345243">
                <text:p>2387184.433452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1726138591766">
                <text:p>51.1726138591766</text:p>
              </table:table-cell>
              <table:table-cell office:value-type="float" office:value="2383484.65412355">
                <text:p>2383484.654123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.2001097202301">
                <text:p>51.2001097202301</text:p>
              </table:table-cell>
              <table:table-cell office:value-type="float" office:value="2386977.43898167">
                <text:p>2386977.438981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.2276566028595">
                <text:p>51.2276566028595</text:p>
              </table:table-cell>
              <table:table-cell office:value-type="float" office:value="2382556.34523109">
                <text:p>2382556.345231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.255209684372">
                <text:p>51.255209684372</text:p>
              </table:table-cell>
              <table:table-cell office:value-type="float" office:value="2382020.31850198">
                <text:p>2382020.318501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1.2827298641205">
                <text:p>51.2827298641205</text:p>
              </table:table-cell>
              <table:table-cell office:value-type="float" office:value="2384868.14402051">
                <text:p>2384868.144020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.3102784156799">
                <text:p>51.3102784156799</text:p>
              </table:table-cell>
              <table:table-cell office:value-type="float" office:value="2382412.00661203">
                <text:p>2382412.006612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.3378171920776">
                <text:p>51.3378171920776</text:p>
              </table:table-cell>
              <table:table-cell office:value-type="float" office:value="2383257.66737659">
                <text:p>2383257.667376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.3654000759125">
                <text:p>51.3654000759125</text:p>
              </table:table-cell>
              <table:table-cell office:value-type="float" office:value="2379446.63048984">
                <text:p>2379446.630489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.3929471969604">
                <text:p>51.3929471969604</text:p>
              </table:table-cell>
              <table:table-cell office:value-type="float" office:value="2382535.72435759">
                <text:p>2382535.724357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.420533657074">
                <text:p>51.420533657074</text:p>
              </table:table-cell>
              <table:table-cell office:value-type="float" office:value="2379138.16161651">
                <text:p>2379138.16161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.448073387146">
                <text:p>51.448073387146</text:p>
              </table:table-cell>
              <table:table-cell office:value-type="float" office:value="2383175.13745996">
                <text:p>2383175.137459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.4755952358246">
                <text:p>51.4755952358246</text:p>
              </table:table-cell>
              <table:table-cell office:value-type="float" office:value="2384723.52517001">
                <text:p>2384723.52517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.5031795501709">
                <text:p>51.5031795501709</text:p>
              </table:table-cell>
              <table:table-cell office:value-type="float" office:value="2379323.23334226">
                <text:p>2379323.23334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.5307328701019">
                <text:p>51.5307328701019</text:p>
              </table:table-cell>
              <table:table-cell office:value-type="float" office:value="2381999.70690595">
                <text:p>2381999.706905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.5582544803619">
                <text:p>51.5582544803619</text:p>
              </table:table-cell>
              <table:table-cell office:value-type="float" office:value="2384744.18393194">
                <text:p>2384744.18393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.5857772827148">
                <text:p>51.5857772827148</text:p>
              </table:table-cell>
              <table:table-cell office:value-type="float" office:value="2384640.89370144">
                <text:p>2384640.89370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.6132702827454">
                <text:p>51.6132702827454</text:p>
              </table:table-cell>
              <table:table-cell office:value-type="float" office:value="2387225.8366547">
                <text:p>2387225.83665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6408002376556">
                <text:p>51.6408002376556</text:p>
              </table:table-cell>
              <table:table-cell office:value-type="float" office:value="2384021.34016922">
                <text:p>2384021.340169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.6683082580566">
                <text:p>51.6683082580566</text:p>
              </table:table-cell>
              <table:table-cell office:value-type="float" office:value="2385922.32531614">
                <text:p>2385922.325316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6957943439484">
                <text:p>51.6957943439484</text:p>
              </table:table-cell>
              <table:table-cell office:value-type="float" office:value="2387826.3445201">
                <text:p>2387826.3445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7232913970947">
                <text:p>51.7232913970947</text:p>
              </table:table-cell>
              <table:table-cell office:value-type="float" office:value="2386873.95520719">
                <text:p>2386873.95520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08058547974">
                <text:p>51.7508058547974</text:p>
              </table:table-cell>
              <table:table-cell office:value-type="float" office:value="2385364.11327164">
                <text:p>2385364.113271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7782938480377">
                <text:p>51.7782938480377</text:p>
              </table:table-cell>
              <table:table-cell office:value-type="float" office:value="2387660.65700433">
                <text:p>2387660.65700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